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list-style-name="LFO1" style:family="paragraph"/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Normal" style:list-style-name="LFO1" style:family="paragraph"/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Normal" style:list-style-name="LFO1" style:family="paragraph"/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Normal" style:list-style-name="LFO1" style:family="paragraph"/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Normal" style:list-style-name="LFO1" style:family="paragraph"/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Normal" style:list-style-name="LFO1" style:family="paragraph"/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Normal" style:list-style-name="LFO1" style:family="paragraph"/>
    <style:style style:name="T17" style:parent-style-name="DefaultParagraphFont" style:family="text">
      <style:text-properties fo:font-weight="bold" style:font-weight-asian="bold" style:font-weight-complex="bold"/>
    </style:style>
    <style:style style:name="P18" style:parent-style-name="Normal" style:list-style-name="LFO1" style:family="paragraph"/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Normal" style:list-style-name="LFO1" style:family="paragraph"/>
    <style:style style:name="T21" style:parent-style-name="DefaultParagraphFont" style:family="text">
      <style:text-properties fo:font-weight="bold" style:font-weight-asian="bold" style:font-weight-complex="bold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Normal" style:list-style-name="LFO2" style:family="paragraph"/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Normal" style:list-style-name="LFO2" style:family="paragraph"/>
    <style:style style:name="T27" style:parent-style-name="DefaultParagraphFont" style:family="text">
      <style:text-properties fo:font-weight="bold" style:font-weight-asian="bold" style:font-weight-complex="bold"/>
    </style:style>
    <style:style style:name="P28" style:parent-style-name="Normal" style:list-style-name="LFO2" style:family="paragraph"/>
    <style:style style:name="T29" style:parent-style-name="DefaultParagraphFont" style:family="text">
      <style:text-properties fo:font-weight="bold" style:font-weight-asian="bold" style:font-weight-complex="bold"/>
    </style:style>
    <style:style style:name="P30" style:parent-style-name="Normal" style:list-style-name="LFO2" style:family="paragraph"/>
    <style:style style:name="T31" style:parent-style-name="DefaultParagraphFont" style:family="text">
      <style:text-properties fo:font-weight="bold" style:font-weight-asian="bold" style:font-weight-complex="bold"/>
    </style:style>
    <style:style style:name="P32" style:parent-style-name="Normal" style:list-style-name="LFO2" style:family="paragraph"/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Normal" style:family="paragraph">
      <style:text-properties fo:font-weight="bold" style:font-weight-asian="bold" style:font-weight-complex="bold"/>
    </style:style>
    <style:style style:name="P35" style:parent-style-name="Normal" style:list-style-name="LFO3" style:family="paragraph"/>
    <style:style style:name="T36" style:parent-style-name="DefaultParagraphFont" style:family="text">
      <style:text-properties fo:font-weight="bold" style:font-weight-asian="bold" style:font-weight-complex="bold"/>
    </style:style>
    <style:style style:name="P37" style:parent-style-name="Normal" style:list-style-name="LFO3" style:family="paragraph"/>
    <style:style style:name="T38" style:parent-style-name="DefaultParagraphFont" style:family="text">
      <style:text-properties fo:font-weight="bold" style:font-weight-asian="bold" style:font-weight-complex="bold"/>
    </style:style>
    <style:style style:name="P39" style:parent-style-name="Normal" style:list-style-name="LFO3" style:family="paragraph"/>
    <style:style style:name="T40" style:parent-style-name="DefaultParagraphFont" style:family="text">
      <style:text-properties fo:font-weight="bold" style:font-weight-asian="bold" style:font-weight-complex="bold"/>
    </style:style>
    <style:style style:name="P41" style:parent-style-name="Normal" style:list-style-name="LFO3" style:family="paragraph"/>
    <style:style style:name="T42" style:parent-style-name="DefaultParagraphFont" style:family="text">
      <style:text-properties fo:font-weight="bold" style:font-weight-asian="bold" style:font-weight-complex="bold"/>
    </style:style>
    <style:style style:name="P43" style:parent-style-name="Normal" style:list-style-name="LFO3" style:family="paragraph"/>
    <style:style style:name="T44" style:parent-style-name="DefaultParagraphFont" style:family="text">
      <style:text-properties fo:font-weight="bold" style:font-weight-asian="bold" style:font-weight-complex="bold"/>
    </style:style>
    <style:style style:name="P45" style:parent-style-name="Normal" style:family="paragraph">
      <style:text-properties fo:font-weight="bold" style:font-weight-asian="bold" style:font-weight-complex="bold"/>
    </style:style>
    <style:style style:name="P46" style:parent-style-name="Normal" style:family="paragraph">
      <style:text-properties fo:font-weight="bold" style:font-weight-asian="bold" style:font-weight-complex="bold"/>
    </style:style>
    <style:style style:name="P47" style:parent-style-name="Normal" style:list-style-name="LFO4" style:family="paragraph"/>
    <style:style style:name="T48" style:parent-style-name="DefaultParagraphFont" style:family="text">
      <style:text-properties fo:font-weight="bold" style:font-weight-asian="bold" style:font-weight-complex="bold"/>
    </style:style>
    <style:style style:name="P49" style:parent-style-name="Normal" style:list-style-name="LFO4" style:family="paragraph"/>
    <style:style style:name="T50" style:parent-style-name="DefaultParagraphFont" style:family="text">
      <style:text-properties fo:font-weight="bold" style:font-weight-asian="bold" style:font-weight-complex="bold"/>
    </style:style>
    <style:style style:name="P51" style:parent-style-name="Normal" style:list-style-name="LFO4" style:family="paragraph"/>
    <style:style style:name="T52" style:parent-style-name="DefaultParagraphFont" style:family="text">
      <style:text-properties fo:font-weight="bold" style:font-weight-asian="bold" style:font-weight-complex="bold"/>
    </style:style>
    <style:style style:name="T53" style:parent-style-name="DefaultParagraphFont" style:family="text">
      <style:text-properties fo:font-weight="bold" style:font-weight-asian="bold" style:font-weight-complex="bold"/>
    </style:style>
    <style:style style:name="P54" style:parent-style-name="Normal" style:list-style-name="LFO4" style:family="paragraph"/>
    <style:style style:name="T55" style:parent-style-name="DefaultParagraphFont" style:family="text">
      <style:text-properties fo:font-weight="bold" style:font-weight-asian="bold" style:font-weight-complex="bold"/>
    </style:style>
    <style:style style:name="T56" style:parent-style-name="DefaultParagraphFont" style:family="text">
      <style:text-properties fo:font-weight="bold" style:font-weight-asian="bold" style:font-weight-complex="bold"/>
    </style:style>
    <style:style style:name="P57" style:parent-style-name="Normal" style:list-style-name="LFO4" style:family="paragraph"/>
    <style:style style:name="T58" style:parent-style-name="DefaultParagraphFont" style:family="text">
      <style:text-properties fo:font-weight="bold" style:font-weight-asian="bold" style:font-weight-complex="bold"/>
    </style:style>
    <style:style style:name="T59" style:parent-style-name="DefaultParagraphFont" style:family="text">
      <style:text-properties fo:font-weight="bold" style:font-weight-asian="bold" style:font-weight-complex="bold"/>
    </style:style>
    <style:style style:name="P60" style:parent-style-name="Normal" style:list-style-name="LFO4" style:family="paragraph"/>
    <style:style style:name="T61" style:parent-style-name="DefaultParagraphFont" style:family="text">
      <style:text-properties fo:font-weight="bold" style:font-weight-asian="bold" style:font-weight-complex="bold"/>
    </style:style>
    <style:style style:name="P62" style:parent-style-name="Normal" style:list-style-name="LFO4" style:family="paragraph"/>
    <style:style style:name="T63" style:parent-style-name="DefaultParagraphFont" style:family="text">
      <style:text-properties fo:font-weight="bold" style:font-weight-asian="bold" style:font-weight-complex="bold"/>
    </style:style>
    <style:style style:name="P64" style:parent-style-name="Normal" style:family="paragraph">
      <style:text-properties fo:font-weight="bold" style:font-weight-asian="bold" style:font-weight-complex="bold"/>
    </style:style>
    <style:style style:name="P65" style:parent-style-name="Normal" style:list-style-name="LFO5" style:family="paragraph"/>
    <style:style style:name="T66" style:parent-style-name="DefaultParagraphFont" style:family="text">
      <style:text-properties fo:font-weight="bold" style:font-weight-asian="bold" style:font-weight-complex="bold"/>
    </style:style>
    <style:style style:name="P67" style:parent-style-name="Normal" style:list-style-name="LFO5" style:family="paragraph"/>
    <style:style style:name="T68" style:parent-style-name="DefaultParagraphFont" style:family="text">
      <style:text-properties fo:font-weight="bold" style:font-weight-asian="bold" style:font-weight-complex="bold"/>
    </style:style>
    <style:style style:name="P69" style:parent-style-name="Normal" style:list-style-name="LFO5" style:family="paragraph"/>
    <style:style style:name="T70" style:parent-style-name="DefaultParagraphFont" style:family="text">
      <style:text-properties fo:font-weight="bold" style:font-weight-asian="bold" style:font-weight-complex="bold"/>
    </style:style>
    <style:style style:name="P71" style:parent-style-name="Normal" style:list-style-name="LFO5" style:family="paragraph"/>
    <style:style style:name="T72" style:parent-style-name="DefaultParagraphFont" style:family="text">
      <style:text-properties fo:font-weight="bold" style:font-weight-asian="bold" style:font-weight-complex="bold"/>
    </style:style>
    <style:style style:name="T73" style:parent-style-name="DefaultParagraphFont" style:family="text">
      <style:text-properties fo:font-weight="bold" style:font-weight-asian="bold" style:font-weight-complex="bold"/>
    </style:style>
    <style:style style:name="P74" style:parent-style-name="Normal" style:list-style-name="LFO5" style:family="paragraph"/>
    <style:style style:name="T75" style:parent-style-name="DefaultParagraphFont" style:family="text">
      <style:text-properties fo:font-weight="bold" style:font-weight-asian="bold" style:font-weight-complex="bold"/>
    </style:style>
    <style:style style:name="T76" style:parent-style-name="DefaultParagraphFont" style:family="text">
      <style:text-properties fo:font-weight="bold" style:font-weight-asian="bold" style:font-weight-complex="bold"/>
    </style:style>
    <style:style style:name="P77" style:parent-style-name="Normal" style:list-style-name="LFO5" style:family="paragraph"/>
    <style:style style:name="T78" style:parent-style-name="DefaultParagraphFont" style:family="text">
      <style:text-properties fo:font-weight="bold" style:font-weight-asian="bold" style:font-weight-complex="bold"/>
    </style:style>
    <style:style style:name="T79" style:parent-style-name="DefaultParagraphFont" style:family="text">
      <style:text-properties fo:font-weight="bold" style:font-weight-asian="bold" style:font-weight-complex="bold"/>
    </style:style>
    <style:style style:name="P80" style:parent-style-name="Normal" style:list-style-name="LFO5" style:family="paragraph"/>
    <style:style style:name="T81" style:parent-style-name="DefaultParagraphFont" style:family="text">
      <style:text-properties fo:font-weight="bold" style:font-weight-asian="bold" style:font-weight-complex="bold"/>
    </style:style>
    <style:style style:name="T82" style:parent-style-name="DefaultParagraphFont" style:family="text">
      <style:text-properties fo:font-weight="bold" style:font-weight-asian="bold" style:font-weight-complex="bold"/>
    </style:style>
    <style:style style:name="P83" style:parent-style-name="Normal" style:list-style-name="LFO5" style:family="paragraph"/>
    <style:style style:name="T84" style:parent-style-name="DefaultParagraphFont" style:family="text">
      <style:text-properties fo:font-weight="bold" style:font-weight-asian="bold" style:font-weight-complex="bold"/>
    </style:style>
    <style:style style:name="P85" style:parent-style-name="Normal" style:list-style-name="LFO5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86" style:parent-style-name="DefaultParagraphFont" style:family="text">
      <style:text-properties fo:font-weight="bold" style:font-weight-asian="bold" style:font-weight-complex="bold"/>
    </style:style>
    <style:style style:name="P87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9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6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0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7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1" style:parent-style-name="Normal" style:family="paragraph">
      <style:text-properties fo:font-weight="bold" style:font-weight-asian="bold" style:font-weight-complex="bold"/>
    </style:style>
    <style:style style:name="P242" style:parent-style-name="Normal" style:list-style-name="LFO6" style:family="paragraph"/>
    <style:style style:name="T243" style:parent-style-name="DefaultParagraphFont" style:family="text">
      <style:text-properties fo:font-weight="bold" style:font-weight-asian="bold" style:font-weight-complex="bold"/>
    </style:style>
    <style:style style:name="P244" style:parent-style-name="Normal" style:list-style-name="LFO6" style:family="paragraph"/>
    <style:style style:name="T245" style:parent-style-name="DefaultParagraphFont" style:family="text">
      <style:text-properties fo:font-weight="bold" style:font-weight-asian="bold" style:font-weight-complex="bold"/>
    </style:style>
    <style:style style:name="P246" style:parent-style-name="Normal" style:list-style-name="LFO6" style:family="paragraph"/>
    <style:style style:name="T247" style:parent-style-name="DefaultParagraphFont" style:family="text">
      <style:text-properties fo:font-weight="bold" style:font-weight-asian="bold" style:font-weight-complex="bold"/>
    </style:style>
    <style:style style:name="P248" style:parent-style-name="Normal" style:list-style-name="LFO6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249" style:parent-style-name="DefaultParagraphFont" style:family="text">
      <style:text-properties fo:font-weight="bold" style:font-weight-asian="bold" style:font-weight-complex="bold"/>
    </style:style>
    <style:style style:name="P2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5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6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5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5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1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5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6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3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6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6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7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7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7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7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8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8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8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3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9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9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9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4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1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1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1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1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20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4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2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26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4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2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3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3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4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4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4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4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4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4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4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5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6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4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64" style:parent-style-name="Normal" style:family="paragraph">
      <style:text-properties fo:font-weight="bold" style:font-weight-asian="bold" style:font-weight-complex="bold"/>
    </style:style>
    <style:style style:name="P465" style:parent-style-name="Normal" style:list-style-name="LFO7" style:family="paragraph"/>
    <style:style style:name="T466" style:parent-style-name="DefaultParagraphFont" style:family="text">
      <style:text-properties fo:font-weight="bold" style:font-weight-asian="bold" style:font-weight-complex="bold"/>
    </style:style>
    <style:style style:name="P467" style:parent-style-name="Normal" style:list-style-name="LFO7" style:family="paragraph"/>
    <style:style style:name="T468" style:parent-style-name="DefaultParagraphFont" style:family="text">
      <style:text-properties fo:font-weight="bold" style:font-weight-asian="bold" style:font-weight-complex="bold"/>
    </style:style>
    <style:style style:name="P469" style:parent-style-name="Normal" style:list-style-name="LFO7" style:family="paragraph"/>
    <style:style style:name="T470" style:parent-style-name="DefaultParagraphFont" style:family="text">
      <style:text-properties fo:font-weight="bold" style:font-weight-asian="bold" style:font-weight-complex="bold"/>
    </style:style>
    <style:style style:name="P47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7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4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7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7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8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4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9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4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9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9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0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0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0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0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1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1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1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1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2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2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5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3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3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3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3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3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3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4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4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4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4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46" style:parent-style-name="Normal" style:family="paragraph">
      <style:text-properties fo:font-weight="bold" style:font-weight-asian="bold" style:font-weight-complex="bold"/>
    </style:style>
    <style:style style:name="P547" style:parent-style-name="Normal" style:list-style-name="LFO8" style:family="paragraph"/>
    <style:style style:name="T548" style:parent-style-name="DefaultParagraphFont" style:family="text">
      <style:text-properties fo:font-weight="bold" style:font-weight-asian="bold" style:font-weight-complex="bold"/>
    </style:style>
    <style:style style:name="P549" style:parent-style-name="Normal" style:list-style-name="LFO8" style:family="paragraph"/>
    <style:style style:name="T550" style:parent-style-name="DefaultParagraphFont" style:family="text">
      <style:text-properties fo:font-weight="bold" style:font-weight-asian="bold" style:font-weight-complex="bold"/>
    </style:style>
    <style:style style:name="P551" style:parent-style-name="Normal" style:list-style-name="LFO8" style:family="paragraph"/>
    <style:style style:name="T552" style:parent-style-name="DefaultParagraphFont" style:family="text">
      <style:text-properties fo:font-weight="bold" style:font-weight-asian="bold" style:font-weight-complex="bold"/>
    </style:style>
    <style:style style:name="P553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554" style:parent-style-name="Normal" style:family="paragraph">
      <style:text-properties fo:font-weight="bold" style:font-weight-asian="bold" style:font-weight-complex="bold"/>
    </style:style>
    <style:style style:name="T555" style:parent-style-name="DefaultParagraphFont" style:family="text">
      <style:text-properties fo:font-weight="bold" style:font-weight-asian="bold" style:font-weight-complex="bold"/>
    </style:style>
    <style:style style:name="P556" style:parent-style-name="Normal" style:list-style-name="LFO9" style:family="paragraph"/>
    <style:style style:name="T557" style:parent-style-name="DefaultParagraphFont" style:family="text">
      <style:text-properties fo:font-weight="bold" style:font-weight-asian="bold" style:font-weight-complex="bold"/>
    </style:style>
    <style:style style:name="P5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6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5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6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6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7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9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9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9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0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03" style:parent-style-name="DefaultParagraphFont" style:family="text">
      <style:text-properties fo:font-weight="bold" style:font-weight-asian="bold" style:font-weight-complex="bold"/>
    </style:style>
    <style:style style:name="T604" style:parent-style-name="DefaultParagraphFont" style:family="text">
      <style:text-properties fo:font-weight="bold" style:font-weight-asian="bold" style:font-weight-complex="bold"/>
    </style:style>
    <style:style style:name="P605" style:parent-style-name="Normal" style:list-style-name="LFO10" style:family="paragraph"/>
    <style:style style:name="T606" style:parent-style-name="DefaultParagraphFont" style:family="text">
      <style:text-properties fo:font-weight="bold" style:font-weight-asian="bold" style:font-weight-complex="bold"/>
    </style:style>
    <style:style style:name="P60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1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6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1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1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6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1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1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2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2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3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3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6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3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64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4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6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4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4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4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6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5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6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6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5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6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6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65" style:parent-style-name="Normal" style:list-style-name="LFO11" style:family="paragraph"/>
    <style:style style:name="T666" style:parent-style-name="DefaultParagraphFont" style:family="text">
      <style:text-properties fo:font-weight="bold" style:font-weight-asian="bold" style:font-weight-complex="bold"/>
    </style:style>
    <style:style style:name="T667" style:parent-style-name="DefaultParagraphFont" style:family="text">
      <style:text-properties fo:font-weight="bold" style:font-weight-asian="bold" style:font-weight-complex="bold"/>
    </style:style>
    <style:style style:name="P668" style:parent-style-name="Normal" style:list-style-name="LFO12" style:family="paragraph"/>
    <style:style style:name="T669" style:parent-style-name="DefaultParagraphFont" style:family="text">
      <style:text-properties fo:font-weight="bold" style:font-weight-asian="bold" style:font-weight-complex="bold"/>
    </style:style>
    <style:style style:name="P670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73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7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676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80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8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683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87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8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690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91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95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9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698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99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00" style:parent-style-name="NormalWeb" style:list-style-name="LFO12" style:family="paragraph"/>
    <style:style style:name="T701" style:parent-style-name="Strong" style:family="text">
      <style:text-properties style:font-name-asian="Times New Roman"/>
    </style:style>
    <style:style style:name="P7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0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7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0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1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7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1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1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1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2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2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2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2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4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7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4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4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4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5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5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7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5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5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6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6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6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6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7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7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7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8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8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84" style:parent-style-name="Normal" style:list-style-name="LFO13" style:family="paragraph"/>
    <style:style style:name="T785" style:parent-style-name="DefaultParagraphFont" style:family="text">
      <style:text-properties fo:font-weight="bold" style:font-weight-asian="bold" style:font-weight-complex="bold"/>
    </style:style>
    <style:style style:name="T786" style:parent-style-name="DefaultParagraphFont" style:family="text">
      <style:text-properties fo:font-weight="bold" style:font-weight-asian="bold" style:font-weight-complex="bold"/>
    </style:style>
    <style:style style:name="P787" style:parent-style-name="Normal" style:list-style-name="LFO14" style:family="paragraph"/>
    <style:style style:name="T788" style:parent-style-name="DefaultParagraphFont" style:family="text">
      <style:text-properties fo:font-weight="bold" style:font-weight-asian="bold" style:font-weight-complex="bold"/>
    </style:style>
    <style:style style:name="P7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9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9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7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9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0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0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8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0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1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1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81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1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1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8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2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22" style:parent-style-name="DefaultParagraphFont" style:family="text">
      <style:text-properties fo:font-weight="bold" style:font-weight-asian="bold" style:font-weight-complex="bold"/>
    </style:style>
    <style:style style:name="P8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2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8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2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3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8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3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8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4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4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4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4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4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8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5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8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5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5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5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6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6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6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6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8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7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8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7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8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8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8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8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9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9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8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98" style:parent-style-name="Normal" style:list-style-name="LFO15" style:family="paragraph"/>
    <style:style style:name="T899" style:parent-style-name="DefaultParagraphFont" style:family="text">
      <style:text-properties fo:font-weight="bold" style:font-weight-asian="bold" style:font-weight-complex="bold"/>
    </style:style>
    <style:style style:name="P900" style:parent-style-name="Normal" style:family="paragraph">
      <style:text-properties fo:font-weight="bold" style:font-weight-asian="bold" style:font-weight-complex="bold"/>
    </style:style>
    <style:style style:name="P90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0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0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9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0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1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1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1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9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2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2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2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2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3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3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3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3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9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4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4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6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6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6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6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7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7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7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7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7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8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8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8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8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8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8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9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0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0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1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2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0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2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2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3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3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0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41" style:parent-style-name="Normal" style:family="paragraph">
      <style:text-properties fo:font-weight="bold" style:font-weight-asian="bold" style:font-weight-complex="bold"/>
    </style:style>
    <style:style style:name="P1042" style:parent-style-name="Normal" style:list-style-name="LFO16" style:family="paragraph"/>
    <style:style style:name="T1043" style:parent-style-name="DefaultParagraphFont" style:family="text">
      <style:text-properties fo:font-weight="bold" style:font-weight-asian="bold" style:font-weight-complex="bold"/>
    </style:style>
    <style:style style:name="P1044" style:parent-style-name="Normal" style:list-style-name="LFO16" style:family="paragraph"/>
    <style:style style:name="T1045" style:parent-style-name="DefaultParagraphFont" style:family="text">
      <style:text-properties fo:font-weight="bold" style:font-weight-asian="bold" style:font-weight-complex="bold"/>
    </style:style>
    <style:style style:name="P1046" style:parent-style-name="Normal" style:list-style-name="LFO16" style:family="paragraph"/>
    <style:style style:name="T1047" style:parent-style-name="DefaultParagraphFont" style:family="text">
      <style:text-properties fo:font-weight="bold" style:font-weight-asian="bold" style:font-weight-complex="bold"/>
    </style:style>
    <style:style style:name="P1048" style:parent-style-name="Normal" style:list-style-name="LFO16" style:family="paragraph"/>
    <style:style style:name="T1049" style:parent-style-name="DefaultParagraphFont" style:family="text">
      <style:text-properties fo:font-weight="bold" style:font-weight-asian="bold" style:font-weight-complex="bold"/>
    </style:style>
    <style:style style:name="P1050" style:parent-style-name="Normal" style:list-style-name="LFO16" style:family="paragraph"/>
    <style:style style:name="T1051" style:parent-style-name="DefaultParagraphFont" style:family="text">
      <style:text-properties fo:font-weight="bold" style:font-weight-asian="bold" style:font-weight-complex="bold"/>
    </style:style>
    <style:style style:name="P105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1053" style:parent-style-name="Normal" style:family="paragraph">
      <style:text-properties fo:font-weight="bold" style:font-weight-asian="bold" style:font-weight-complex="bold"/>
    </style:style>
    <style:style style:name="P1054" style:parent-style-name="Normal" style:list-style-name="LFO17" style:family="paragraph"/>
    <style:style style:name="T1055" style:parent-style-name="DefaultParagraphFont" style:family="text">
      <style:text-properties fo:font-weight="bold" style:font-weight-asian="bold" style:font-weight-complex="bold"/>
    </style:style>
    <style:style style:name="P1056" style:parent-style-name="Normal" style:list-style-name="LFO17" style:family="paragraph"/>
    <style:style style:name="T1057" style:parent-style-name="DefaultParagraphFont" style:family="text">
      <style:text-properties fo:font-weight="bold" style:font-weight-asian="bold" style:font-weight-complex="bold"/>
    </style:style>
    <style:style style:name="P1058" style:parent-style-name="Normal" style:list-style-name="LFO17" style:family="paragraph"/>
    <style:style style:name="T1059" style:parent-style-name="DefaultParagraphFont" style:family="text">
      <style:text-properties fo:font-weight="bold" style:font-weight-asian="bold" style:font-weight-complex="bold"/>
    </style:style>
    <style:style style:name="P1060" style:parent-style-name="Normal" style:list-style-name="LFO17" style:family="paragraph"/>
    <style:style style:name="T1061" style:parent-style-name="DefaultParagraphFont" style:family="text">
      <style:text-properties fo:font-weight="bold" style:font-weight-asian="bold" style:font-weight-complex="bold"/>
    </style:style>
    <style:style style:name="T1062" style:parent-style-name="DefaultParagraphFont" style:family="text">
      <style:text-properties fo:font-weight="bold" style:font-weight-asian="bold" style:font-weight-complex="bold"/>
    </style:style>
    <style:style style:name="P10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6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6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106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6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07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7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0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7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7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7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81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8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8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0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2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6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0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0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1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0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1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1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1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1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1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1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3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3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1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3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1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3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1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3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4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4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47" style:parent-style-name="DefaultParagraphFont" style:family="text">
      <style:text-properties fo:font-weight="bold" style:font-weight-asian="bold" style:font-weight-complex="bold"/>
    </style:style>
    <style:style style:name="P1148" style:parent-style-name="Normal" style:list-style-name="LFO18" style:family="paragraph"/>
    <style:style style:name="T1149" style:parent-style-name="DefaultParagraphFont" style:family="text">
      <style:text-properties fo:font-weight="bold" style:font-weight-asian="bold" style:font-weight-complex="bold"/>
    </style:style>
    <style:style style:name="P1150" style:parent-style-name="Normal" style:list-style-name="LFO18" style:family="paragraph"/>
    <style:style style:name="T1151" style:parent-style-name="DefaultParagraphFont" style:family="text">
      <style:text-properties fo:font-weight="bold" style:font-weight-asian="bold" style:font-weight-complex="bold"/>
    </style:style>
    <style:style style:name="P1152" style:parent-style-name="Normal" style:list-style-name="LFO18" style:family="paragraph"/>
    <style:style style:name="T1153" style:parent-style-name="DefaultParagraphFont" style:family="text">
      <style:text-properties fo:font-weight="bold" style:font-weight-asian="bold" style:font-weight-complex="bold"/>
    </style:style>
    <style:style style:name="P1154" style:parent-style-name="Normal" style:list-style-name="LFO18" style:family="paragraph"/>
    <style:style style:name="T1155" style:parent-style-name="DefaultParagraphFont" style:family="text">
      <style:text-properties fo:font-weight="bold" style:font-weight-asian="bold" style:font-weight-complex="bold"/>
    </style:style>
    <style:style style:name="P1156" style:parent-style-name="Normal" style:family="paragraph">
      <style:paragraph-properties style:line-height-at-least="0.1979in" fo:background-color="#0D1117">
        <style:background-fill draw:fill="solid" draw:fill-color="#0D1117"/>
      </style:paragraph-properties>
    </style:style>
    <style:style style:name="T1157" style:parent-style-name="DefaultParagraphFont" style:family="text">
      <style:text-properties fo:font-weight="bold" style:font-weight-asian="bold" style:font-weight-complex="bold"/>
    </style:style>
    <style:style style:name="T1158" style:parent-style-name="DefaultParagraphFont" style:family="text">
      <style:text-properties fo:font-weight="bold" style:font-weight-asian="bold" style:font-weight-complex="bold"/>
    </style:style>
    <style:style style:name="T11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6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11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6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16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6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68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7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7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8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8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8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8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9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1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9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9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9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0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2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0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2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1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1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1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1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2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2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2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2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2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2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3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3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3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3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3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4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4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4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4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4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4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2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5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5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5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5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5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5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6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6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6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6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7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7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7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7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8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8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8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8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9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9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9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9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0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3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0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0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31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1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1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1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1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2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2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2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2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3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3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3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3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4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4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4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4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4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4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5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5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5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5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5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5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5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6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7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9" style:parent-style-name="Normal" style:family="paragraph">
      <style:text-properties fo:font-weight="bold" style:font-weight-asian="bold" style:font-weight-complex="bold"/>
    </style:style>
    <style:style style:name="T1380" style:parent-style-name="DefaultParagraphFont" style:family="text">
      <style:text-properties fo:font-weight="bold" style:font-weight-asian="bold" style:font-weight-complex="bold"/>
    </style:style>
    <style:style style:name="P1381" style:parent-style-name="Normal" style:list-style-name="LFO19" style:family="paragraph"/>
    <style:style style:name="T1382" style:parent-style-name="DefaultParagraphFont" style:family="text">
      <style:text-properties fo:font-weight="bold" style:font-weight-asian="bold" style:font-weight-complex="bold"/>
    </style:style>
    <style:style style:name="P1383" style:parent-style-name="Normal" style:list-style-name="LFO19" style:family="paragraph"/>
    <style:style style:name="T1384" style:parent-style-name="DefaultParagraphFont" style:family="text">
      <style:text-properties fo:font-weight="bold" style:font-weight-asian="bold" style:font-weight-complex="bold"/>
    </style:style>
    <style:style style:name="P1385" style:parent-style-name="Normal" style:list-style-name="LFO19" style:family="paragraph"/>
    <style:style style:name="T1386" style:parent-style-name="DefaultParagraphFont" style:family="text">
      <style:text-properties fo:font-weight="bold" style:font-weight-asian="bold" style:font-weight-complex="bold"/>
    </style:style>
    <style:style style:name="P1387" style:parent-style-name="Normal" style:family="paragraph">
      <style:text-properties fo:font-weight="bold" style:font-weight-asian="bold" style:font-weight-complex="bold"/>
    </style:style>
    <style:style style:name="P13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8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139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9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3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9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9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0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02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4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0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08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4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1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1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4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1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1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4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20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2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2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2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2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4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5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4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4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4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4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4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4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5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5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6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6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7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7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7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8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8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8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8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9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9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4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9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99" style:parent-style-name="DefaultParagraphFont" style:family="text">
      <style:text-properties fo:font-weight="bold" style:font-weight-asian="bold" style:font-weight-complex="bold"/>
    </style:style>
    <style:style style:name="P1500" style:parent-style-name="Normal" style:list-style-name="LFO20" style:family="paragraph"/>
    <style:style style:name="T1501" style:parent-style-name="DefaultParagraphFont" style:family="text">
      <style:text-properties fo:font-weight="bold" style:font-weight-asian="bold" style:font-weight-complex="bold"/>
    </style:style>
    <style:style style:name="P1502" style:parent-style-name="Normal" style:list-style-name="LFO20" style:family="paragraph"/>
    <style:style style:name="T1503" style:parent-style-name="DefaultParagraphFont" style:family="text">
      <style:text-properties fo:font-weight="bold" style:font-weight-asian="bold" style:font-weight-complex="bold"/>
    </style:style>
    <style:style style:name="P1504" style:parent-style-name="Normal" style:list-style-name="LFO20" style:family="paragraph"/>
    <style:style style:name="T1505" style:parent-style-name="DefaultParagraphFont" style:family="text">
      <style:text-properties fo:font-weight="bold" style:font-weight-asian="bold" style:font-weight-complex="bold"/>
    </style:style>
    <style:style style:name="P1506" style:parent-style-name="Normal" style:family="paragraph">
      <style:text-properties fo:font-weight="bold" style:font-weight-asian="bold" style:font-weight-complex="bold"/>
    </style:style>
    <style:style style:name="T1507" style:parent-style-name="DefaultParagraphFont" style:family="text">
      <style:text-properties fo:font-weight="bold" style:font-weight-asian="bold" style:font-weight-complex="bold"/>
    </style:style>
    <style:style style:name="T1508" style:parent-style-name="DefaultParagraphFont" style:family="text">
      <style:text-properties fo:font-weight="bold" style:font-weight-asian="bold" style:font-weight-complex="bold"/>
    </style:style>
    <style:style style:name="P1509" style:parent-style-name="Normal" style:list-style-name="LFO21" style:family="paragraph"/>
    <style:style style:name="T1510" style:parent-style-name="DefaultParagraphFont" style:family="text">
      <style:text-properties fo:font-weight="bold" style:font-weight-asian="bold" style:font-weight-complex="bold"/>
    </style:style>
    <style:style style:name="P15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1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1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5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1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1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5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2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2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2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2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52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3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3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3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3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4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4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4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4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4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4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5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5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5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5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5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6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61" style:parent-style-name="DefaultParagraphFont" style:family="text">
      <style:text-properties fo:font-weight="bold" style:font-weight-asian="bold" style:font-weight-complex="bold"/>
    </style:style>
    <style:style style:name="T1562" style:parent-style-name="DefaultParagraphFont" style:family="text">
      <style:text-properties fo:font-weight="bold" style:font-weight-asian="bold" style:font-weight-complex="bold"/>
    </style:style>
    <style:style style:name="P1563" style:parent-style-name="Normal" style:list-style-name="LFO22" style:family="paragraph"/>
    <style:style style:name="T1564" style:parent-style-name="DefaultParagraphFont" style:family="text">
      <style:text-properties fo:font-weight="bold" style:font-weight-asian="bold" style:font-weight-complex="bold"/>
    </style:style>
    <style:style style:name="T1565" style:parent-style-name="DefaultParagraphFont" style:family="text">
      <style:text-properties fo:font-weight="bold" style:font-weight-asian="bold" style:font-weight-complex="bold"/>
    </style:style>
    <style:style style:name="P156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6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6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5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7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7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7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5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7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5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7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8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8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8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5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8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5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9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9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9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9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00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6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0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0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0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0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1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11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6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1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1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1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2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22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62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2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2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2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3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3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6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3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3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4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44" style:parent-style-name="DefaultParagraphFont" style:family="text">
      <style:text-properties fo:font-weight="bold" style:font-weight-asian="bold" style:font-weight-complex="bold"/>
    </style:style>
    <style:style style:name="P1645" style:parent-style-name="Normal" style:family="paragraph">
      <style:text-properties fo:font-weight="bold" style:font-weight-asian="bold" style:font-weight-complex="bold"/>
    </style:style>
    <style:style style:name="P164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4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4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16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5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5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6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6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6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66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6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6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7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7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7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6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7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7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7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8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8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8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6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8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6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9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9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9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9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9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0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0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7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0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0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0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1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7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1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1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1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2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7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2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7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2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3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7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3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3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3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4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7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4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4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7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4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5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5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5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5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75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6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6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6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6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7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7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7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7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8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7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8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8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8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7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8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9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9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7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9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7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0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8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0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0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0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0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0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1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1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8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2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8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2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2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2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3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8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37" style:parent-style-name="Normal" style:family="paragraph">
      <style:text-properties fo:font-weight="bold" style:font-weight-asian="bold" style:font-weight-complex="bold"/>
    </style:style>
    <style:style style:name="P1838" style:parent-style-name="Normal" style:family="paragraph">
      <style:text-properties fo:font-weight="bold" style:font-weight-asian="bold" style:font-weight-complex="bold"/>
    </style:style>
    <style:style style:name="P1839" style:parent-style-name="Normal" style:family="paragraph">
      <style:text-properties fo:font-weight="bold" style:font-weight-asian="bold" style:font-weight-complex="bold"/>
    </style:style>
    <style:style style:name="P1840" style:parent-style-name="Normal" style:family="paragraph">
      <style:text-properties fo:font-weight="bold" style:font-weight-asian="bold" style:font-weight-complex="bold"/>
    </style:style>
    <style:style style:name="P1841" style:parent-style-name="Normal" style:family="paragraph">
      <style:text-properties fo:font-weight="bold" style:font-weight-asian="bold" style:font-weight-complex="bold"/>
    </style:style>
    <style:style style:name="P1842" style:parent-style-name="Normal" style:family="paragraph">
      <style:text-properties fo:font-weight="bold" style:font-weight-asian="bold" style:font-weight-complex="bold"/>
    </style:style>
    <style:style style:name="P1843" style:parent-style-name="Normal" style:family="paragraph">
      <style:text-properties fo:font-weight="bold" style:font-weight-asian="bold" style:font-weight-complex="bold"/>
    </style:style>
    <style:style style:name="P1844" style:parent-style-name="Normal" style:family="paragraph">
      <style:text-properties fo:font-weight="bold" style:font-weight-asian="bold" style:font-weight-complex="bold"/>
    </style:style>
    <style:style style:name="P1845" style:parent-style-name="Normal" style:family="paragraph">
      <style:text-properties fo:font-weight="bold" style:font-weight-asian="bold" style:font-weight-complex="bold"/>
    </style:style>
    <style:style style:name="P1846" style:parent-style-name="Normal" style:family="paragraph">
      <style:text-properties fo:font-weight="bold" style:font-weight-asian="bold" style:font-weight-complex="bold"/>
    </style:style>
    <style:style style:name="P1847" style:parent-style-name="Normal" style:family="paragraph">
      <style:text-properties fo:font-weight="bold" style:font-weight-asian="bold" style:font-weight-complex="bold"/>
    </style:style>
    <style:style style:name="P1848" style:parent-style-name="Normal" style:family="paragraph">
      <style:text-properties fo:font-weight="bold" style:font-weight-asian="bold" style:font-weight-complex="bold"/>
    </style:style>
    <style:style style:name="P1849" style:parent-style-name="Normal" style:family="paragraph">
      <style:text-properties fo:font-weight="bold" style:font-weight-asian="bold" style:font-weight-complex="bold"/>
    </style:style>
    <style:style style:name="P1850" style:parent-style-name="Normal" style:family="paragraph">
      <style:text-properties fo:font-weight="bold" style:font-weight-asian="bold" style:font-weight-complex="bold"/>
    </style:style>
    <style:style style:name="P1851" style:parent-style-name="Normal" style:list-style-name="LFO23" style:family="paragraph"/>
    <style:style style:name="T1852" style:parent-style-name="DefaultParagraphFont" style:family="text">
      <style:text-properties fo:font-weight="bold" style:font-weight-asian="bold" style:font-weight-complex="bold"/>
    </style:style>
    <style:style style:name="P1853" style:parent-style-name="Normal" style:list-style-name="LFO23" style:family="paragraph"/>
    <style:style style:name="T1854" style:parent-style-name="DefaultParagraphFont" style:family="text">
      <style:text-properties fo:font-weight="bold" style:font-weight-asian="bold" style:font-weight-complex="bold"/>
    </style:style>
    <style:style style:name="P1855" style:parent-style-name="Normal" style:list-style-name="LFO23" style:family="paragraph"/>
    <style:style style:name="T1856" style:parent-style-name="DefaultParagraphFont" style:family="text">
      <style:text-properties fo:font-weight="bold" style:font-weight-asian="bold" style:font-weight-complex="bold"/>
    </style:style>
    <style:style style:name="P1857" style:parent-style-name="Normal" style:list-style-name="LFO23" style:family="paragraph"/>
    <style:style style:name="T1858" style:parent-style-name="DefaultParagraphFont" style:family="text">
      <style:text-properties fo:font-weight="bold" style:font-weight-asian="bold" style:font-weight-complex="bold"/>
    </style:style>
    <style:style style:name="T1859" style:parent-style-name="DefaultParagraphFont" style:family="text">
      <style:text-properties fo:font-weight="bold" style:font-weight-asian="bold" style:font-weight-complex="bold"/>
    </style:style>
    <style:style style:name="P1860" style:parent-style-name="Normal" style:list-style-name="LFO23" style:family="paragraph"/>
    <style:style style:name="T1861" style:parent-style-name="DefaultParagraphFont" style:family="text">
      <style:text-properties fo:font-weight="bold" style:font-weight-asian="bold" style:font-weight-complex="bold"/>
    </style:style>
    <style:style style:name="P1862" style:parent-style-name="Normal" style:list-style-name="LFO23" style:family="paragraph"/>
    <style:style style:name="T1863" style:parent-style-name="DefaultParagraphFont" style:family="text">
      <style:text-properties fo:font-weight="bold" style:font-weight-asian="bold" style:font-weight-complex="bold"/>
    </style:style>
    <style:style style:name="P1864" style:parent-style-name="Normal" style:list-style-name="LFO23" style:family="paragraph"/>
    <style:style style:name="T1865" style:parent-style-name="DefaultParagraphFont" style:family="text">
      <style:text-properties fo:font-weight="bold" style:font-weight-asian="bold" style:font-weight-complex="bold"/>
    </style:style>
    <style:style style:name="T1866" style:parent-style-name="DefaultParagraphFont" style:family="text">
      <style:text-properties fo:font-weight="bold" style:font-weight-asian="bold" style:font-weight-complex="bold"/>
    </style:style>
    <style:style style:name="P1867" style:parent-style-name="Normal" style:list-style-name="LFO23" style:family="paragraph"/>
    <style:style style:name="T1868" style:parent-style-name="DefaultParagraphFont" style:family="text">
      <style:text-properties fo:font-weight="bold" style:font-weight-asian="bold" style:font-weight-complex="bold"/>
    </style:style>
    <style:style style:name="P1869" style:parent-style-name="Normal" style:list-style-name="LFO23" style:family="paragraph"/>
    <style:style style:name="T1870" style:parent-style-name="DefaultParagraphFont" style:family="text">
      <style:text-properties fo:font-weight="bold" style:font-weight-asian="bold" style:font-weight-complex="bold"/>
    </style:style>
    <style:style style:name="P1871" style:parent-style-name="Normal" style:list-style-name="LFO23" style:family="paragraph"/>
    <style:style style:name="T1872" style:parent-style-name="DefaultParagraphFont" style:family="text">
      <style:text-properties fo:font-weight="bold" style:font-weight-asian="bold" style:font-weight-complex="bold"/>
    </style:style>
    <style:style style:name="T1873" style:parent-style-name="DefaultParagraphFont" style:family="text">
      <style:text-properties fo:font-weight="bold" style:font-weight-asian="bold" style:font-weight-complex="bold"/>
    </style:style>
    <style:style style:name="P1874" style:parent-style-name="Normal" style:list-style-name="LFO23" style:family="paragraph"/>
    <style:style style:name="T1875" style:parent-style-name="DefaultParagraphFont" style:family="text">
      <style:text-properties fo:font-weight="bold" style:font-weight-asian="bold" style:font-weight-complex="bold"/>
    </style:style>
    <style:style style:name="P1876" style:parent-style-name="Normal" style:list-style-name="LFO23" style:family="paragraph"/>
    <style:style style:name="T1877" style:parent-style-name="DefaultParagraphFont" style:family="text">
      <style:text-properties fo:font-weight="bold" style:font-weight-asian="bold" style:font-weight-complex="bold"/>
    </style:style>
    <style:style style:name="P1878" style:parent-style-name="Normal" style:list-style-name="LFO23" style:family="paragraph"/>
    <style:style style:name="T1879" style:parent-style-name="DefaultParagraphFont" style:family="text">
      <style:text-properties fo:font-weight="bold" style:font-weight-asian="bold" style:font-weight-complex="bold"/>
    </style:style>
    <style:style style:name="P188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P18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8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18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8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8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8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9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9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0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0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9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0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9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0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0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1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9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1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1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1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2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9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2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2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2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9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3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3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3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3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4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4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9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4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4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5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9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5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5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5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5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6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6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6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9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6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7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9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7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7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8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9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8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9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9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9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0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0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0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0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0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0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0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00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1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0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1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1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1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01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1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2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0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24" style:parent-style-name="Normal" style:family="paragraph">
      <style:text-properties fo:font-weight="bold" style:font-weight-asian="bold" style:font-weight-complex="bold"/>
    </style:style>
    <style:style style:name="P2025" style:parent-style-name="Normal" style:family="paragraph">
      <style:text-properties fo:font-weight="bold" style:font-weight-asian="bold" style:font-weight-complex="bold"/>
    </style:style>
    <style:style style:name="P2026" style:parent-style-name="Normal" style:family="paragraph">
      <style:text-properties fo:font-weight="bold" style:font-weight-asian="bold" style:font-weight-complex="bold"/>
    </style:style>
    <style:style style:name="P2027" style:parent-style-name="Normal" style:family="paragraph">
      <style:text-properties fo:font-weight="bold" style:font-weight-asian="bold" style:font-weight-complex="bold"/>
    </style:style>
    <style:style style:name="P2028" style:parent-style-name="Normal" style:family="paragraph">
      <style:text-properties fo:font-weight="bold" style:font-weight-asian="bold" style:font-weight-complex="bold"/>
    </style:style>
    <style:style style:name="P2029" style:parent-style-name="Normal" style:family="paragraph">
      <style:text-properties fo:font-weight="bold" style:font-weight-asian="bold" style:font-weight-complex="bold"/>
    </style:style>
    <style:style style:name="P2030" style:parent-style-name="Normal" style:family="paragraph">
      <style:text-properties fo:font-weight="bold" style:font-weight-asian="bold" style:font-weight-complex="bold"/>
    </style:style>
    <style:style style:name="P203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3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3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0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3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03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4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45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0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4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0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5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5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5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0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5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0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6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6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6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6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6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7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7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7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0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80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0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8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0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8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0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8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0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9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9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9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0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0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1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0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0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1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1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1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1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1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1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2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2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2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2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3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3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3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3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4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4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4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4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4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5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5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5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6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6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6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6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6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7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7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7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7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7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7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8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8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8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8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9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9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0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0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0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20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1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1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1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1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1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2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2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2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2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2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2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3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2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3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3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3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3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4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4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4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4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4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2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4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5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5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5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5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5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6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6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6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6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6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6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6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7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7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7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7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7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7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8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8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8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9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9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9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9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0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0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3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06" style:parent-style-name="Normal" style:family="paragraph">
      <style:text-properties fo:font-weight="bold" style:font-weight-asian="bold" style:font-weight-complex="bold"/>
    </style:style>
    <style:style style:name="P2307" style:parent-style-name="Normal" style:family="paragraph">
      <style:text-properties fo:font-weight="bold" style:font-weight-asian="bold" style:font-weight-complex="bold"/>
    </style:style>
    <style:style style:name="T2308" style:parent-style-name="DefaultParagraphFont" style:family="text">
      <style:text-properties fo:font-weight="bold" style:font-weight-asian="bold" style:font-weight-complex="bold"/>
    </style:style>
    <style:style style:name="T2309" style:parent-style-name="DefaultParagraphFont" style:family="text">
      <style:text-properties fo:font-weight="bold" style:font-weight-asian="bold" style:font-weight-complex="bold"/>
    </style:style>
    <style:style style:name="P2310" style:parent-style-name="Normal" style:list-style-name="LFO24" style:family="paragraph"/>
    <style:style style:name="T2311" style:parent-style-name="DefaultParagraphFont" style:family="text">
      <style:text-properties fo:font-weight="bold" style:font-weight-asian="bold" style:font-weight-complex="bold"/>
    </style:style>
    <style:style style:name="P2312" style:parent-style-name="Normal" style:list-style-name="LFO24" style:family="paragraph"/>
    <style:style style:name="T2313" style:parent-style-name="DefaultParagraphFont" style:family="text">
      <style:text-properties fo:font-weight="bold" style:font-weight-asian="bold" style:font-weight-complex="bold"/>
    </style:style>
    <style:style style:name="P2314" style:parent-style-name="Normal" style:list-style-name="LFO24" style:family="paragraph"/>
    <style:style style:name="T2315" style:parent-style-name="DefaultParagraphFont" style:family="text">
      <style:text-properties fo:font-weight="bold" style:font-weight-asian="bold" style:font-weight-complex="bold"/>
    </style:style>
    <style:style style:name="P2316" style:parent-style-name="Normal" style:list-style-name="LFO24" style:family="paragraph"/>
    <style:style style:name="T2317" style:parent-style-name="DefaultParagraphFont" style:family="text">
      <style:text-properties fo:font-weight="bold" style:font-weight-asian="bold" style:font-weight-complex="bold"/>
    </style:style>
    <style:style style:name="T2318" style:parent-style-name="DefaultParagraphFont" style:family="text">
      <style:text-properties fo:font-weight="bold" style:font-weight-asian="bold" style:font-weight-complex="bold"/>
    </style:style>
    <style:style style:name="P23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2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2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3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2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2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3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2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2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3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3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3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3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3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4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3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4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4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3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5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5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3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6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6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3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6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3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6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3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7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3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3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7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3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8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3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8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84" style:parent-style-name="Normal" style:family="paragraph">
      <style:text-properties fo:font-weight="bold" style:font-weight-asian="bold" style:font-weight-complex="bold"/>
    </style:style>
    <style:style style:name="P2385" style:parent-style-name="Normal" style:list-style-name="LFO25" style:family="paragraph"/>
    <style:style style:name="T2386" style:parent-style-name="DefaultParagraphFont" style:family="text">
      <style:text-properties fo:font-weight="bold" style:font-weight-asian="bold" style:font-weight-complex="bold"/>
    </style:style>
    <style:style style:name="P2387" style:parent-style-name="Normal" style:list-style-name="LFO25" style:family="paragraph"/>
    <style:style style:name="P2388" style:parent-style-name="Normal" style:list-style-name="LFO25" style:family="paragraph"/>
    <style:style style:name="P2389" style:parent-style-name="Normal" style:list-style-name="LFO25" style:family="paragraph"/>
    <style:style style:name="T2390" style:parent-style-name="DefaultParagraphFont" style:family="text">
      <style:text-properties fo:font-weight="bold" style:font-weight-asian="bold" style:font-weight-complex="bold"/>
    </style:style>
    <style:style style:name="P2391" style:parent-style-name="Normal" style:list-style-name="LFO25" style:family="paragraph"/>
    <style:style style:name="T2392" style:parent-style-name="DefaultParagraphFont" style:family="text">
      <style:text-properties fo:font-weight="bold" style:font-weight-asian="bold" style:font-weight-complex="bold"/>
    </style:style>
    <style:style style:name="P2393" style:parent-style-name="Normal" style:list-style-name="LFO25" style:family="paragraph"/>
    <style:style style:name="P2394" style:parent-style-name="Normal" style:list-style-name="LFO25" style:family="paragraph"/>
    <style:style style:name="P2395" style:parent-style-name="Normal" style:list-style-name="LFO25" style:family="paragraph"/>
    <style:style style:name="T2396" style:parent-style-name="DefaultParagraphFont" style:family="text">
      <style:text-properties fo:font-weight="bold" style:font-weight-asian="bold" style:font-weight-complex="bold"/>
    </style:style>
    <style:style style:name="P2397" style:parent-style-name="Normal" style:family="paragraph">
      <style:text-properties fo:font-weight="bold" style:font-weight-asian="bold" style:font-weight-complex="bold"/>
    </style:style>
    <style:style style:name="P239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0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4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0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4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0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P240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0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10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4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1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1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4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18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4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2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2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2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4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2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28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4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3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32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4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3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3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4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4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4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4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4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5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4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4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5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4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5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46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6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4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6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6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6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6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46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7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4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7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47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7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4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7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4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7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8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8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8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48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8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88" style:parent-style-name="Normal" style:family="paragraph">
      <style:text-properties fo:font-weight="bold" style:font-weight-asian="bold" style:font-weight-complex="bold"/>
    </style:style>
    <style:style style:name="P24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9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4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9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9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4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9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9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5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0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5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0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5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1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1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5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1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5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1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2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5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2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2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5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3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5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4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5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4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5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4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4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5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5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5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5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5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5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5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6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6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56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6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5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6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5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7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7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5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7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57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7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5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7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8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5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8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5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8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5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59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9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5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9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5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9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0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0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6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06" style:parent-style-name="NormalWeb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2607" style:parent-style-name="HTMLCode" style:family="text">
      <style:text-properties style:font-name-asian="Times New Roman"/>
    </style:style>
    <style:style style:name="P2608" style:parent-style-name="Normal" style:family="paragraph">
      <style:text-properties fo:font-weight="bold" style:font-weight-asian="bold" style:font-weight-complex="bold"/>
    </style:style>
    <style:style style:name="P2609" style:parent-style-name="Normal" style:family="paragraph">
      <style:text-properties fo:font-weight="bold" style:font-weight-asian="bold" style:font-weight-complex="bold"/>
    </style:style>
    <style:style style:name="P2610" style:parent-style-name="Normal" style:family="paragraph">
      <style:text-properties fo:font-weight="bold" style:font-weight-asian="bold" style:font-weight-complex="bold"/>
    </style:style>
    <style:style style:name="P2611" style:parent-style-name="Normal" style:family="paragraph">
      <style:text-properties fo:font-weight="bold" style:font-weight-asian="bold" style:font-weight-complex="bold"/>
    </style:style>
    <style:style style:name="P2612" style:parent-style-name="Normal" style:family="paragraph">
      <style:text-properties fo:font-weight="bold" style:font-weight-asian="bold" style:font-weight-complex="bold"/>
    </style:style>
    <style:style style:name="P2613" style:parent-style-name="Normal" style:family="paragraph">
      <style:text-properties fo:font-weight="bold" style:font-weight-asian="bold" style:font-weight-complex="bold"/>
    </style:style>
    <style:style style:name="P2614" style:parent-style-name="Normal" style:family="paragraph">
      <style:text-properties fo:font-weight="bold" style:font-weight-asian="bold" style:font-weight-complex="bold"/>
    </style:style>
    <style:style style:name="P2615" style:parent-style-name="Normal" style:family="paragraph">
      <style:text-properties fo:font-weight="bold" style:font-weight-asian="bold" style:font-weight-complex="bold"/>
    </style:style>
    <style:style style:name="P2616" style:parent-style-name="Normal" style:family="paragraph">
      <style:text-properties fo:font-weight="bold" style:font-weight-asian="bold" style:font-weight-complex="bold"/>
    </style:style>
    <style:style style:name="P2617" style:parent-style-name="Normal" style:family="paragraph">
      <style:text-properties fo:font-weight="bold" style:font-weight-asian="bold" style:font-weight-complex="bold"/>
    </style:style>
    <style:style style:name="P2618" style:parent-style-name="Normal" style:family="paragraph">
      <style:text-properties fo:font-weight="bold" style:font-weight-asian="bold" style:font-weight-complex="bold"/>
    </style:style>
    <style:style style:name="P2619" style:parent-style-name="Normal" style:family="paragraph">
      <style:text-properties fo:font-weight="bold" style:font-weight-asian="bold" style:font-weight-complex="bold"/>
    </style:style>
    <style:style style:name="P2620" style:parent-style-name="Normal" style:family="paragraph">
      <style:text-properties fo:font-weight="bold" style:font-weight-asian="bold" style:font-weight-complex="bold"/>
    </style:style>
    <style:style style:name="P2621" style:parent-style-name="Normal" style:family="paragraph">
      <style:text-properties fo:font-weight="bold" style:font-weight-asian="bold" style:font-weight-complex="bold"/>
    </style:style>
    <style:style style:name="P2622" style:parent-style-name="Normal" style:family="paragraph">
      <style:text-properties fo:font-weight="bold" style:font-weight-asian="bold" style:font-weight-complex="bold"/>
    </style:style>
    <style:style style:name="P2623" style:parent-style-name="Normal" style:family="paragraph">
      <style:text-properties fo:font-weight="bold" style:font-weight-asian="bold" style:font-weight-complex="bold"/>
    </style:style>
    <style:style style:name="P2624" style:parent-style-name="Normal" style:family="paragraph">
      <style:text-properties fo:font-weight="bold" style:font-weight-asian="bold" style:font-weight-complex="bold"/>
    </style:style>
    <style:style style:name="P2625" style:parent-style-name="Normal" style:family="paragraph">
      <style:text-properties fo:font-weight="bold" style:font-weight-asian="bold" style:font-weight-complex="bold"/>
    </style:style>
    <style:style style:name="P2626" style:parent-style-name="Normal" style:family="paragraph">
      <style:text-properties fo:font-weight="bold" style:font-weight-asian="bold" style:font-weight-complex="bold"/>
    </style:style>
    <style:style style:name="P2627" style:parent-style-name="Normal" style:family="paragraph">
      <style:text-properties fo:font-weight="bold" style:font-weight-asian="bold" style:font-weight-complex="bold"/>
    </style:style>
    <style:style style:name="P2628" style:parent-style-name="Normal" style:family="paragraph">
      <style:text-properties fo:font-weight="bold" style:font-weight-asian="bold" style:font-weight-complex="bold"/>
    </style:style>
    <style:style style:name="P2629" style:parent-style-name="Normal" style:family="paragraph">
      <style:text-properties fo:font-weight="bold" style:font-weight-asian="bold" style:font-weight-complex="bold"/>
    </style:style>
    <style:style style:name="P2630" style:parent-style-name="Normal" style:family="paragraph">
      <style:text-properties fo:font-weight="bold" style:font-weight-asian="bold" style:font-weight-complex="bold"/>
    </style:style>
    <style:style style:name="P2631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font-weight="bold" style:font-weight-asian="bold" style:font-weight-complex="bold"/>
    </style:style>
    <style:style style:name="P2632" style:parent-style-name="Normal" style:family="paragraph">
      <style:text-properties fo:font-weight="bold" style:font-weight-asian="bold" style:font-weight-complex="bold"/>
    </style:style>
    <style:style style:name="P2633" style:parent-style-name="Normal" style:list-style-name="LFO26" style:family="paragraph"/>
    <style:style style:name="T2634" style:parent-style-name="DefaultParagraphFont" style:family="text">
      <style:text-properties fo:font-weight="bold" style:font-weight-asian="bold" style:font-weight-complex="bold"/>
    </style:style>
    <style:style style:name="P2635" style:parent-style-name="Normal" style:list-style-name="LFO26" style:family="paragraph"/>
    <style:style style:name="P2636" style:parent-style-name="Normal" style:list-style-name="LFO26" style:family="paragraph"/>
    <style:style style:name="T2637" style:parent-style-name="DefaultParagraphFont" style:family="text">
      <style:text-properties fo:font-weight="bold" style:font-weight-asian="bold" style:font-weight-complex="bold"/>
    </style:style>
    <style:style style:name="P2638" style:parent-style-name="Normal" style:list-style-name="LFO26" style:family="paragraph"/>
    <style:style style:name="P2639" style:parent-style-name="Normal" style:list-style-name="LFO26" style:family="paragraph"/>
    <style:style style:name="T2640" style:parent-style-name="DefaultParagraphFont" style:family="text">
      <style:text-properties fo:font-weight="bold" style:font-weight-asian="bold" style:font-weight-complex="bold"/>
    </style:style>
    <style:style style:name="P2641" style:parent-style-name="Normal" style:list-style-name="LFO26" style:family="paragraph"/>
    <style:style style:name="P2642" style:parent-style-name="Normal" style:family="paragraph">
      <style:text-properties fo:font-weight="bold" style:font-weight-asian="bold" style:font-weight-complex="bold"/>
    </style:style>
    <style:style style:name="P26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64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4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64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64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5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65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5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65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65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65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5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6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61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6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6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6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6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6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6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6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7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7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6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7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6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7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6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8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6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8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6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6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8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6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8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90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69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9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6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9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6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6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9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7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0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70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0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70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0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7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0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70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0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7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1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7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1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7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1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7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1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7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2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7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2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7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2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30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7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7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3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3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3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7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7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4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7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4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7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4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75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5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7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5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7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5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5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7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6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6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7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6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6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67" style:parent-style-name="Normal" style:family="paragraph">
      <style:text-properties fo:font-weight="bold" style:font-weight-asian="bold" style:font-weight-complex="bold"/>
    </style:style>
    <style:style style:name="P2768" style:parent-style-name="Normal" style:list-style-name="LFO27" style:family="paragraph"/>
    <style:style style:name="T2769" style:parent-style-name="DefaultParagraphFont" style:family="text">
      <style:text-properties fo:font-weight="bold" style:font-weight-asian="bold" style:font-weight-complex="bold"/>
    </style:style>
    <style:style style:name="P2770" style:parent-style-name="Normal" style:list-style-name="LFO27" style:family="paragraph"/>
    <style:style style:name="P2771" style:parent-style-name="Normal" style:list-style-name="LFO27" style:family="paragraph"/>
    <style:style style:name="T2772" style:parent-style-name="DefaultParagraphFont" style:family="text">
      <style:text-properties fo:font-weight="bold" style:font-weight-asian="bold" style:font-weight-complex="bold"/>
    </style:style>
    <style:style style:name="P2773" style:parent-style-name="Normal" style:list-style-name="LFO27" style:family="paragraph"/>
    <style:style style:name="P2774" style:parent-style-name="Normal" style:list-style-name="LFO27" style:family="paragraph"/>
    <style:style style:name="T2775" style:parent-style-name="DefaultParagraphFont" style:family="text">
      <style:text-properties fo:font-weight="bold" style:font-weight-asian="bold" style:font-weight-complex="bold"/>
    </style:style>
    <style:style style:name="P2776" style:parent-style-name="Normal" style:list-style-name="LFO27" style:family="paragraph"/>
    <style:style style:name="P2777" style:parent-style-name="Normal" style:family="paragraph">
      <style:text-properties fo:font-weight="bold" style:font-weight-asian="bold" style:font-weight-complex="bold"/>
    </style:style>
    <style:style style:name="P27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7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8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P27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8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8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78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8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7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7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9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93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2794" style:parent-style-name="Normal" style:family="paragraph">
      <style:text-properties fo:font-weight="bold" style:font-weight-asian="bold" style:font-weight-complex="bold"/>
    </style:style>
    <style:style style:name="P27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79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9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7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0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0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8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0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8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0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8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1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1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8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1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1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1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8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2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2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2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8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3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8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3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8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3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8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3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8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4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4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4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8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4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8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4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5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8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85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5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85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5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8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5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86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6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6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8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6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8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6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6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7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8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7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7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7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7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8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8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82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8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8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8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8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8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9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8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9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9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9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9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0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90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0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9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0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1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15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9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1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1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19" style:parent-style-name="Normal" style:family="paragraph">
      <style:text-properties fo:font-weight="bold" style:font-weight-asian="bold" style:font-weight-complex="bold"/>
    </style:style>
    <style:style style:name="P2920" style:parent-style-name="Normal" style:list-style-name="LFO28" style:family="paragraph"/>
    <style:style style:name="T2921" style:parent-style-name="DefaultParagraphFont" style:family="text">
      <style:text-properties fo:font-weight="bold" style:font-weight-asian="bold" style:font-weight-complex="bold"/>
    </style:style>
    <style:style style:name="P2922" style:parent-style-name="Normal" style:list-style-name="LFO28" style:family="paragraph"/>
    <style:style style:name="P2923" style:parent-style-name="Normal" style:list-style-name="LFO28" style:family="paragraph"/>
    <style:style style:name="P2924" style:parent-style-name="Normal" style:list-style-name="LFO28" style:family="paragraph"/>
    <style:style style:name="T2925" style:parent-style-name="DefaultParagraphFont" style:family="text">
      <style:text-properties fo:font-weight="bold" style:font-weight-asian="bold" style:font-weight-complex="bold"/>
    </style:style>
    <style:style style:name="P29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2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9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2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93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3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9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3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9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3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9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3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9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41" style:parent-style-name="DefaultParagraphFont" style:family="text">
      <style:text-properties fo:font-weight="bold" style:font-weight-asian="bold" style:font-weight-complex="bold"/>
    </style:style>
    <style:style style:name="P2942" style:parent-style-name="Normal" style:list-style-name="LFO29" style:family="paragraph"/>
    <style:style style:name="P2943" style:parent-style-name="Normal" style:list-style-name="LFO29" style:family="paragraph"/>
    <style:style style:name="P2944" style:parent-style-name="Normal" style:list-style-name="LFO29" style:family="paragraph"/>
    <style:style style:name="T2945" style:parent-style-name="DefaultParagraphFont" style:family="text">
      <style:text-properties fo:font-weight="bold" style:font-weight-asian="bold" style:font-weight-complex="bold"/>
    </style:style>
    <style:style style:name="P294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4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5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9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5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95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5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9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5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5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9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5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96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61" style:parent-style-name="Normal" style:list-style-name="LFO30" style:family="paragraph"/>
    <style:style style:name="T2962" style:parent-style-name="DefaultParagraphFont" style:family="text">
      <style:text-properties fo:font-weight="bold" style:font-weight-asian="bold" style:font-weight-complex="bold"/>
    </style:style>
    <style:style style:name="P2963" style:parent-style-name="Normal" style:list-style-name="LFO30" style:family="paragraph"/>
    <style:style style:name="P2964" style:parent-style-name="Normal" style:list-style-name="LFO30" style:family="paragraph"/>
    <style:style style:name="P2965" style:parent-style-name="Normal" style:family="paragraph">
      <style:text-properties fo:font-weight="bold" style:font-weight-asian="bold" style:font-weight-complex="bold"/>
    </style:style>
    <style:style style:name="P296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6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P296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7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7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7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9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7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7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80" style:parent-style-name="Normal" style:list-style-name="LFO31" style:family="paragraph"/>
    <style:style style:name="T2981" style:parent-style-name="DefaultParagraphFont" style:family="text">
      <style:text-properties fo:font-weight="bold" style:font-weight-asian="bold" style:font-weight-complex="bold"/>
    </style:style>
    <style:style style:name="P2982" style:parent-style-name="Normal" style:list-style-name="LFO31" style:family="paragraph"/>
    <style:style style:name="P2983" style:parent-style-name="Normal" style:list-style-name="LFO31" style:family="paragraph"/>
    <style:style style:name="P2984" style:parent-style-name="Normal" style:list-style-name="LFO31" style:family="paragraph"/>
    <style:style style:name="P2985" style:parent-style-name="Normal" style:list-style-name="LFO31" style:family="paragraph"/>
    <style:style style:name="P2986" style:parent-style-name="Normal" style:family="paragraph">
      <style:text-properties fo:font-weight="bold" style:font-weight-asian="bold" style:font-weight-complex="bold"/>
    </style:style>
    <style:style style:name="P2987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29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8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99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9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9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9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9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0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0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0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0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0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0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01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0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1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01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01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0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0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0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2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30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02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2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0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2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0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02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0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3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0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3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03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3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0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3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03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0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4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04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4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04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0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0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4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0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4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04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5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0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05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0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0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5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30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0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6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6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6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0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6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6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7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0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07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0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7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0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7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07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7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0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08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0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8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08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0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0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0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8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30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0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9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0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9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0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0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0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9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0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9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10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0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1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1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1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1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1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1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1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11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1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1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1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1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11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2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1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1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12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1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1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12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1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30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313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1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3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1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3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13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3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1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1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1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4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1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4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14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4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1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4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1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1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1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5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315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1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5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15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1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6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1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1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1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6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16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1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7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1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7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17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7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17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7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1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7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1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1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1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1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1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8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8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1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19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1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9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1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1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9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2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0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20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0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20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0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20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0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2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20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2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1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21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2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1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2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2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2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2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2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2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2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2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2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23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3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23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3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23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3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2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23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2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2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2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4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4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2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24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2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4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5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2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2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2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5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26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2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6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2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6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26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6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26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6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27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7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2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27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2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7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27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2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7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2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8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28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8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2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2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2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2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8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2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2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9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9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2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2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2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9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0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0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3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3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0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1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3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1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3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1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3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1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3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1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31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2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3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2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32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2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3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2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2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3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3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3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3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33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3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3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3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3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3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4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3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4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3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4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35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5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3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5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3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5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5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5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3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6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6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6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3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6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3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7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7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3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7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76" style:parent-style-name="Normal" style:family="paragraph">
      <style:text-properties fo:font-weight="bold" style:font-weight-asian="bold" style:font-weight-complex="bold"/>
    </style:style>
    <style:style style:name="P3377" style:parent-style-name="Normal" style:list-style-name="LFO32" style:family="paragraph"/>
    <style:style style:name="T3378" style:parent-style-name="DefaultParagraphFont" style:family="text">
      <style:text-properties fo:font-weight="bold" style:font-weight-asian="bold" style:font-weight-complex="bold"/>
    </style:style>
    <style:style style:name="P3379" style:parent-style-name="Normal" style:list-style-name="LFO32" style:family="paragraph"/>
    <style:style style:name="P3380" style:parent-style-name="Normal" style:list-style-name="LFO32" style:family="paragraph"/>
    <style:style style:name="T3381" style:parent-style-name="DefaultParagraphFont" style:family="text">
      <style:text-properties fo:font-weight="bold" style:font-weight-asian="bold" style:font-weight-complex="bold"/>
    </style:style>
    <style:style style:name="P3382" style:parent-style-name="Normal" style:list-style-name="LFO32" style:family="paragraph"/>
    <style:style style:name="P3383" style:parent-style-name="Normal" style:list-style-name="LFO32" style:family="paragraph"/>
    <style:style style:name="T3384" style:parent-style-name="DefaultParagraphFont" style:family="text">
      <style:text-properties fo:font-weight="bold" style:font-weight-asian="bold" style:font-weight-complex="bold"/>
    </style:style>
    <style:style style:name="P3385" style:parent-style-name="Normal" style:list-style-name="LFO32" style:family="paragraph"/>
    <style:style style:name="P3386" style:parent-style-name="Normal" style:list-style-name="LFO32" style:family="paragraph"/>
    <style:style style:name="T3387" style:parent-style-name="DefaultParagraphFont" style:family="text">
      <style:text-properties fo:font-weight="bold" style:font-weight-asian="bold" style:font-weight-complex="bold"/>
    </style:style>
    <style:style style:name="P3388" style:parent-style-name="Normal" style:list-style-name="LFO32" style:family="paragraph"/>
    <style:style style:name="P3389" style:parent-style-name="Normal" style:list-style-name="LFO32" style:family="paragraph"/>
    <style:style style:name="T3390" style:parent-style-name="DefaultParagraphFont" style:family="text">
      <style:text-properties fo:font-weight="bold" style:font-weight-asian="bold" style:font-weight-complex="bold"/>
    </style:style>
    <style:style style:name="P3391" style:parent-style-name="Normal" style:list-style-name="LFO32" style:family="paragraph"/>
    <style:style style:name="P3392" style:parent-style-name="Normal" style:list-style-name="LFO32" style:family="paragraph"/>
    <style:style style:name="T3393" style:parent-style-name="DefaultParagraphFont" style:family="text">
      <style:text-properties fo:font-weight="bold" style:font-weight-asian="bold" style:font-weight-complex="bold"/>
    </style:style>
    <style:style style:name="P3394" style:parent-style-name="Normal" style:list-style-name="LFO32" style:family="paragraph"/>
    <style:style style:name="P3395" style:parent-style-name="Normal" style:family="paragraph">
      <style:text-properties fo:font-weight="bold" style:font-weight-asian="bold" style:font-weight-complex="bold"/>
    </style:style>
    <style:style style:name="P33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3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9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P33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4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0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P34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4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0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4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0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0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P340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4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1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4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1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2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P342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4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2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4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2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3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4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3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3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P34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4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3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4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4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P344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</office:automatic-styles>
  <office:body>
    <office:text text:use-soft-page-breaks="true">
      <text:p text:style-name="P1">1<text:line-break/>A) Briefly disclose problem solving techniques in c programming.</text:p>
      <text:p text:style-name="Normal">B) Write an algorithm and draw a flowchart that will read the two sides of a rectangle and calculate its area.</text:p>
      <text:p text:style-name="P2">C) Write an algorithm and draw a flowchart that finds the largest of three numbers.</text:p>
      <text:p text:style-name="P3">A) Problem Solving Techniques in C Programming</text:p>
      <text:list text:style-name="LFO1" text:continue-numbering="true">
        <text:list-item>
          <text:p text:style-name="P4"><text:span text:style-name="T5">Understand the Problem:</text:span><text:s/>Break down the problem to understand the requirements and constraints. Determine inputs, outputs, and expected behavior.</text:p>
        </text:list-item>
        <text:list-item>
          <text:p text:style-name="P6"><text:span text:style-name="T7">Plan the Solution:</text:span></text:p>
          <text:list text:continue-numbering="true">
            <text:list-item>
              <text:p text:style-name="P8"><text:span text:style-name="T9">Algorithm Design:</text:span><text:s/>Create a step-by-step plan (algorithm) that outlines the process needed to solve the problem.</text:p>
            </text:list-item>
            <text:list-item>
              <text:p text:style-name="P10"><text:span text:style-name="T11">Pseudocode:</text:span><text:s/>Write the steps in pseudocode to focus on logic without worrying about syntax.</text:p>
            </text:list-item>
          </text:list>
        </text:list-item>
        <text:list-item>
          <text:p text:style-name="P12"><text:span text:style-name="T13">Write the Code:</text:span><text:s/>Convert the algorithm into C code. Pay attention to syntax, data types, and logical structure.</text:p>
        </text:list-item>
        <text:list-item>
          <text:p text:style-name="P14"><text:span text:style-name="T15">Debugging:</text:span><text:s/>Run the code to test for errors. Use debugging tools or insert print statements to track the program's execution.</text:p>
        </text:list-item>
        <text:list-item>
          <text:p text:style-name="P16"><text:span text:style-name="T17">Optimization:</text:span><text:s/>Refactor the code to improve efficiency or readability.</text:p>
        </text:list-item>
        <text:list-item>
          <text:p text:style-name="P18"><text:span text:style-name="T19">Testing:</text:span><text:s/>Test the program with various inputs to ensure it handles all edge cases and behaves as expected.</text:p>
        </text:list-item>
        <text:list-item>
          <text:p text:style-name="P20"><text:span text:style-name="T21">Documentation:</text:span><text:s/>Comment on the code to explain complex sections and logic. This aids in future maintenance.</text:p>
        </text:list-item>
      </text:list>
      <text:p text:style-name="P22">B) Algorithm and Flowchart to Calculate the Area of a Rectangle</text:p>
      <text:p text:style-name="P23">Algorithm:</text:p>
      <text:list text:style-name="LFO2" text:continue-numbering="true">
        <text:list-item>
          <text:p text:style-name="P24"><text:span text:style-name="T25">Start</text:span></text:p>
        </text:list-item>
        <text:list-item>
          <text:p text:style-name="P26"><text:span text:style-name="T27">Input</text:span><text:s/>the length and width of the rectangle (L, W).</text:p>
        </text:list-item>
        <text:list-item>
          <text:p text:style-name="P28"><text:span text:style-name="T29">Calculate</text:span><text:s/>the area using the formula: Area = L × W.</text:p>
        </text:list-item>
        <text:list-item>
          <text:p text:style-name="P30"><text:span text:style-name="T31">Output</text:span><text:s/>the calculated area.</text:p>
        </text:list-item>
        <text:list-item>
          <text:p text:style-name="P32"><text:span text:style-name="T33">End</text:span></text:p>
        </text:list-item>
      </text:list>
      <text:soft-page-break/>
      <text:p text:style-name="P34">Flowchart:</text:p>
      <text:list text:style-name="LFO3" text:continue-numbering="true">
        <text:list-item>
          <text:p text:style-name="P35"><text:span text:style-name="T36">Start</text:span><text:s/>(Oval)</text:p>
        </text:list-item>
        <text:list-item>
          <text:p text:style-name="P37"><text:span text:style-name="T38">Input Length and Width</text:span><text:s/>(Parallelogram)</text:p>
        </text:list-item>
        <text:list-item>
          <text:p text:style-name="P39"><text:span text:style-name="T40">Calculate Area = L × W</text:span><text:s/>(Rectangle)</text:p>
        </text:list-item>
        <text:list-item>
          <text:p text:style-name="P41"><text:span text:style-name="T42">Output Area</text:span><text:s/>(Parallelogram)</text:p>
        </text:list-item>
        <text:list-item>
          <text:p text:style-name="P43"><text:span text:style-name="T44">End</text:span><text:s/>(Oval)</text:p>
        </text:list-item>
      </text:list>
      <text:p text:style-name="P45">C) Algorithm and Flowchart to Find the Largest of Three Numbers</text:p>
      <text:p text:style-name="P46">Algorithm:</text:p>
      <text:list text:style-name="LFO4" text:continue-numbering="true">
        <text:list-item>
          <text:p text:style-name="P47"><text:span text:style-name="T48">Start</text:span></text:p>
        </text:list-item>
        <text:list-item>
          <text:p text:style-name="P49"><text:span text:style-name="T50">Input</text:span><text:s/>the three numbers (A, B, C).</text:p>
        </text:list-item>
        <text:list-item>
          <text:p text:style-name="P51"><text:span text:style-name="T52">If</text:span><text:s/>A &gt; B and A &gt; C, then<text:s/><text:span text:style-name="T53">Largest = A</text:span>.</text:p>
        </text:list-item>
        <text:list-item>
          <text:p text:style-name="P54"><text:span text:style-name="T55">Else If</text:span><text:s/>B &gt; A and B &gt; C, then<text:s/><text:span text:style-name="T56">Largest = B</text:span>.</text:p>
        </text:list-item>
        <text:list-item>
          <text:p text:style-name="P57"><text:span text:style-name="T58">Else</text:span>,<text:s/><text:span text:style-name="T59">Largest = C</text:span>.</text:p>
        </text:list-item>
        <text:list-item>
          <text:p text:style-name="P60"><text:span text:style-name="T61">Output</text:span><text:s/>the largest number.</text:p>
        </text:list-item>
        <text:list-item>
          <text:p text:style-name="P62"><text:span text:style-name="T63">End</text:span></text:p>
        </text:list-item>
      </text:list>
      <text:p text:style-name="P64">Flowchart:</text:p>
      <text:list text:style-name="LFO5" text:continue-numbering="true">
        <text:list-item>
          <text:p text:style-name="P65"><text:span text:style-name="T66">Start</text:span><text:s/>(Oval)</text:p>
        </text:list-item>
        <text:list-item>
          <text:p text:style-name="P67"><text:span text:style-name="T68">Input Three Numbers (A, B, C)</text:span><text:s/>(Parallelogram)</text:p>
        </text:list-item>
        <text:list-item>
          <text:p text:style-name="P69"><text:span text:style-name="T70">Check If A &gt; B and A &gt; C</text:span><text:s/>(Decision Diamond)</text:p>
          <text:list text:continue-numbering="true">
            <text:list-item>
              <text:p text:style-name="P71">If<text:s/><text:span text:style-name="T72">True</text:span>,<text:s/><text:span text:style-name="T73">Largest = A</text:span><text:s/>(Rectangle)</text:p>
            </text:list-item>
            <text:list-item>
              <text:p text:style-name="P74">If<text:s/><text:span text:style-name="T75">False</text:span>,<text:s/><text:span text:style-name="T76">Check If B &gt; A and B &gt; C</text:span><text:s/>(Decision Diamond)</text:p>
              <text:list text:continue-numbering="true">
                <text:list-item>
                  <text:p text:style-name="P77">If<text:s/><text:span text:style-name="T78">True</text:span>,<text:s/><text:span text:style-name="T79">Largest = B</text:span><text:s/>(Rectangle)</text:p>
                </text:list-item>
                <text:list-item>
                  <text:p text:style-name="P80">If<text:s/><text:span text:style-name="T81">False</text:span>,<text:s/><text:span text:style-name="T82">Largest = C</text:span><text:s/>(Rectangle)</text:p>
                </text:list-item>
              </text:list>
            </text:list-item>
          </text:list>
        </text:list-item>
        <text:list-item>
          <text:p text:style-name="P83"><text:span text:style-name="T84">Output Largest</text:span><text:s/>(Parallelogram)</text:p>
        </text:list-item>
        <text:list-item>
          <text:p text:style-name="P85"><text:span text:style-name="T86">End</text:span><text:s/>(Oval)</text:p>
        </text:list-item>
      </text:list>
      <text:p text:style-name="Normal"/>
      <text:p text:style-name="Normal">2</text:p>
      <text:p text:style-name="Normal">A) Write a program in c including all function of array: strcpy, strcat, strlen, strcmp.<text:s/></text:p>
      <text:p text:style-name="P87">B) With help of example elaborate the purpose of the printf(), scanf() function? How is it used within a C program? Compare with the putchar(), getchar()</text:p>
      <text:p text:style-name="Normal">A) C Program Demonstrating Array Functions: strcpy, strcat, strlen, strcmp</text:p>
      <text:p text:style-name="P88"><text:span text:style-name="T89">#include</text:span><text:span text:style-name="T90"><text:s/></text:span><text:span text:style-name="T91">&lt;stdio.h&gt;</text:span></text:p>
      <text:p text:style-name="P92"><text:span text:style-name="T93">#include</text:span><text:span text:style-name="T94"><text:s/></text:span><text:span text:style-name="T95">&lt;string.h&gt;</text:span></text:p>
      <text:p text:style-name="P96"/>
      <text:p text:style-name="P97"><text:span text:style-name="T98">int</text:span><text:span text:style-name="T99"><text:s/></text:span><text:span text:style-name="T100">main</text:span><text:span text:style-name="T101">() {</text:span></text:p>
      <text:p text:style-name="P102"><text:span text:style-name="T103">   <text:s/></text:span><text:span text:style-name="T104">char</text:span><text:span text:style-name="T105"><text:s/></text:span><text:span text:style-name="T106">str1</text:span><text:span text:style-name="T107">[</text:span><text:span text:style-name="T108">50</text:span><text:span text:style-name="T109">],<text:s/></text:span><text:span text:style-name="T110">str2</text:span><text:span text:style-name="T111">[</text:span><text:span text:style-name="T112">50</text:span><text:span text:style-name="T113">],<text:s/></text:span><text:span text:style-name="T114">str3</text:span><text:span text:style-name="T115">[</text:span><text:span text:style-name="T116">50</text:span><text:span text:style-name="T117">];</text:span></text:p>
      <text:p text:style-name="P118"><text:span text:style-name="T119">   <text:s/></text:span><text:span text:style-name="T120">int</text:span><text:span text:style-name="T121"><text:s/>len, cmp;</text:span></text:p>
      <text:p text:style-name="P122"/>
      <text:p text:style-name="P123"><text:span text:style-name="T124">   <text:s/></text:span><text:span text:style-name="T125">// Using strcpy to copy one string to another</text:span></text:p>
      <text:p text:style-name="P126"><text:span text:style-name="T127">   <text:s/></text:span><text:span text:style-name="T128">strcpy</text:span><text:span text:style-name="T129">(str1,<text:s/></text:span><text:span text:style-name="T130">"Hello"</text:span><text:span text:style-name="T131">);</text:span></text:p>
      <text:p text:style-name="P132"><text:span text:style-name="T133">   <text:s/></text:span><text:span text:style-name="T134">printf</text:span><text:span text:style-name="T135">(</text:span><text:span text:style-name="T136">"str1 after strcpy:<text:s/></text:span><text:span text:style-name="T137">%s\n</text:span><text:span text:style-name="T138">"</text:span><text:span text:style-name="T139">, str1);</text:span></text:p>
      <text:p text:style-name="P140"/>
      <text:p text:style-name="P141"><text:span text:style-name="T142">   <text:s/></text:span><text:span text:style-name="T143">// Using strcat to concatenate two strings</text:span></text:p>
      <text:p text:style-name="P144"><text:span text:style-name="T145">   <text:s/></text:span><text:span text:style-name="T146">strcpy</text:span><text:span text:style-name="T147">(str2,<text:s/></text:span><text:span text:style-name="T148">"World"</text:span><text:span text:style-name="T149">);</text:span></text:p>
      <text:p text:style-name="P150"><text:span text:style-name="T151">   <text:s/></text:span><text:span text:style-name="T152">strcat</text:span><text:span text:style-name="T153">(str1,<text:s/></text:span><text:span text:style-name="T154">" "</text:span><text:span text:style-name="T155">);</text:span></text:p>
      <text:p text:style-name="P156"><text:span text:style-name="T157">   <text:s/></text:span><text:span text:style-name="T158">strcat</text:span><text:span text:style-name="T159">(str1, str2);</text:span></text:p>
      <text:p text:style-name="P160"><text:span text:style-name="T161">   <text:s/></text:span><text:span text:style-name="T162">printf</text:span><text:span text:style-name="T163">(</text:span><text:span text:style-name="T164">"str1 after strcat:<text:s/></text:span><text:span text:style-name="T165">%s\n</text:span><text:span text:style-name="T166">"</text:span><text:span text:style-name="T167">, str1);</text:span></text:p>
      <text:p text:style-name="P168"/>
      <text:p text:style-name="P169"><text:span text:style-name="T170">   <text:s/></text:span><text:span text:style-name="T171">// Using strlen to find the length of the string</text:span></text:p>
      <text:p text:style-name="P172"><text:span text:style-name="T173">    len<text:s/></text:span><text:span text:style-name="T174">=</text:span><text:span text:style-name="T175"><text:s/></text:span><text:span text:style-name="T176">strlen</text:span><text:span text:style-name="T177">(str1);</text:span></text:p>
      <text:p text:style-name="P178"><text:span text:style-name="T179">   <text:s/></text:span><text:span text:style-name="T180">printf</text:span><text:span text:style-name="T181">(</text:span><text:span text:style-name="T182">"Length of str1:<text:s/></text:span><text:span text:style-name="T183">%d\n</text:span><text:span text:style-name="T184">"</text:span><text:span text:style-name="T185">, len);</text:span></text:p>
      <text:p text:style-name="P186"/>
      <text:p text:style-name="P187"><text:span text:style-name="T188">   <text:s/></text:span><text:span text:style-name="T189">// Using strcmp to compare two strings</text:span></text:p>
      <text:p text:style-name="P190"><text:span text:style-name="T191">   <text:s/></text:span><text:span text:style-name="T192">strcpy</text:span><text:span text:style-name="T193">(str3,<text:s/></text:span><text:span text:style-name="T194">"Hello World"</text:span><text:span text:style-name="T195">);</text:span></text:p>
      <text:p text:style-name="P196"><text:span text:style-name="T197">    cmp<text:s/></text:span><text:span text:style-name="T198">=</text:span><text:span text:style-name="T199"><text:s/></text:span><text:span text:style-name="T200">strcmp</text:span><text:span text:style-name="T201">(str1, str3);</text:span></text:p>
      <text:p text:style-name="P202"/>
      <text:p text:style-name="P203"><text:span text:style-name="T204">   <text:s/></text:span><text:span text:style-name="T205">if</text:span><text:span text:style-name="T206"><text:s/>(cmp<text:s/></text:span><text:span text:style-name="T207">==</text:span><text:span text:style-name="T208"><text:s/></text:span><text:span text:style-name="T209">0</text:span><text:span text:style-name="T210">) {</text:span></text:p>
      <text:p text:style-name="P211"><text:span text:style-name="T212">       <text:s/></text:span><text:span text:style-name="T213">printf</text:span><text:span text:style-name="T214">(</text:span><text:span text:style-name="T215">"str1 and str3 are equal.</text:span><text:span text:style-name="T216">\n</text:span><text:span text:style-name="T217">"</text:span><text:span text:style-name="T218">);</text:span></text:p>
      <text:p text:style-name="P219"><text:span text:style-name="T220">    }<text:s/></text:span><text:span text:style-name="T221">else</text:span><text:span text:style-name="T222"><text:s/>{</text:span></text:p>
      <text:p text:style-name="P223"><text:span text:style-name="T224">       <text:s/></text:span><text:span text:style-name="T225">printf</text:span><text:span text:style-name="T226">(</text:span><text:span text:style-name="T227">"str1 and str3 are not equal.</text:span><text:span text:style-name="T228">\n</text:span><text:span text:style-name="T229">"</text:span><text:span text:style-name="T230">);</text:span></text:p>
      <text:p text:style-name="P231">    }</text:p>
      <text:p text:style-name="P232"/>
      <text:p text:style-name="P233"><text:span text:style-name="T234">   <text:s/></text:span><text:span text:style-name="T235">return</text:span><text:span text:style-name="T236"><text:s/></text:span><text:span text:style-name="T237">0</text:span><text:span text:style-name="T238">;</text:span></text:p>
      <text:p text:style-name="P239">}</text:p>
      <text:p text:style-name="P240"/>
      <text:p text:style-name="Normal"/>
      <text:p text:style-name="P241">Explanation:</text:p>
      <text:list text:style-name="LFO6" text:continue-numbering="true">
        <text:list-item>
          <text:p text:style-name="P242"><text:span text:style-name="T243">strcpy(str1, "Hello");</text:span>: Copies the string "Hello" into str1.</text:p>
        </text:list-item>
        <text:list-item>
          <text:p text:style-name="P244"><text:span text:style-name="T245">strcat(str1, " "); strcat(str1, str2);</text:span>: Concatenates a space and then the contents of str2 ("World") to str1.</text:p>
        </text:list-item>
        <text:list-item>
          <text:p text:style-name="P246"><text:span text:style-name="T247">strlen(str1);</text:span>: Calculates the length of the string str1.</text:p>
        </text:list-item>
        <text:list-item>
          <text:p text:style-name="P248"><text:span text:style-name="T249">strcmp(str1, str3);</text:span>: Compares str1 with str3. If they are identical, it returns 0.</text:p>
        </text:list-item>
      </text:list>
      <text:p text:style-name="Normal">3</text:p>
      <text:p text:style-name="Normal">A) Write a C Program to compute the sum of even numbers and the sum of odd numbers using a function.<text:s/></text:p>
      <text:p text:style-name="Normal">B) Write a C program using do while loop to add all the numbers entered by a user until user enters 0.</text:p>
      <text:p text:style-name="Normal"/>
      <text:p text:style-name="Normal">A) C Program to Compute the Sum of Even and Odd Numbers Using a Function</text:p>
      <text:p text:style-name="P250"><text:span text:style-name="T251">#include</text:span><text:span text:style-name="T252"><text:s/></text:span><text:span text:style-name="T253">&lt;stdio.h&gt;</text:span></text:p>
      <text:p text:style-name="P254"/>
      <text:p text:style-name="P255"><text:span text:style-name="T256">// Function to compute the sum of even and odd numbers</text:span></text:p>
      <text:p text:style-name="P257"><text:span text:style-name="T258">void</text:span><text:span text:style-name="T259"><text:s/></text:span><text:span text:style-name="T260">computeSums</text:span><text:span text:style-name="T261">(</text:span><text:span text:style-name="T262">int</text:span><text:span text:style-name="T263"><text:s/></text:span><text:span text:style-name="T264">arr</text:span><text:span text:style-name="T265">[]</text:span><text:span text:style-name="T266">,<text:s/></text:span><text:span text:style-name="T267">int</text:span><text:span text:style-name="T268"><text:s/></text:span><text:span text:style-name="T269">size</text:span><text:span text:style-name="T270">,<text:s/></text:span><text:span text:style-name="T271">int</text:span><text:span text:style-name="T272"><text:s/></text:span><text:span text:style-name="T273">*</text:span><text:span text:style-name="T274">evenSum</text:span><text:span text:style-name="T275">,<text:s/></text:span><text:span text:style-name="T276">int</text:span><text:span text:style-name="T277"><text:s/></text:span><text:span text:style-name="T278">*</text:span><text:span text:style-name="T279">oddSum</text:span><text:span text:style-name="T280">) {</text:span></text:p>
      <text:p text:style-name="P281"><text:span text:style-name="T282">   <text:s/></text:span><text:span text:style-name="T283">*</text:span><text:span text:style-name="T284">evenSum<text:s/></text:span><text:span text:style-name="T285">=</text:span><text:span text:style-name="T286"><text:s/></text:span><text:span text:style-name="T287">0</text:span><text:span text:style-name="T288">;</text:span></text:p>
      <text:p text:style-name="P289"><text:span text:style-name="T290">   <text:s/></text:span><text:span text:style-name="T291">*</text:span><text:span text:style-name="T292">oddSum<text:s/></text:span><text:span text:style-name="T293">=</text:span><text:span text:style-name="T294"><text:s/></text:span><text:span text:style-name="T295">0</text:span><text:span text:style-name="T296">;</text:span></text:p>
      <text:p text:style-name="P297"><text:span text:style-name="T298">   <text:s/></text:span><text:span text:style-name="T299">for</text:span><text:span text:style-name="T300">(</text:span><text:span text:style-name="T301">int</text:span><text:span text:style-name="T302"><text:s/>i<text:s/></text:span><text:span text:style-name="T303">=</text:span><text:span text:style-name="T304"><text:s/></text:span><text:span text:style-name="T305">0</text:span><text:span text:style-name="T306">; i<text:s/></text:span><text:span text:style-name="T307">&lt;</text:span><text:span text:style-name="T308"><text:s/>size; i</text:span><text:span text:style-name="T309">++</text:span><text:span text:style-name="T310">) {</text:span></text:p>
      <text:p text:style-name="P311"><text:span text:style-name="T312">       <text:s/></text:span><text:span text:style-name="T313">if</text:span><text:span text:style-name="T314">(</text:span><text:span text:style-name="T315">arr</text:span><text:span text:style-name="T316">[i]<text:s/></text:span><text:span text:style-name="T317">%</text:span><text:span text:style-name="T318"><text:s/></text:span><text:span text:style-name="T319">2</text:span><text:span text:style-name="T320"><text:s/></text:span><text:span text:style-name="T321">==</text:span><text:span text:style-name="T322"><text:s/></text:span><text:span text:style-name="T323">0</text:span><text:span text:style-name="T324">) {</text:span></text:p>
      <text:p text:style-name="P325"><text:span text:style-name="T326">           <text:s/></text:span><text:span text:style-name="T327">*</text:span><text:span text:style-name="T328">evenSum<text:s/></text:span><text:span text:style-name="T329">+=</text:span><text:span text:style-name="T330"><text:s/></text:span><text:span text:style-name="T331">arr</text:span><text:span text:style-name="T332">[i];</text:span></text:p>
      <text:p text:style-name="P333"><text:span text:style-name="T334">        }<text:s/></text:span><text:span text:style-name="T335">else</text:span><text:span text:style-name="T336"><text:s/>{</text:span></text:p>
      <text:p text:style-name="P337"><text:span text:style-name="T338">           <text:s/></text:span><text:span text:style-name="T339">*</text:span><text:span text:style-name="T340">oddSum<text:s/></text:span><text:span text:style-name="T341">+=</text:span><text:span text:style-name="T342"><text:s/></text:span><text:span text:style-name="T343">arr</text:span><text:span text:style-name="T344">[i];</text:span></text:p>
      <text:p text:style-name="P345">        }</text:p>
      <text:p text:style-name="P346">    }</text:p>
      <text:p text:style-name="P347">}</text:p>
      <text:p text:style-name="P348"/>
      <text:p text:style-name="P349"><text:span text:style-name="T350">int</text:span><text:span text:style-name="T351"><text:s/></text:span><text:span text:style-name="T352">main</text:span><text:span text:style-name="T353">() {</text:span></text:p>
      <text:p text:style-name="P354"><text:span text:style-name="T355">   <text:s/></text:span><text:span text:style-name="T356">int</text:span><text:span text:style-name="T357"><text:s/>size, evenSum, oddSum;</text:span></text:p>
      <text:p text:style-name="P358"/>
      <text:p text:style-name="P359"><text:span text:style-name="T360">   <text:s/></text:span><text:span text:style-name="T361">// Input the number of elements</text:span></text:p>
      <text:p text:style-name="P362"><text:span text:style-name="T363">   <text:s/></text:span><text:span text:style-name="T364">printf</text:span><text:span text:style-name="T365">(</text:span><text:span text:style-name="T366">"Enter the number of elements: "</text:span><text:span text:style-name="T367">);</text:span></text:p>
      <text:p text:style-name="P368"><text:span text:style-name="T369">   <text:s/></text:span><text:span text:style-name="T370">scanf</text:span><text:span text:style-name="T371">(</text:span><text:span text:style-name="T372">"</text:span><text:span text:style-name="T373">%d</text:span><text:span text:style-name="T374">"</text:span><text:span text:style-name="T375">,<text:s/></text:span><text:span text:style-name="T376">&amp;</text:span><text:span text:style-name="T377">size);</text:span></text:p>
      <text:p text:style-name="P378"/>
      <text:p text:style-name="P379"><text:span text:style-name="T380">   <text:s/></text:span><text:span text:style-name="T381">int</text:span><text:span text:style-name="T382"><text:s/></text:span><text:span text:style-name="T383">arr</text:span><text:span text:style-name="T384">[size];</text:span></text:p>
      <text:p text:style-name="P385"/>
      <text:p text:style-name="P386"><text:span text:style-name="T387">   <text:s/></text:span><text:span text:style-name="T388">// Input the elements</text:span></text:p>
      <text:p text:style-name="P389"><text:span text:style-name="T390">   <text:s/></text:span><text:span text:style-name="T391">printf</text:span><text:span text:style-name="T392">(</text:span><text:span text:style-name="T393">"Enter the elements:</text:span><text:span text:style-name="T394">\n</text:span><text:span text:style-name="T395">"</text:span><text:span text:style-name="T396">);</text:span></text:p>
      <text:p text:style-name="P397"><text:span text:style-name="T398">   <text:s/></text:span><text:span text:style-name="T399">for</text:span><text:span text:style-name="T400">(</text:span><text:span text:style-name="T401">int</text:span><text:span text:style-name="T402"><text:s/>i<text:s/></text:span><text:span text:style-name="T403">=</text:span><text:span text:style-name="T404"><text:s/></text:span><text:span text:style-name="T405">0</text:span><text:span text:style-name="T406">; i<text:s/></text:span><text:span text:style-name="T407">&lt;</text:span><text:span text:style-name="T408"><text:s/>size; i</text:span><text:span text:style-name="T409">++</text:span><text:span text:style-name="T410">) {</text:span></text:p>
      <text:p text:style-name="P411"><text:span text:style-name="T412">       <text:s/></text:span><text:span text:style-name="T413">scanf</text:span><text:span text:style-name="T414">(</text:span><text:span text:style-name="T415">"</text:span><text:span text:style-name="T416">%d</text:span><text:span text:style-name="T417">"</text:span><text:span text:style-name="T418">,<text:s/></text:span><text:span text:style-name="T419">&amp;</text:span><text:span text:style-name="T420">arr</text:span><text:span text:style-name="T421">[i]);</text:span></text:p>
      <text:p text:style-name="P422">    }</text:p>
      <text:p text:style-name="P423"/>
      <text:p text:style-name="P424"><text:span text:style-name="T425">   <text:s/></text:span><text:span text:style-name="T426">// Call function to compute sums</text:span></text:p>
      <text:p text:style-name="P427"><text:span text:style-name="T428">   <text:s/></text:span><text:span text:style-name="T429">computeSums</text:span><text:span text:style-name="T430">(arr, size,<text:s/></text:span><text:span text:style-name="T431">&amp;</text:span><text:span text:style-name="T432">evenSum,<text:s/></text:span><text:span text:style-name="T433">&amp;</text:span><text:span text:style-name="T434">oddSum);</text:span></text:p>
      <text:p text:style-name="P435"/>
      <text:p text:style-name="P436"><text:span text:style-name="T437">   <text:s/></text:span><text:span text:style-name="T438">// Output the results</text:span></text:p>
      <text:p text:style-name="P439"><text:span text:style-name="T440">   <text:s/></text:span><text:span text:style-name="T441">printf</text:span><text:span text:style-name="T442">(</text:span><text:span text:style-name="T443">"Sum of even numbers:<text:s/></text:span><text:span text:style-name="T444">%d\n</text:span><text:span text:style-name="T445">"</text:span><text:span text:style-name="T446">, evenSum);</text:span></text:p>
      <text:p text:style-name="P447"><text:span text:style-name="T448">   <text:s/></text:span><text:span text:style-name="T449">printf</text:span><text:span text:style-name="T450">(</text:span><text:span text:style-name="T451">"Sum of odd numbers:<text:s/></text:span><text:span text:style-name="T452">%d\n</text:span><text:span text:style-name="T453">"</text:span><text:span text:style-name="T454">, oddSum);</text:span></text:p>
      <text:p text:style-name="P455"/>
      <text:p text:style-name="P456"><text:span text:style-name="T457">   <text:s/></text:span><text:span text:style-name="T458">return</text:span><text:span text:style-name="T459"><text:s/></text:span><text:span text:style-name="T460">0</text:span><text:span text:style-name="T461">;</text:span></text:p>
      <text:p text:style-name="P462">}</text:p>
      <text:p text:style-name="P463"/>
      <text:p text:style-name="P464">Explanation:</text:p>
      <text:list text:style-name="LFO7" text:continue-numbering="true">
        <text:list-item>
          <text:p text:style-name="P465"><text:span text:style-name="T466">computeSums(int arr[], int size, int *evenSum, int *oddSum)</text:span>: This function takes an array and its size, then computes the sum of even and odd numbers, storing the results in the variables evenSum and oddSum.</text:p>
        </text:list-item>
        <text:list-item>
          <text:p text:style-name="P467"><text:span text:style-name="T468">*evenSum += arr[i];</text:span>: Adds the current even number to evenSum.</text:p>
        </text:list-item>
        <text:list-item>
          <text:p text:style-name="P469"><text:span text:style-name="T470">*oddSum += arr[i];</text:span>: Adds the current odd number to oddSum.</text:p>
        </text:list-item>
      </text:list>
      <text:p text:style-name="Normal">B) C Program Using do-while Loop to Add All Numbers Until User Enters 0</text:p>
      <text:p text:style-name="P471"><text:span text:style-name="T472">#include</text:span><text:span text:style-name="T473"><text:s/></text:span><text:span text:style-name="T474">&lt;stdio.h&gt;</text:span></text:p>
      <text:p text:style-name="P475"/>
      <text:p text:style-name="P476"><text:span text:style-name="T477">int</text:span><text:span text:style-name="T478"><text:s/></text:span><text:span text:style-name="T479">main</text:span><text:span text:style-name="T480">() {</text:span></text:p>
      <text:p text:style-name="P481"><text:span text:style-name="T482">   <text:s/></text:span><text:span text:style-name="T483">int</text:span><text:span text:style-name="T484"><text:s/>num, sum<text:s/></text:span><text:span text:style-name="T485">=</text:span><text:span text:style-name="T486"><text:s/></text:span><text:span text:style-name="T487">0</text:span><text:span text:style-name="T488">;</text:span></text:p>
      <text:p text:style-name="P489"/>
      <text:p text:style-name="P490"><text:span text:style-name="T491">   <text:s/></text:span><text:span text:style-name="T492">// Using do-while loop to add numbers until user enters 0</text:span></text:p>
      <text:p text:style-name="P493"><text:span text:style-name="T494">   <text:s/></text:span><text:span text:style-name="T495">do</text:span><text:span text:style-name="T496"><text:s/>{</text:span></text:p>
      <text:p text:style-name="P497"><text:span text:style-name="T498">       <text:s/></text:span><text:span text:style-name="T499">printf</text:span><text:span text:style-name="T500">(</text:span><text:span text:style-name="T501">"Enter a number (0 to stop): "</text:span><text:span text:style-name="T502">);</text:span></text:p>
      <text:p text:style-name="P503"><text:span text:style-name="T504">       <text:s/></text:span><text:span text:style-name="T505">scanf</text:span><text:span text:style-name="T506">(</text:span><text:span text:style-name="T507">"</text:span><text:span text:style-name="T508">%d</text:span><text:span text:style-name="T509">"</text:span><text:span text:style-name="T510">,<text:s/></text:span><text:span text:style-name="T511">&amp;</text:span><text:span text:style-name="T512">num);</text:span></text:p>
      <text:p text:style-name="P513"><text:span text:style-name="T514">        sum<text:s/></text:span><text:span text:style-name="T515">+=</text:span><text:span text:style-name="T516"><text:s/>num;</text:span></text:p>
      <text:p text:style-name="P517"><text:span text:style-name="T518">    }<text:s/></text:span><text:span text:style-name="T519">while</text:span><text:span text:style-name="T520">(num<text:s/></text:span><text:span text:style-name="T521">!=</text:span><text:span text:style-name="T522"><text:s/></text:span><text:span text:style-name="T523">0</text:span><text:span text:style-name="T524">);</text:span></text:p>
      <text:p text:style-name="P525"/>
      <text:p text:style-name="P526"><text:span text:style-name="T527">   <text:s/></text:span><text:span text:style-name="T528">// Output the total sum</text:span></text:p>
      <text:p text:style-name="P529"><text:span text:style-name="T530">   <text:s/></text:span><text:span text:style-name="T531">printf</text:span><text:span text:style-name="T532">(</text:span><text:span text:style-name="T533">"Total sum:<text:s/></text:span><text:span text:style-name="T534">%d\n</text:span><text:span text:style-name="T535">"</text:span><text:span text:style-name="T536">, sum);</text:span></text:p>
      <text:p text:style-name="P537"/>
      <text:p text:style-name="P538"><text:span text:style-name="T539">   <text:s/></text:span><text:span text:style-name="T540">return</text:span><text:span text:style-name="T541"><text:s/></text:span><text:span text:style-name="T542">0</text:span><text:span text:style-name="T543">;</text:span></text:p>
      <text:p text:style-name="P544">}</text:p>
      <text:p text:style-name="P545"/>
      <text:p text:style-name="P546">Explanation:</text:p>
      <text:list text:style-name="LFO8" text:continue-numbering="true">
        <text:list-item>
          <text:p text:style-name="P547"><text:span text:style-name="T548">do { ... } while(num != 0);</text:span>: The loop ensures that the code inside the block runs at least once and continues until the user enters 0.</text:p>
        </text:list-item>
        <text:list-item>
          <text:p text:style-name="P549"><text:span text:style-name="T550">sum += num;</text:span>: Adds the entered number to sum.</text:p>
        </text:list-item>
        <text:list-item>
          <text:p text:style-name="P551"><text:span text:style-name="T552">scanf("%d", &amp;num);</text:span>: Reads the number entered by the user.</text:p>
        </text:list-item>
      </text:list>
      <text:p text:style-name="P553">This program keeps asking the user for numbers, adds them up, and stops when the user enters 0, printing the total sum at the end.</text:p>
      <text:p text:style-name="Normal">4</text:p>
      <text:p text:style-name="Normal">A) Discuss the two way selection (if, if-else, nested if-else, cascaded if else) in C language with syntax and program.</text:p>
      <text:p text:style-name="Normal">B) using switch case concept, write a c program that asks a user to type a character from the following R, G, B and displays Red or Green or Blue or Unknown character depending to the entered letter</text:p>
      <text:p text:style-name="P554">A) Two-Way Selection in C Language</text:p>
      <text:p text:style-name="Normal"><text:span text:style-name="T555">1. if Statement:</text:span></text:p>
      <text:list text:style-name="LFO9" text:continue-numbering="true">
        <text:list-item>
          <text:p text:style-name="P556"><text:span text:style-name="T557">Syntax:</text:span></text:p>
        </text:list-item>
      </text:list>
      <text:p text:style-name="Normal">if (condition) {</text:p>
      <text:p text:style-name="Normal"><text:s text:c="4"/>// Statements to execute if the condition is true</text:p>
      <text:p text:style-name="Normal">}</text:p>
      <text:p text:style-name="Normal">Example Program:</text:p>
      <text:p text:style-name="P558"><text:span text:style-name="T559">#include</text:span><text:span text:style-name="T560"><text:s/></text:span><text:span text:style-name="T561">&lt;stdio.h&gt;</text:span></text:p>
      <text:p text:style-name="P562"/>
      <text:p text:style-name="P563"><text:span text:style-name="T564">int</text:span><text:span text:style-name="T565"><text:s/></text:span><text:span text:style-name="T566">main</text:span><text:span text:style-name="T567">() {</text:span></text:p>
      <text:p text:style-name="P568"><text:span text:style-name="T569">   <text:s/></text:span><text:span text:style-name="T570">int</text:span><text:span text:style-name="T571"><text:s/>num<text:s/></text:span><text:span text:style-name="T572">=</text:span><text:span text:style-name="T573"><text:s/></text:span><text:span text:style-name="T574">10</text:span><text:span text:style-name="T575">;</text:span></text:p>
      <text:p text:style-name="P576"/>
      <text:p text:style-name="P577"><text:span text:style-name="T578">   <text:s/></text:span><text:span text:style-name="T579">if</text:span><text:span text:style-name="T580"><text:s/>(num<text:s/></text:span><text:span text:style-name="T581">&gt;</text:span><text:span text:style-name="T582"><text:s/></text:span><text:span text:style-name="T583">0</text:span><text:span text:style-name="T584">) {</text:span></text:p>
      <text:p text:style-name="P585"><text:span text:style-name="T586">       <text:s/></text:span><text:span text:style-name="T587">printf</text:span><text:span text:style-name="T588">(</text:span><text:span text:style-name="T589">"The number is positive.</text:span><text:span text:style-name="T590">\n</text:span><text:span text:style-name="T591">"</text:span><text:span text:style-name="T592">);</text:span></text:p>
      <text:p text:style-name="P593">    }</text:p>
      <text:p text:style-name="P594"/>
      <text:p text:style-name="P595"><text:span text:style-name="T596">   <text:s/></text:span><text:span text:style-name="T597">return</text:span><text:span text:style-name="T598"><text:s/></text:span><text:span text:style-name="T599">0</text:span><text:span text:style-name="T600">;</text:span></text:p>
      <text:p text:style-name="P601">}</text:p>
      <text:p text:style-name="P602"/>
      <text:p text:style-name="Normal"><text:span text:style-name="T603">Explanation</text:span>: If the condition num &gt; 0 is true, the program prints "The number is positive."</text:p>
      <text:p text:style-name="Normal"><text:span text:style-name="T604">2. if-else Statement:</text:span></text:p>
      <text:list text:style-name="LFO10" text:continue-numbering="true">
        <text:list-item>
          <text:p text:style-name="P605"><text:span text:style-name="T606">Syntax:</text:span></text:p>
        </text:list-item>
      </text:list>
      <text:p text:style-name="Normal">if (condition) {</text:p>
      <text:p text:style-name="Normal"><text:s text:c="4"/>// Statements to execute if the condition is true</text:p>
      <text:p text:style-name="Normal">} else {</text:p>
      <text:p text:style-name="Normal"><text:s text:c="4"/>// Statements to execute if the condition is false</text:p>
      <text:p text:style-name="Normal">}<text:s/></text:p>
      <text:p text:style-name="Normal">Example Program:</text:p>
      <text:p text:style-name="P607"><text:span text:style-name="T608">#include</text:span><text:span text:style-name="T609"><text:s/></text:span><text:span text:style-name="T610">&lt;stdio.h&gt;</text:span></text:p>
      <text:p text:style-name="P611"/>
      <text:p text:style-name="P612"><text:span text:style-name="T613">int</text:span><text:span text:style-name="T614"><text:s/></text:span><text:span text:style-name="T615">main</text:span><text:span text:style-name="T616">() {</text:span></text:p>
      <text:p text:style-name="P617"><text:span text:style-name="T618">   <text:s/></text:span><text:span text:style-name="T619">int</text:span><text:span text:style-name="T620"><text:s/>num<text:s/></text:span><text:span text:style-name="T621">=</text:span><text:span text:style-name="T622"><text:s/></text:span><text:span text:style-name="T623">-</text:span><text:span text:style-name="T624">5</text:span><text:span text:style-name="T625">;</text:span></text:p>
      <text:p text:style-name="P626"/>
      <text:p text:style-name="P627"><text:span text:style-name="T628">   <text:s/></text:span><text:span text:style-name="T629">if</text:span><text:span text:style-name="T630"><text:s/>(num<text:s/></text:span><text:span text:style-name="T631">&gt;</text:span><text:span text:style-name="T632"><text:s/></text:span><text:span text:style-name="T633">0</text:span><text:span text:style-name="T634">) {</text:span></text:p>
      <text:p text:style-name="P635"><text:span text:style-name="T636">       <text:s/></text:span><text:span text:style-name="T637">printf</text:span><text:span text:style-name="T638">(</text:span><text:span text:style-name="T639">"The number is positive.</text:span><text:span text:style-name="T640">\n</text:span><text:span text:style-name="T641">"</text:span><text:span text:style-name="T642">);</text:span></text:p>
      <text:p text:style-name="P643"><text:span text:style-name="T644">    }<text:s/></text:span><text:span text:style-name="T645">else</text:span><text:span text:style-name="T646"><text:s/>{</text:span></text:p>
      <text:p text:style-name="P647"><text:span text:style-name="T648">       <text:s/></text:span><text:span text:style-name="T649">printf</text:span><text:span text:style-name="T650">(</text:span><text:span text:style-name="T651">"The number is not positive.</text:span><text:span text:style-name="T652">\n</text:span><text:span text:style-name="T653">"</text:span><text:span text:style-name="T654">);</text:span></text:p>
      <text:p text:style-name="P655">    }</text:p>
      <text:p text:style-name="P656"/>
      <text:p text:style-name="P657"><text:span text:style-name="T658">   <text:s/></text:span><text:span text:style-name="T659">return</text:span><text:span text:style-name="T660"><text:s/></text:span><text:span text:style-name="T661">0</text:span><text:span text:style-name="T662">;</text:span></text:p>
      <text:p text:style-name="P663">}</text:p>
      <text:p text:style-name="P664"/>
      <text:list text:style-name="LFO11" text:continue-numbering="true">
        <text:list-item>
          <text:p text:style-name="P665"><text:span text:style-name="T666">Explanation</text:span>: If the condition num &gt; 0 is false, the program prints "The number is not positive."</text:p>
        </text:list-item>
      </text:list>
      <text:p text:style-name="Normal"><text:span text:style-name="T667">3. Nested if-else Statement:</text:span></text:p>
      <text:list text:style-name="LFO12" text:continue-numbering="true">
        <text:list-item>
          <text:p text:style-name="P668"><text:span text:style-name="T669">Syntax:</text:span></text:p>
        </text:list-item>
        <text:list-item>
          <text:p text:style-name="P670"><text:span text:style-name="T671">if</text:span><text:span text:style-name="T672"><text:s/>(condition1) {</text:span></text:p>
        </text:list-item>
        <text:list-item>
          <text:p text:style-name="P673"><text:span text:style-name="T674">   <text:s/></text:span><text:span text:style-name="T675">// Statements to execute if condition1 is true</text:span></text:p>
        </text:list-item>
        <text:list-item>
          <text:p text:style-name="P676"><text:span text:style-name="T677">   <text:s/></text:span><text:span text:style-name="T678">if</text:span><text:span text:style-name="T679"><text:s/>(condition2) {</text:span></text:p>
        </text:list-item>
        <text:list-item>
          <text:p text:style-name="P680"><text:span text:style-name="T681">       <text:s/></text:span><text:span text:style-name="T682">// Statements to execute if condition2 is true</text:span></text:p>
        </text:list-item>
        <text:list-item>
          <text:p text:style-name="P683"><text:span text:style-name="T684">    }<text:s/></text:span><text:span text:style-name="T685">else</text:span><text:span text:style-name="T686"><text:s/>{</text:span></text:p>
        </text:list-item>
        <text:list-item>
          <text:p text:style-name="P687"><text:span text:style-name="T688">       <text:s/></text:span><text:span text:style-name="T689">// Statements to execute if condition2 is false</text:span></text:p>
        </text:list-item>
        <text:list-item>
          <text:p text:style-name="P690">    }</text:p>
        </text:list-item>
        <text:list-item>
          <text:p text:style-name="P691"><text:span text:style-name="T692">}<text:s/></text:span><text:span text:style-name="T693">else</text:span><text:span text:style-name="T694"><text:s/>{</text:span></text:p>
        </text:list-item>
        <text:list-item>
          <text:p text:style-name="P695"><text:span text:style-name="T696">   <text:s/></text:span><text:span text:style-name="T697">// Statements to execute if condition1 is false</text:span></text:p>
        </text:list-item>
        <text:list-item>
          <text:p text:style-name="P698">}</text:p>
        </text:list-item>
        <text:list-item>
          <text:p text:style-name="P699"/>
        </text:list-item>
        <text:list-item>
          <text:p text:style-name="P700"><text:span text:style-name="T701">Example Program:</text:span></text:p>
        </text:list-item>
      </text:list>
      <text:p text:style-name="P702"><text:span text:style-name="T703">#include</text:span><text:span text:style-name="T704"><text:s/></text:span><text:span text:style-name="T705">&lt;stdio.h&gt;</text:span></text:p>
      <text:p text:style-name="P706"/>
      <text:p text:style-name="P707"><text:span text:style-name="T708">int</text:span><text:span text:style-name="T709"><text:s/></text:span><text:span text:style-name="T710">main</text:span><text:span text:style-name="T711">() {</text:span></text:p>
      <text:p text:style-name="P712"><text:span text:style-name="T713">   <text:s/></text:span><text:span text:style-name="T714">int</text:span><text:span text:style-name="T715"><text:s/>num<text:s/></text:span><text:span text:style-name="T716">=</text:span><text:span text:style-name="T717"><text:s/></text:span><text:span text:style-name="T718">5</text:span><text:span text:style-name="T719">;</text:span></text:p>
      <text:p text:style-name="P720"/>
      <text:p text:style-name="P721"><text:span text:style-name="T722">   <text:s/></text:span><text:span text:style-name="T723">if</text:span><text:span text:style-name="T724"><text:s/>(num<text:s/></text:span><text:span text:style-name="T725">&gt;</text:span><text:span text:style-name="T726"><text:s/></text:span><text:span text:style-name="T727">0</text:span><text:span text:style-name="T728">) {</text:span></text:p>
      <text:p text:style-name="P729"><text:span text:style-name="T730">       <text:s/></text:span><text:span text:style-name="T731">if</text:span><text:span text:style-name="T732"><text:s/>(num<text:s/></text:span><text:span text:style-name="T733">%</text:span><text:span text:style-name="T734"><text:s/></text:span><text:span text:style-name="T735">2</text:span><text:span text:style-name="T736"><text:s/></text:span><text:span text:style-name="T737">==</text:span><text:span text:style-name="T738"><text:s/></text:span><text:span text:style-name="T739">0</text:span><text:span text:style-name="T740">) {</text:span></text:p>
      <text:p text:style-name="P741"><text:span text:style-name="T742">           <text:s/></text:span><text:span text:style-name="T743">printf</text:span><text:span text:style-name="T744">(</text:span><text:span text:style-name="T745">"The number is positive and even.</text:span><text:span text:style-name="T746">\n</text:span><text:span text:style-name="T747">"</text:span><text:span text:style-name="T748">);</text:span></text:p>
      <text:p text:style-name="P749"><text:span text:style-name="T750">        }<text:s/></text:span><text:span text:style-name="T751">else</text:span><text:span text:style-name="T752"><text:s/>{</text:span></text:p>
      <text:p text:style-name="P753"><text:span text:style-name="T754">           <text:s/></text:span><text:span text:style-name="T755">printf</text:span><text:span text:style-name="T756">(</text:span><text:span text:style-name="T757">"The number is positive and odd.</text:span><text:span text:style-name="T758">\n</text:span><text:span text:style-name="T759">"</text:span><text:span text:style-name="T760">);</text:span></text:p>
      <text:p text:style-name="P761">        }</text:p>
      <text:p text:style-name="P762"><text:span text:style-name="T763">    }<text:s/></text:span><text:span text:style-name="T764">else</text:span><text:span text:style-name="T765"><text:s/>{</text:span></text:p>
      <text:p text:style-name="P766"><text:span text:style-name="T767">       <text:s/></text:span><text:span text:style-name="T768">printf</text:span><text:span text:style-name="T769">(</text:span><text:span text:style-name="T770">"The number is not positive.</text:span><text:span text:style-name="T771">\n</text:span><text:span text:style-name="T772">"</text:span><text:span text:style-name="T773">);</text:span></text:p>
      <text:p text:style-name="P774">    }</text:p>
      <text:p text:style-name="P775"/>
      <text:p text:style-name="P776"><text:span text:style-name="T777">   <text:s/></text:span><text:span text:style-name="T778">return</text:span><text:span text:style-name="T779"><text:s/></text:span><text:span text:style-name="T780">0</text:span><text:span text:style-name="T781">;</text:span></text:p>
      <text:p text:style-name="P782">}</text:p>
      <text:p text:style-name="P783"/>
      <text:list text:style-name="LFO13" text:continue-numbering="true">
        <text:list-item>
          <text:p text:style-name="P784"><text:span text:style-name="T785">Explanation</text:span>: This program checks if num is positive, then further checks if it is even or odd using nested if-else statements.</text:p>
        </text:list-item>
      </text:list>
      <text:p text:style-name="Normal"><text:span text:style-name="T786">4. Cascaded if-else (else if Ladder):</text:span></text:p>
      <text:list text:style-name="LFO14" text:continue-numbering="true">
        <text:list-item>
          <text:p text:style-name="P787"><text:span text:style-name="T788">Syntax:</text:span></text:p>
        </text:list-item>
      </text:list>
      <text:p text:style-name="P789"><text:span text:style-name="T790">if</text:span><text:span text:style-name="T791"><text:s/>(condition1) {</text:span></text:p>
      <text:p text:style-name="P792"><text:span text:style-name="T793">   <text:s/></text:span><text:span text:style-name="T794">// Statements to execute if condition1 is true</text:span></text:p>
      <text:p text:style-name="P795"><text:span text:style-name="T796">}<text:s/></text:span><text:span text:style-name="T797">else</text:span><text:span text:style-name="T798"><text:s/></text:span><text:span text:style-name="T799">if</text:span><text:span text:style-name="T800"><text:s/>(condition2) {</text:span></text:p>
      <text:p text:style-name="P801"><text:span text:style-name="T802">   <text:s/></text:span><text:span text:style-name="T803">// Statements to execute if condition2 is true</text:span></text:p>
      <text:p text:style-name="P804"><text:span text:style-name="T805">}<text:s/></text:span><text:span text:style-name="T806">else</text:span><text:span text:style-name="T807"><text:s/></text:span><text:span text:style-name="T808">if</text:span><text:span text:style-name="T809"><text:s/>(condition3) {</text:span></text:p>
      <text:p text:style-name="P810"><text:span text:style-name="T811">   <text:s/></text:span><text:span text:style-name="T812">// Statements to execute if condition3 is true</text:span></text:p>
      <text:p text:style-name="P813"><text:span text:style-name="T814">}<text:s/></text:span><text:span text:style-name="T815">else</text:span><text:span text:style-name="T816"><text:s/>{</text:span></text:p>
      <text:p text:style-name="P817"><text:span text:style-name="T818">   <text:s/></text:span><text:span text:style-name="T819">// Statements to execute if all conditions are false</text:span></text:p>
      <text:p text:style-name="P820">}</text:p>
      <text:p text:style-name="P821"/>
      <text:p text:style-name="Normal"><text:span text:style-name="T822">Example Program:</text:span></text:p>
      <text:p text:style-name="P823"><text:span text:style-name="T824">#include</text:span><text:span text:style-name="T825"><text:s/></text:span><text:span text:style-name="T826">&lt;stdio.h&gt;</text:span></text:p>
      <text:p text:style-name="P827"/>
      <text:p text:style-name="P828"><text:span text:style-name="T829">int</text:span><text:span text:style-name="T830"><text:s/></text:span><text:span text:style-name="T831">main</text:span><text:span text:style-name="T832">() {</text:span></text:p>
      <text:p text:style-name="P833"><text:span text:style-name="T834">   <text:s/></text:span><text:span text:style-name="T835">int</text:span><text:span text:style-name="T836"><text:s/>num<text:s/></text:span><text:span text:style-name="T837">=</text:span><text:span text:style-name="T838"><text:s/></text:span><text:span text:style-name="T839">0</text:span><text:span text:style-name="T840">;</text:span></text:p>
      <text:p text:style-name="P841"/>
      <text:p text:style-name="P842"><text:span text:style-name="T843">   <text:s/></text:span><text:span text:style-name="T844">if</text:span><text:span text:style-name="T845"><text:s/>(num<text:s/></text:span><text:span text:style-name="T846">&gt;</text:span><text:span text:style-name="T847"><text:s/></text:span><text:span text:style-name="T848">0</text:span><text:span text:style-name="T849">) {</text:span></text:p>
      <text:p text:style-name="P850"><text:span text:style-name="T851">       <text:s/></text:span><text:span text:style-name="T852">printf</text:span><text:span text:style-name="T853">(</text:span><text:span text:style-name="T854">"The number is positive.</text:span><text:span text:style-name="T855">\n</text:span><text:span text:style-name="T856">"</text:span><text:span text:style-name="T857">);</text:span></text:p>
      <text:p text:style-name="P858"><text:span text:style-name="T859">    }<text:s/></text:span><text:span text:style-name="T860">else</text:span><text:span text:style-name="T861"><text:s/></text:span><text:span text:style-name="T862">if</text:span><text:span text:style-name="T863"><text:s/>(num<text:s/></text:span><text:span text:style-name="T864">&lt;</text:span><text:span text:style-name="T865"><text:s/></text:span><text:span text:style-name="T866">0</text:span><text:span text:style-name="T867">) {</text:span></text:p>
      <text:p text:style-name="P868"><text:span text:style-name="T869">       <text:s/></text:span><text:span text:style-name="T870">printf</text:span><text:span text:style-name="T871">(</text:span><text:span text:style-name="T872">"The number is negative.</text:span><text:span text:style-name="T873">\n</text:span><text:span text:style-name="T874">"</text:span><text:span text:style-name="T875">);</text:span></text:p>
      <text:p text:style-name="P876"><text:span text:style-name="T877">    }<text:s/></text:span><text:span text:style-name="T878">else</text:span><text:span text:style-name="T879"><text:s/>{</text:span></text:p>
      <text:p text:style-name="P880"><text:span text:style-name="T881">       <text:s/></text:span><text:span text:style-name="T882">printf</text:span><text:span text:style-name="T883">(</text:span><text:span text:style-name="T884">"The number is zero.</text:span><text:span text:style-name="T885">\n</text:span><text:span text:style-name="T886">"</text:span><text:span text:style-name="T887">);</text:span></text:p>
      <text:p text:style-name="P888">    }</text:p>
      <text:p text:style-name="P889"/>
      <text:p text:style-name="P890"><text:span text:style-name="T891">   <text:s/></text:span><text:span text:style-name="T892">return</text:span><text:span text:style-name="T893"><text:s/></text:span><text:span text:style-name="T894">0</text:span><text:span text:style-name="T895">;</text:span></text:p>
      <text:p text:style-name="P896">}</text:p>
      <text:p text:style-name="P897"/>
      <text:list text:style-name="LFO15" text:continue-numbering="true">
        <text:list-item>
          <text:p text:style-name="P898"><text:span text:style-name="T899">Explanation</text:span>: The program uses cascaded if-else statements to check multiple conditions and print the appropriate message.</text:p>
        </text:list-item>
      </text:list>
      <text:p text:style-name="P900">B) C Program Using switch-case to Display a Color Based on Input</text:p>
      <text:p text:style-name="P901"><text:span text:style-name="T902">#include</text:span><text:span text:style-name="T903"><text:s/></text:span><text:span text:style-name="T904">&lt;stdio.h&gt;</text:span></text:p>
      <text:p text:style-name="P905"/>
      <text:p text:style-name="P906"><text:span text:style-name="T907">int</text:span><text:span text:style-name="T908"><text:s/></text:span><text:span text:style-name="T909">main</text:span><text:span text:style-name="T910">() {</text:span></text:p>
      <text:p text:style-name="P911"><text:span text:style-name="T912">   <text:s/></text:span><text:span text:style-name="T913">char</text:span><text:span text:style-name="T914"><text:s/>ch;</text:span></text:p>
      <text:p text:style-name="P915"/>
      <text:p text:style-name="P916"><text:span text:style-name="T917">   <text:s/></text:span><text:span text:style-name="T918">// Prompt the user to enter a character</text:span></text:p>
      <text:p text:style-name="P919"><text:span text:style-name="T920">   <text:s/></text:span><text:span text:style-name="T921">printf</text:span><text:span text:style-name="T922">(</text:span><text:span text:style-name="T923">"Enter a character (R, G, B): "</text:span><text:span text:style-name="T924">);</text:span></text:p>
      <text:p text:style-name="P925"><text:span text:style-name="T926">   <text:s/></text:span><text:span text:style-name="T927">scanf</text:span><text:span text:style-name="T928">(</text:span><text:span text:style-name="T929">"</text:span><text:span text:style-name="T930">%c</text:span><text:span text:style-name="T931">"</text:span><text:span text:style-name="T932">,<text:s/></text:span><text:span text:style-name="T933">&amp;</text:span><text:span text:style-name="T934">ch);</text:span></text:p>
      <text:p text:style-name="P935"/>
      <text:p text:style-name="P936"><text:span text:style-name="T937">   <text:s/></text:span><text:span text:style-name="T938">// Use switch-case to determine the color</text:span></text:p>
      <text:p text:style-name="P939"><text:span text:style-name="T940">   <text:s/></text:span><text:span text:style-name="T941">switch</text:span><text:span text:style-name="T942"><text:s/>(ch) {</text:span></text:p>
      <text:p text:style-name="P943"><text:span text:style-name="T944">       <text:s/></text:span><text:span text:style-name="T945">case</text:span><text:span text:style-name="T946"><text:s/></text:span><text:span text:style-name="T947">'R'</text:span><text:span text:style-name="T948">:</text:span></text:p>
      <text:p text:style-name="P949"><text:span text:style-name="T950">       <text:s/></text:span><text:span text:style-name="T951">case</text:span><text:span text:style-name="T952"><text:s/></text:span><text:span text:style-name="T953">'r'</text:span><text:span text:style-name="T954">:</text:span></text:p>
      <text:p text:style-name="P955"><text:span text:style-name="T956">           <text:s/></text:span><text:span text:style-name="T957">printf</text:span><text:span text:style-name="T958">(</text:span><text:span text:style-name="T959">"Red</text:span><text:span text:style-name="T960">\n</text:span><text:span text:style-name="T961">"</text:span><text:span text:style-name="T962">);</text:span></text:p>
      <text:p text:style-name="P963"><text:span text:style-name="T964">           <text:s/></text:span><text:span text:style-name="T965">break</text:span><text:span text:style-name="T966">;</text:span></text:p>
      <text:p text:style-name="P967"><text:span text:style-name="T968">       <text:s/></text:span><text:span text:style-name="T969">case</text:span><text:span text:style-name="T970"><text:s/></text:span><text:span text:style-name="T971">'G'</text:span><text:span text:style-name="T972">:</text:span></text:p>
      <text:p text:style-name="P973"><text:span text:style-name="T974">       <text:s/></text:span><text:span text:style-name="T975">case</text:span><text:span text:style-name="T976"><text:s/></text:span><text:span text:style-name="T977">'g'</text:span><text:span text:style-name="T978">:</text:span></text:p>
      <text:p text:style-name="P979"><text:span text:style-name="T980">           <text:s/></text:span><text:span text:style-name="T981">printf</text:span><text:span text:style-name="T982">(</text:span><text:span text:style-name="T983">"Green</text:span><text:span text:style-name="T984">\n</text:span><text:span text:style-name="T985">"</text:span><text:span text:style-name="T986">);</text:span></text:p>
      <text:p text:style-name="P987"><text:span text:style-name="T988">           <text:s/></text:span><text:span text:style-name="T989">break</text:span><text:span text:style-name="T990">;</text:span></text:p>
      <text:p text:style-name="P991"><text:span text:style-name="T992">       <text:s/></text:span><text:span text:style-name="T993">case</text:span><text:span text:style-name="T994"><text:s/></text:span><text:span text:style-name="T995">'B'</text:span><text:span text:style-name="T996">:</text:span></text:p>
      <text:p text:style-name="P997"><text:span text:style-name="T998">       <text:s/></text:span><text:span text:style-name="T999">case</text:span><text:span text:style-name="T1000"><text:s/></text:span><text:span text:style-name="T1001">'b'</text:span><text:span text:style-name="T1002">:</text:span></text:p>
      <text:p text:style-name="P1003"><text:span text:style-name="T1004">           <text:s/></text:span><text:span text:style-name="T1005">printf</text:span><text:span text:style-name="T1006">(</text:span><text:span text:style-name="T1007">"Blue</text:span><text:span text:style-name="T1008">\n</text:span><text:span text:style-name="T1009">"</text:span><text:span text:style-name="T1010">);</text:span></text:p>
      <text:p text:style-name="P1011"><text:span text:style-name="T1012">           <text:s/></text:span><text:span text:style-name="T1013">break</text:span><text:span text:style-name="T1014">;</text:span></text:p>
      <text:p text:style-name="P1015"><text:span text:style-name="T1016">       <text:s/></text:span><text:span text:style-name="T1017">default</text:span><text:span text:style-name="T1018">:</text:span></text:p>
      <text:p text:style-name="P1019"><text:span text:style-name="T1020">           <text:s/></text:span><text:span text:style-name="T1021">printf</text:span><text:span text:style-name="T1022">(</text:span><text:span text:style-name="T1023">"Unknown character</text:span><text:span text:style-name="T1024">\n</text:span><text:span text:style-name="T1025">"</text:span><text:span text:style-name="T1026">);</text:span></text:p>
      <text:p text:style-name="P1027"><text:span text:style-name="T1028">           <text:s/></text:span><text:span text:style-name="T1029">break</text:span><text:span text:style-name="T1030">;</text:span></text:p>
      <text:p text:style-name="P1031">    }</text:p>
      <text:p text:style-name="P1032"/>
      <text:p text:style-name="P1033"><text:span text:style-name="T1034">   <text:s/></text:span><text:span text:style-name="T1035">return</text:span><text:span text:style-name="T1036"><text:s/></text:span><text:span text:style-name="T1037">0</text:span><text:span text:style-name="T1038">;</text:span></text:p>
      <text:p text:style-name="P1039">}</text:p>
      <text:p text:style-name="P1040"/>
      <text:p text:style-name="P1041">Explanation:</text:p>
      <text:list text:style-name="LFO16" text:continue-numbering="true">
        <text:list-item>
          <text:p text:style-name="P1042"><text:span text:style-name="T1043">switch (ch)</text:span>: Switches control based on the value of ch.</text:p>
        </text:list-item>
        <text:list-item>
          <text:p text:style-name="P1044"><text:span text:style-name="T1045">case 'R':</text:span>: If the character is 'R', it prints "Red".</text:p>
        </text:list-item>
        <text:list-item>
          <text:p text:style-name="P1046"><text:span text:style-name="T1047">case 'G':</text:span>: If the character is 'G', it prints "Green".</text:p>
        </text:list-item>
        <text:list-item>
          <text:p text:style-name="P1048"><text:span text:style-name="T1049">case 'B':</text:span>: If the character is 'B', it prints "Blue".</text:p>
        </text:list-item>
        <text:list-item>
          <text:p text:style-name="P1050"><text:span text:style-name="T1051">default:</text:span>: If the character doesn't match any case, it prints "Unknown character".</text:p>
        </text:list-item>
      </text:list>
      <text:p text:style-name="P1052">This program handles both uppercase and lowercase inputs (e.g., 'R' or 'r') and responds accordingly.</text:p>
      <text:p text:style-name="Normal">5</text:p>
      <text:p text:style-name="Normal">A) Describe the structure of a function with the help of example.</text:p>
      <text:p text:style-name="Normal">B) Write a program in c using structure to enter five students and four marks of students and calculate the total return the students details</text:p>
      <text:p text:style-name="Normal">C) Write a Program to find the factorial of a number.</text:p>
      <text:p text:style-name="Normal"/>
      <text:p text:style-name="P1053">A) Structure of a Function in C</text:p>
      <text:p text:style-name="Normal">A function in C consists of four main components:</text:p>
      <text:list text:style-name="LFO17" text:continue-numbering="true">
        <text:list-item>
          <text:p text:style-name="P1054"><text:span text:style-name="T1055">Return Type</text:span>: Specifies the type of value that the function returns (e.g., int, float, void).</text:p>
        </text:list-item>
        <text:list-item>
          <text:p text:style-name="P1056"><text:span text:style-name="T1057">Function Name</text:span>: The identifier used to call the function.</text:p>
        </text:list-item>
        <text:list-item>
          <text:p text:style-name="P1058"><text:span text:style-name="T1059">Parameters (Arguments)</text:span>: Input values that the function requires (can be zero or more).</text:p>
        </text:list-item>
        <text:list-item>
          <text:p text:style-name="P1060"><text:span text:style-name="T1061">Function Body</text:span>: The block of code that performs the task and may include a return statement.</text:p>
        </text:list-item>
      </text:list>
      <text:p text:style-name="Normal"><text:span text:style-name="T1062">Example of a Function Structure:</text:span></text:p>
      <text:p text:style-name="P1063"><text:span text:style-name="T1064">#include</text:span><text:span text:style-name="T1065"><text:s/></text:span><text:span text:style-name="T1066">&lt;stdio.h&gt;</text:span></text:p>
      <text:p text:style-name="P1067"/>
      <text:p text:style-name="P1068"><text:span text:style-name="T1069">// Function to add two numbers</text:span></text:p>
      <text:p text:style-name="P1070"><text:span text:style-name="T1071">int</text:span><text:span text:style-name="T1072"><text:s/></text:span><text:span text:style-name="T1073">add</text:span><text:span text:style-name="T1074">(</text:span><text:span text:style-name="T1075">int</text:span><text:span text:style-name="T1076"><text:s/></text:span><text:span text:style-name="T1077">a</text:span><text:span text:style-name="T1078">,<text:s/></text:span><text:span text:style-name="T1079">int</text:span><text:span text:style-name="T1080"><text:s/></text:span><text:span text:style-name="T1081">b</text:span><text:span text:style-name="T1082">) {</text:span></text:p>
      <text:p text:style-name="P1083"><text:span text:style-name="T1084">   <text:s/></text:span><text:span text:style-name="T1085">int</text:span><text:span text:style-name="T1086"><text:s/>sum;</text:span><text:span text:style-name="T1087"><text:s/>            // Local variable</text:span></text:p>
      <text:p text:style-name="P1088"><text:span text:style-name="T1089">    sum<text:s/></text:span><text:span text:style-name="T1090">=</text:span><text:span text:style-name="T1091"><text:s/></text:span><text:span text:style-name="T1092">a</text:span><text:span text:style-name="T1093"><text:s/></text:span><text:span text:style-name="T1094">+</text:span><text:span text:style-name="T1095"><text:s/></text:span><text:span text:style-name="T1096">b</text:span><text:span text:style-name="T1097">;</text:span><text:span text:style-name="T1098"><text:s/>        // Logic to calculate sum</text:span></text:p>
      <text:p text:style-name="P1099"><text:span text:style-name="T1100">   <text:s/></text:span><text:span text:style-name="T1101">return</text:span><text:span text:style-name="T1102"><text:s/>sum;</text:span><text:span text:style-name="T1103"><text:s/>         // Returning the result</text:span></text:p>
      <text:p text:style-name="P1104">}</text:p>
      <text:p text:style-name="P1105"/>
      <text:p text:style-name="P1106"><text:span text:style-name="T1107">int</text:span><text:span text:style-name="T1108"><text:s/></text:span><text:span text:style-name="T1109">main</text:span><text:span text:style-name="T1110">() {</text:span></text:p>
      <text:p text:style-name="P1111"><text:span text:style-name="T1112">   <text:s/></text:span><text:span text:style-name="T1113">int</text:span><text:span text:style-name="T1114"><text:s/>result;</text:span></text:p>
      <text:p text:style-name="P1115"/>
      <text:p text:style-name="P1116"><text:span text:style-name="T1117">   <text:s/></text:span><text:span text:style-name="T1118">// Function call with arguments 10 and 20</text:span></text:p>
      <text:p text:style-name="P1119"><text:span text:style-name="T1120">    result<text:s/></text:span><text:span text:style-name="T1121">=</text:span><text:span text:style-name="T1122"><text:s/></text:span><text:span text:style-name="T1123">add</text:span><text:span text:style-name="T1124">(</text:span><text:span text:style-name="T1125">10</text:span><text:span text:style-name="T1126">,<text:s/></text:span><text:span text:style-name="T1127">20</text:span><text:span text:style-name="T1128">);</text:span></text:p>
      <text:p text:style-name="P1129"/>
      <text:p text:style-name="P1130"><text:span text:style-name="T1131">   <text:s/></text:span><text:span text:style-name="T1132">printf</text:span><text:span text:style-name="T1133">(</text:span><text:span text:style-name="T1134">"Sum:<text:s/></text:span><text:span text:style-name="T1135">%d\n</text:span><text:span text:style-name="T1136">"</text:span><text:span text:style-name="T1137">, result);</text:span></text:p>
      <text:p text:style-name="P1138"/>
      <text:p text:style-name="P1139"><text:span text:style-name="T1140">   <text:s/></text:span><text:span text:style-name="T1141">return</text:span><text:span text:style-name="T1142"><text:s/></text:span><text:span text:style-name="T1143">0</text:span><text:span text:style-name="T1144">;</text:span></text:p>
      <text:p text:style-name="P1145">}</text:p>
      <text:p text:style-name="P1146"/>
      <text:p text:style-name="Normal"><text:span text:style-name="T1147">Explanation:</text:span></text:p>
      <text:list text:style-name="LFO18" text:continue-numbering="true">
        <text:list-item>
          <text:p text:style-name="P1148"><text:span text:style-name="T1149">int add(int a, int b)</text:span>: The function add takes two integer parameters a and b and returns an integer (int).</text:p>
        </text:list-item>
        <text:list-item>
          <text:p text:style-name="P1150"><text:span text:style-name="T1151">int sum;</text:span>: A local variable inside the function to store the result.</text:p>
        </text:list-item>
        <text:list-item>
          <text:p text:style-name="P1152"><text:span text:style-name="T1153">return sum;</text:span>: The return statement sends the result back to the calling function.</text:p>
        </text:list-item>
        <text:list-item>
          <text:p text:style-name="P1154"><text:span text:style-name="T1155">result = add(10, 20);</text:span>: The function add is called, and the result is stored in result.</text:p>
        </text:list-item>
      </text:list>
      <text:p text:style-name="P1156"><text:span text:style-name="T1157">B) C Program Using Structure to Enter Five Students' Details and Calculate Total Marks</text:span><text:span text:style-name="T1158"><text:line-break/></text:span><text:span text:style-name="T1159">#include</text:span><text:span text:style-name="T1160"><text:s/></text:span><text:span text:style-name="T1161">&lt;stdio.h&gt;</text:span></text:p>
      <text:p text:style-name="P1162"/>
      <text:p text:style-name="P1163"><text:span text:style-name="T1164">// Structure to hold student details</text:span></text:p>
      <text:p text:style-name="P1165"><text:span text:style-name="T1166">struct</text:span><text:span text:style-name="T1167"><text:s/></text:span><text:span text:style-name="T1168">Student</text:span><text:span text:style-name="T1169"><text:s/>{</text:span></text:p>
      <text:p text:style-name="P1170"><text:span text:style-name="T1171">   <text:s/></text:span><text:span text:style-name="T1172">char</text:span><text:span text:style-name="T1173"><text:s/>name[</text:span><text:span text:style-name="T1174">50</text:span><text:span text:style-name="T1175">];</text:span></text:p>
      <text:p text:style-name="P1176"><text:span text:style-name="T1177">   <text:s/></text:span><text:span text:style-name="T1178">int</text:span><text:span text:style-name="T1179"><text:s/>marks[</text:span><text:span text:style-name="T1180">4</text:span><text:span text:style-name="T1181">];</text:span></text:p>
      <text:p text:style-name="P1182"><text:span text:style-name="T1183">   <text:s/></text:span><text:span text:style-name="T1184">int</text:span><text:span text:style-name="T1185"><text:s/>total;</text:span></text:p>
      <text:p text:style-name="P1186">};</text:p>
      <text:p text:style-name="P1187"/>
      <text:p text:style-name="P1188"><text:span text:style-name="T1189">int</text:span><text:span text:style-name="T1190"><text:s/></text:span><text:span text:style-name="T1191">main</text:span><text:span text:style-name="T1192">() {</text:span></text:p>
      <text:p text:style-name="P1193"><text:span text:style-name="T1194">   <text:s/></text:span><text:span text:style-name="T1195">struct</text:span><text:span text:style-name="T1196"><text:s/></text:span><text:span text:style-name="T1197">Student</text:span><text:span text:style-name="T1198"><text:s/>students[</text:span><text:span text:style-name="T1199">5</text:span><text:span text:style-name="T1200">];</text:span><text:span text:style-name="T1201"><text:s/> // Array of 5 students</text:span></text:p>
      <text:p text:style-name="P1202"/>
      <text:p text:style-name="P1203"><text:span text:style-name="T1204">   <text:s/></text:span><text:span text:style-name="T1205">// Input details for each student</text:span></text:p>
      <text:p text:style-name="P1206"><text:span text:style-name="T1207">   <text:s/></text:span><text:span text:style-name="T1208">for</text:span><text:span text:style-name="T1209"><text:s/>(</text:span><text:span text:style-name="T1210">int</text:span><text:span text:style-name="T1211"><text:s/>i<text:s/></text:span><text:span text:style-name="T1212">=</text:span><text:span text:style-name="T1213"><text:s/></text:span><text:span text:style-name="T1214">0</text:span><text:span text:style-name="T1215">; i<text:s/></text:span><text:span text:style-name="T1216">&lt;</text:span><text:span text:style-name="T1217"><text:s/></text:span><text:span text:style-name="T1218">5</text:span><text:span text:style-name="T1219">; i</text:span><text:span text:style-name="T1220">++</text:span><text:span text:style-name="T1221">) {</text:span></text:p>
      <text:p text:style-name="P1222"><text:span text:style-name="T1223">       <text:s/></text:span><text:span text:style-name="T1224">printf</text:span><text:span text:style-name="T1225">(</text:span><text:span text:style-name="T1226">"Enter name of student<text:s/></text:span><text:span text:style-name="T1227">%d</text:span><text:span text:style-name="T1228">: "</text:span><text:span text:style-name="T1229">, i<text:s/></text:span><text:span text:style-name="T1230">+</text:span><text:span text:style-name="T1231"><text:s/></text:span><text:span text:style-name="T1232">1</text:span><text:span text:style-name="T1233">);</text:span></text:p>
      <text:p text:style-name="P1234"><text:span text:style-name="T1235">       <text:s/></text:span><text:span text:style-name="T1236">scanf</text:span><text:span text:style-name="T1237">(</text:span><text:span text:style-name="T1238">"</text:span><text:span text:style-name="T1239">%s</text:span><text:span text:style-name="T1240">"</text:span><text:span text:style-name="T1241">, students[i].name);</text:span></text:p>
      <text:p text:style-name="P1242"/>
      <text:p text:style-name="P1243"><text:span text:style-name="T1244">        students[i].total<text:s/></text:span><text:span text:style-name="T1245">=</text:span><text:span text:style-name="T1246"><text:s/></text:span><text:span text:style-name="T1247">0</text:span><text:span text:style-name="T1248">;</text:span><text:span text:style-name="T1249"><text:s/>// Initialize total to 0</text:span></text:p>
      <text:p text:style-name="P1250"/>
      <text:p text:style-name="P1251"><text:span text:style-name="T1252">       <text:s/></text:span><text:span text:style-name="T1253">printf</text:span><text:span text:style-name="T1254">(</text:span><text:span text:style-name="T1255">"Enter 4 marks for<text:s/></text:span><text:span text:style-name="T1256">%s</text:span><text:span text:style-name="T1257">:</text:span><text:span text:style-name="T1258">\n</text:span><text:span text:style-name="T1259">"</text:span><text:span text:style-name="T1260">, students[i].name);</text:span></text:p>
      <text:p text:style-name="P1261"><text:span text:style-name="T1262">       <text:s/></text:span><text:span text:style-name="T1263">for</text:span><text:span text:style-name="T1264"><text:s/>(</text:span><text:span text:style-name="T1265">int</text:span><text:span text:style-name="T1266"><text:s/>j<text:s/></text:span><text:span text:style-name="T1267">=</text:span><text:span text:style-name="T1268"><text:s/></text:span><text:span text:style-name="T1269">0</text:span><text:span text:style-name="T1270">; j<text:s/></text:span><text:span text:style-name="T1271">&lt;</text:span><text:span text:style-name="T1272"><text:s/></text:span><text:span text:style-name="T1273">4</text:span><text:span text:style-name="T1274">; j</text:span><text:span text:style-name="T1275">++</text:span><text:span text:style-name="T1276">) {</text:span></text:p>
      <text:p text:style-name="P1277"><text:span text:style-name="T1278">           <text:s/></text:span><text:span text:style-name="T1279">printf</text:span><text:span text:style-name="T1280">(</text:span><text:span text:style-name="T1281">"Mark<text:s/></text:span><text:span text:style-name="T1282">%d</text:span><text:span text:style-name="T1283">: "</text:span><text:span text:style-name="T1284">, j<text:s/></text:span><text:span text:style-name="T1285">+</text:span><text:span text:style-name="T1286"><text:s/></text:span><text:span text:style-name="T1287">1</text:span><text:span text:style-name="T1288">);</text:span></text:p>
      <text:p text:style-name="P1289"><text:span text:style-name="T1290">           <text:s/></text:span><text:span text:style-name="T1291">scanf</text:span><text:span text:style-name="T1292">(</text:span><text:span text:style-name="T1293">"</text:span><text:span text:style-name="T1294">%d</text:span><text:span text:style-name="T1295">"</text:span><text:span text:style-name="T1296">,<text:s/></text:span><text:span text:style-name="T1297">&amp;</text:span><text:span text:style-name="T1298">students[i].marks[j]);</text:span></text:p>
      <text:p text:style-name="P1299"><text:span text:style-name="T1300">            students[i].total<text:s/></text:span><text:span text:style-name="T1301">+=</text:span><text:span text:style-name="T1302"><text:s/>students[i].marks[j];</text:span><text:span text:style-name="T1303"><text:s/> // Calculate total marks</text:span></text:p>
      <text:p text:style-name="P1304">        }</text:p>
      <text:p text:style-name="P1305">    }</text:p>
      <text:p text:style-name="P1306"/>
      <text:p text:style-name="P1307"><text:span text:style-name="T1308">   <text:s/></text:span><text:span text:style-name="T1309">// Output student details</text:span></text:p>
      <text:p text:style-name="P1310"><text:span text:style-name="T1311">   <text:s/></text:span><text:span text:style-name="T1312">printf</text:span><text:span text:style-name="T1313">(</text:span><text:span text:style-name="T1314">"</text:span><text:span text:style-name="T1315">\n</text:span><text:span text:style-name="T1316">Student Details:</text:span><text:span text:style-name="T1317">\n</text:span><text:span text:style-name="T1318">"</text:span><text:span text:style-name="T1319">);</text:span></text:p>
      <text:p text:style-name="P1320"><text:span text:style-name="T1321">   <text:s/></text:span><text:span text:style-name="T1322">for</text:span><text:span text:style-name="T1323"><text:s/>(</text:span><text:span text:style-name="T1324">int</text:span><text:span text:style-name="T1325"><text:s/>i<text:s/></text:span><text:span text:style-name="T1326">=</text:span><text:span text:style-name="T1327"><text:s/></text:span><text:span text:style-name="T1328">0</text:span><text:span text:style-name="T1329">; i<text:s/></text:span><text:span text:style-name="T1330">&lt;</text:span><text:span text:style-name="T1331"><text:s/></text:span><text:span text:style-name="T1332">5</text:span><text:span text:style-name="T1333">; i</text:span><text:span text:style-name="T1334">++</text:span><text:span text:style-name="T1335">) {</text:span></text:p>
      <text:p text:style-name="P1336"><text:span text:style-name="T1337">       <text:s/></text:span><text:span text:style-name="T1338">printf</text:span><text:span text:style-name="T1339">(</text:span><text:span text:style-name="T1340">"Name:<text:s/></text:span><text:span text:style-name="T1341">%s\n</text:span><text:span text:style-name="T1342">"</text:span><text:span text:style-name="T1343">, students[i].name);</text:span></text:p>
      <text:p text:style-name="P1344"><text:span text:style-name="T1345">       <text:s/></text:span><text:span text:style-name="T1346">printf</text:span><text:span text:style-name="T1347">(</text:span><text:span text:style-name="T1348">"Marks:<text:s/></text:span><text:span text:style-name="T1349">%d</text:span><text:span text:style-name="T1350">,<text:s/></text:span><text:span text:style-name="T1351">%d</text:span><text:span text:style-name="T1352">,<text:s/></text:span><text:span text:style-name="T1353">%d</text:span><text:span text:style-name="T1354">,<text:s/></text:span><text:span text:style-name="T1355">%d\n</text:span><text:span text:style-name="T1356">"</text:span><text:span text:style-name="T1357">, students[i].marks[</text:span><text:span text:style-name="T1358">0</text:span><text:span text:style-name="T1359">], students[i].marks[</text:span><text:span text:style-name="T1360">1</text:span><text:span text:style-name="T1361">], students[i].marks[</text:span><text:span text:style-name="T1362">2</text:span><text:span text:style-name="T1363">], students[i].marks[</text:span><text:span text:style-name="T1364">3</text:span><text:span text:style-name="T1365">]);</text:span></text:p>
      <text:p text:style-name="P1366"><text:span text:style-name="T1367">       <text:s/></text:span><text:span text:style-name="T1368">printf</text:span><text:span text:style-name="T1369">(</text:span><text:span text:style-name="T1370">"Total Marks:<text:s/></text:span><text:span text:style-name="T1371">%d\n</text:span><text:span text:style-name="T1372">"</text:span><text:span text:style-name="T1373">, students[i].total);</text:span></text:p>
      <text:p text:style-name="P1374">printf("-------------------\n");<text:s/></text:p>
      <text:p text:style-name="P1375">}<text:s/></text:p>
      <text:p text:style-name="P1376">return 0;<text:s/></text:p>
      <text:p text:style-name="P1377">}</text:p>
      <text:p text:style-name="P1378"/>
      <text:p text:style-name="P1379"/>
      <text:p text:style-name="Normal"><text:span text:style-name="T1380">Explanation:</text:span></text:p>
      <text:list text:style-name="LFO19" text:continue-numbering="true">
        <text:list-item>
          <text:p text:style-name="P1381"><text:span text:style-name="T1382">struct Student</text:span>: Defines a structure with fields for the student's name, marks (an array of 4 integers), and total marks.</text:p>
        </text:list-item>
        <text:list-item>
          <text:p text:style-name="P1383"><text:span text:style-name="T1384">students[5]</text:span>: An array of 5 Student structures to store details for 5 students.</text:p>
        </text:list-item>
        <text:list-item>
          <text:p text:style-name="P1385"><text:span text:style-name="T1386">students[i].total += students[i].marks[j];</text:span>: Accumulates the total marks for each student.</text:p>
        </text:list-item>
      </text:list>
      <text:p text:style-name="P1387">C) C Program to Find the Factorial of a Number</text:p>
      <text:p text:style-name="P1388"><text:span text:style-name="T1389">#include</text:span><text:span text:style-name="T1390"><text:s/></text:span><text:span text:style-name="T1391">&lt;stdio.h&gt;</text:span></text:p>
      <text:p text:style-name="P1392"/>
      <text:p text:style-name="P1393"><text:span text:style-name="T1394">// Function to calculate factorial</text:span></text:p>
      <text:p text:style-name="P1395"><text:span text:style-name="T1396">int</text:span><text:span text:style-name="T1397"><text:s/></text:span><text:span text:style-name="T1398">factorial</text:span><text:span text:style-name="T1399">(</text:span><text:span text:style-name="T1400">int</text:span><text:span text:style-name="T1401"><text:s/></text:span><text:span text:style-name="T1402">n</text:span><text:span text:style-name="T1403">) {</text:span></text:p>
      <text:p text:style-name="P1404"><text:span text:style-name="T1405">   <text:s/></text:span><text:span text:style-name="T1406">if</text:span><text:span text:style-name="T1407"><text:s/>(</text:span><text:span text:style-name="T1408">n</text:span><text:span text:style-name="T1409"><text:s/></text:span><text:span text:style-name="T1410">==</text:span><text:span text:style-name="T1411"><text:s/></text:span><text:span text:style-name="T1412">0</text:span><text:span text:style-name="T1413">) {</text:span></text:p>
      <text:p text:style-name="P1414"><text:span text:style-name="T1415">       <text:s/></text:span><text:span text:style-name="T1416">return</text:span><text:span text:style-name="T1417"><text:s/></text:span><text:span text:style-name="T1418">1</text:span><text:span text:style-name="T1419">;</text:span><text:span text:style-name="T1420"><text:s/> // Base case: 0! = 1</text:span></text:p>
      <text:p text:style-name="P1421"><text:span text:style-name="T1422">    }<text:s/></text:span><text:span text:style-name="T1423">else</text:span><text:span text:style-name="T1424"><text:s/>{</text:span></text:p>
      <text:p text:style-name="P1425"><text:span text:style-name="T1426">       <text:s/></text:span><text:span text:style-name="T1427">return</text:span><text:span text:style-name="T1428"><text:s/></text:span><text:span text:style-name="T1429">n</text:span><text:span text:style-name="T1430"><text:s/></text:span><text:span text:style-name="T1431">*</text:span><text:span text:style-name="T1432"><text:s/></text:span><text:span text:style-name="T1433">factorial</text:span><text:span text:style-name="T1434">(</text:span><text:span text:style-name="T1435">n</text:span><text:span text:style-name="T1436"><text:s/></text:span><text:span text:style-name="T1437">-</text:span><text:span text:style-name="T1438"><text:s/></text:span><text:span text:style-name="T1439">1</text:span><text:span text:style-name="T1440">);</text:span><text:span text:style-name="T1441"><text:s/> // Recursive case: n! = n * (n-1)!</text:span></text:p>
      <text:p text:style-name="P1442">    }</text:p>
      <text:p text:style-name="P1443">}</text:p>
      <text:p text:style-name="P1444"/>
      <text:p text:style-name="P1445"><text:span text:style-name="T1446">int</text:span><text:span text:style-name="T1447"><text:s/></text:span><text:span text:style-name="T1448">main</text:span><text:span text:style-name="T1449">() {</text:span></text:p>
      <text:p text:style-name="P1450"><text:span text:style-name="T1451">   <text:s/></text:span><text:span text:style-name="T1452">int</text:span><text:span text:style-name="T1453"><text:s/>num;</text:span></text:p>
      <text:p text:style-name="P1454">   <text:s/></text:p>
      <text:p text:style-name="P1455"><text:span text:style-name="T1456">   <text:s/></text:span><text:span text:style-name="T1457">// Input from the user</text:span></text:p>
      <text:p text:style-name="P1458"><text:span text:style-name="T1459">   <text:s/></text:span><text:span text:style-name="T1460">printf</text:span><text:span text:style-name="T1461">(</text:span><text:span text:style-name="T1462">"Enter a number: "</text:span><text:span text:style-name="T1463">);</text:span></text:p>
      <text:p text:style-name="P1464"><text:span text:style-name="T1465">   <text:s/></text:span><text:span text:style-name="T1466">scanf</text:span><text:span text:style-name="T1467">(</text:span><text:span text:style-name="T1468">"</text:span><text:span text:style-name="T1469">%d</text:span><text:span text:style-name="T1470">"</text:span><text:span text:style-name="T1471">,<text:s/></text:span><text:span text:style-name="T1472">&amp;</text:span><text:span text:style-name="T1473">num);</text:span></text:p>
      <text:p text:style-name="P1474"/>
      <text:p text:style-name="P1475"><text:span text:style-name="T1476">   <text:s/></text:span><text:span text:style-name="T1477">// Calculate factorial and print the result</text:span></text:p>
      <text:p text:style-name="P1478"><text:span text:style-name="T1479">   <text:s/></text:span><text:span text:style-name="T1480">printf</text:span><text:span text:style-name="T1481">(</text:span><text:span text:style-name="T1482">"Factorial of<text:s/></text:span><text:span text:style-name="T1483">%d</text:span><text:span text:style-name="T1484"><text:s/>is<text:s/></text:span><text:span text:style-name="T1485">%d\n</text:span><text:span text:style-name="T1486">"</text:span><text:span text:style-name="T1487">, num,<text:s/></text:span><text:span text:style-name="T1488">factorial</text:span><text:span text:style-name="T1489">(num));</text:span></text:p>
      <text:p text:style-name="P1490"/>
      <text:p text:style-name="P1491"><text:span text:style-name="T1492">   <text:s/></text:span><text:span text:style-name="T1493">return</text:span><text:span text:style-name="T1494"><text:s/></text:span><text:span text:style-name="T1495">0</text:span><text:span text:style-name="T1496">;</text:span></text:p>
      <text:p text:style-name="P1497">}</text:p>
      <text:p text:style-name="P1498"/>
      <text:p text:style-name="Normal"><text:span text:style-name="T1499">Explanation:</text:span></text:p>
      <text:list text:style-name="LFO20" text:continue-numbering="true">
        <text:list-item>
          <text:p text:style-name="P1500"><text:span text:style-name="T1501">int factorial(int n)</text:span>: A recursive function that calculates the factorial of n.</text:p>
        </text:list-item>
        <text:list-item>
          <text:p text:style-name="P1502"><text:span text:style-name="T1503">if (n == 0)</text:span>: The base case for recursion. The factorial of 0 is defined as 1.</text:p>
        </text:list-item>
        <text:list-item>
          <text:p text:style-name="P1504"><text:span text:style-name="T1505">return n * factorial(n - 1);</text:span>: The recursive call that multiplies n by the factorial of n-1.</text:p>
        </text:list-item>
      </text:list>
      <text:p text:style-name="Normal">This program calculates the factorial of a number entered by the user and prints the result.</text:p>
      <text:p text:style-name="Normal">6</text:p>
      <text:p text:style-name="Normal">a) Discuss an array? Describe the declaration and initialization of one and two dimensional arrays with example.</text:p>
      <text:p text:style-name="Normal">b) Write a C program using array that insert the new value in existing numbers.</text:p>
      <text:p text:style-name="P1506">A) Discuss an Array and Describe the Declaration and Initialization of One and Two Dimensional Arrays</text:p>
      <text:p text:style-name="Normal"><text:span text:style-name="T1507">Array</text:span>: An array is a collection of elements of the same data type stored in contiguous memory locations. Arrays allow you to store multiple values under a single variable name, making it easier to manage and process large amounts of data.</text:p>
      <text:p text:style-name="Normal"><text:span text:style-name="T1508">Declaration and Initialization of One-Dimensional Array:</text:span></text:p>
      <text:list text:style-name="LFO21" text:continue-numbering="true">
        <text:list-item>
          <text:p text:style-name="P1509"><text:span text:style-name="T1510">Syntax:</text:span></text:p>
        </text:list-item>
      </text:list>
      <text:p text:style-name="Normal">data_type array_name[size];</text:p>
      <text:p text:style-name="Normal"/>
      <text:p text:style-name="Normal">Example:</text:p>
      <text:p text:style-name="P1511"><text:span text:style-name="T1512">int</text:span><text:span text:style-name="T1513"><text:s/></text:span><text:span text:style-name="T1514">numbers</text:span><text:span text:style-name="T1515">[</text:span><text:span text:style-name="T1516">5</text:span><text:span text:style-name="T1517">];</text:span><text:span text:style-name="T1518"><text:s/> // Declaration of an array of 5 integers</text:span></text:p>
      <text:p text:style-name="P1519"><text:span text:style-name="T1520">numbers[</text:span><text:span text:style-name="T1521">0</text:span><text:span text:style-name="T1522">]<text:s/></text:span><text:span text:style-name="T1523">=</text:span><text:span text:style-name="T1524"><text:s/></text:span><text:span text:style-name="T1525">10</text:span><text:span text:style-name="T1526">;</text:span><text:span text:style-name="T1527"><text:s/>// Initialization</text:span></text:p>
      <text:p text:style-name="P1528"><text:span text:style-name="T1529">numbers[</text:span><text:span text:style-name="T1530">1</text:span><text:span text:style-name="T1531">]<text:s/></text:span><text:span text:style-name="T1532">=</text:span><text:span text:style-name="T1533"><text:s/></text:span><text:span text:style-name="T1534">20</text:span><text:span text:style-name="T1535">;</text:span></text:p>
      <text:p text:style-name="P1536"><text:span text:style-name="T1537">numbers[</text:span><text:span text:style-name="T1538">2</text:span><text:span text:style-name="T1539">]<text:s/></text:span><text:span text:style-name="T1540">=</text:span><text:span text:style-name="T1541"><text:s/></text:span><text:span text:style-name="T1542">30</text:span><text:span text:style-name="T1543">;</text:span></text:p>
      <text:p text:style-name="P1544"><text:span text:style-name="T1545">numbers[</text:span><text:span text:style-name="T1546">3</text:span><text:span text:style-name="T1547">]<text:s/></text:span><text:span text:style-name="T1548">=</text:span><text:span text:style-name="T1549"><text:s/></text:span><text:span text:style-name="T1550">40</text:span><text:span text:style-name="T1551">;</text:span></text:p>
      <text:p text:style-name="P1552"><text:span text:style-name="T1553">numbers[</text:span><text:span text:style-name="T1554">4</text:span><text:span text:style-name="T1555">]<text:s/></text:span><text:span text:style-name="T1556">=</text:span><text:span text:style-name="T1557"><text:s/></text:span><text:span text:style-name="T1558">50</text:span><text:span text:style-name="T1559">;</text:span></text:p>
      <text:p text:style-name="P1560"/>
      <text:p text:style-name="Normal"><text:span text:style-name="T1561">Alternatively:</text:span></text:p>
      <text:p text:style-name="Normal">int numbers[5] = {10, 20, 30, 40, 50}; // Declaration and initialization</text:p>
      <text:p text:style-name="Normal"><text:span text:style-name="T1562">Declaration and Initialization of Two-Dimensional Array:</text:span></text:p>
      <text:list text:style-name="LFO22" text:continue-numbering="true">
        <text:list-item>
          <text:p text:style-name="P1563"><text:span text:style-name="T1564">Syntax:</text:span></text:p>
        </text:list-item>
      </text:list>
      <text:p text:style-name="Normal">data_type array_name[rows][columns];</text:p>
      <text:p text:style-name="Normal"><text:span text:style-name="T1565">Example:</text:span></text:p>
      <text:p text:style-name="P1566"><text:span text:style-name="T1567">int</text:span><text:span text:style-name="T1568"><text:s/></text:span><text:span text:style-name="T1569">matrix</text:span><text:span text:style-name="T1570">[</text:span><text:span text:style-name="T1571">2</text:span><text:span text:style-name="T1572">][</text:span><text:span text:style-name="T1573">3</text:span><text:span text:style-name="T1574">];</text:span><text:span text:style-name="T1575"><text:s/> // Declaration of a 2x3 matrix</text:span></text:p>
      <text:p text:style-name="P1576"><text:span text:style-name="T1577">matrix</text:span><text:span text:style-name="T1578">[</text:span><text:span text:style-name="T1579">0</text:span><text:span text:style-name="T1580">][</text:span><text:span text:style-name="T1581">0</text:span><text:span text:style-name="T1582">]<text:s/></text:span><text:span text:style-name="T1583">=</text:span><text:span text:style-name="T1584"><text:s/></text:span><text:span text:style-name="T1585">1</text:span><text:span text:style-name="T1586">;</text:span><text:span text:style-name="T1587"><text:s/> // Initialization</text:span></text:p>
      <text:p text:style-name="P1588"><text:span text:style-name="T1589">matrix</text:span><text:span text:style-name="T1590">[</text:span><text:span text:style-name="T1591">0</text:span><text:span text:style-name="T1592">][</text:span><text:span text:style-name="T1593">1</text:span><text:span text:style-name="T1594">]<text:s/></text:span><text:span text:style-name="T1595">=</text:span><text:span text:style-name="T1596"><text:s/></text:span><text:span text:style-name="T1597">2</text:span><text:span text:style-name="T1598">;</text:span></text:p>
      <text:p text:style-name="P1599"><text:span text:style-name="T1600">matrix</text:span><text:span text:style-name="T1601">[</text:span><text:span text:style-name="T1602">0</text:span><text:span text:style-name="T1603">][</text:span><text:span text:style-name="T1604">2</text:span><text:span text:style-name="T1605">]<text:s/></text:span><text:span text:style-name="T1606">=</text:span><text:span text:style-name="T1607"><text:s/></text:span><text:span text:style-name="T1608">3</text:span><text:span text:style-name="T1609">;</text:span></text:p>
      <text:p text:style-name="P1610"><text:span text:style-name="T1611">matrix</text:span><text:span text:style-name="T1612">[</text:span><text:span text:style-name="T1613">1</text:span><text:span text:style-name="T1614">][</text:span><text:span text:style-name="T1615">0</text:span><text:span text:style-name="T1616">]<text:s/></text:span><text:span text:style-name="T1617">=</text:span><text:span text:style-name="T1618"><text:s/></text:span><text:span text:style-name="T1619">4</text:span><text:span text:style-name="T1620">;</text:span></text:p>
      <text:p text:style-name="P1621"><text:span text:style-name="T1622">matrix</text:span><text:span text:style-name="T1623">[</text:span><text:span text:style-name="T1624">1</text:span><text:span text:style-name="T1625">][</text:span><text:span text:style-name="T1626">1</text:span><text:span text:style-name="T1627">]<text:s/></text:span><text:span text:style-name="T1628">=</text:span><text:span text:style-name="T1629"><text:s/></text:span><text:span text:style-name="T1630">5</text:span><text:span text:style-name="T1631">;</text:span></text:p>
      <text:p text:style-name="P1632"><text:span text:style-name="T1633">matrix</text:span><text:span text:style-name="T1634">[</text:span><text:span text:style-name="T1635">1</text:span><text:span text:style-name="T1636">][</text:span><text:span text:style-name="T1637">2</text:span><text:span text:style-name="T1638">]<text:s/></text:span><text:span text:style-name="T1639">=</text:span><text:span text:style-name="T1640"><text:s/></text:span><text:span text:style-name="T1641">6</text:span><text:span text:style-name="T1642">;</text:span></text:p>
      <text:p text:style-name="P1643"/>
      <text:p text:style-name="Normal"><text:span text:style-name="T1644">Alternatively:</text:span></text:p>
      <text:p text:style-name="Normal">int matrix[2][3] = {{1, 2, 3}, {4, 5, 6}}; // Declaration and initialization</text:p>
      <text:p text:style-name="P1645">B) C Program to Insert a New Value in an Existing Array</text:p>
      <text:p text:style-name="P1646"><text:span text:style-name="T1647">#include</text:span><text:span text:style-name="T1648"><text:s/></text:span><text:span text:style-name="T1649">&lt;stdio.h&gt;</text:span></text:p>
      <text:p text:style-name="P1650"/>
      <text:p text:style-name="P1651"><text:span text:style-name="T1652">int</text:span><text:span text:style-name="T1653"><text:s/></text:span><text:span text:style-name="T1654">main</text:span><text:span text:style-name="T1655">() {</text:span></text:p>
      <text:p text:style-name="P1656"><text:span text:style-name="T1657">   <text:s/></text:span><text:span text:style-name="T1658">int</text:span><text:span text:style-name="T1659"><text:s/>arr[</text:span><text:span text:style-name="T1660">100</text:span><text:span text:style-name="T1661">], n, i, pos, new_value;</text:span></text:p>
      <text:p text:style-name="P1662"/>
      <text:p text:style-name="P1663"><text:span text:style-name="T1664">   <text:s/></text:span><text:span text:style-name="T1665">// Input size of the array</text:span></text:p>
      <text:p text:style-name="P1666"><text:span text:style-name="T1667">   <text:s/></text:span><text:span text:style-name="T1668">printf</text:span><text:span text:style-name="T1669">(</text:span><text:span text:style-name="T1670">"Enter number of elements: "</text:span><text:span text:style-name="T1671">);</text:span></text:p>
      <text:p text:style-name="P1672"><text:span text:style-name="T1673">   <text:s/></text:span><text:span text:style-name="T1674">scanf</text:span><text:span text:style-name="T1675">(</text:span><text:span text:style-name="T1676">"</text:span><text:span text:style-name="T1677">%d</text:span><text:span text:style-name="T1678">"</text:span><text:span text:style-name="T1679">,<text:s/></text:span><text:span text:style-name="T1680">&amp;</text:span><text:span text:style-name="T1681">n);</text:span></text:p>
      <text:p text:style-name="P1682"/>
      <text:p text:style-name="P1683"><text:span text:style-name="T1684">   <text:s/></text:span><text:span text:style-name="T1685">// Input elements of the array</text:span></text:p>
      <text:p text:style-name="P1686"><text:span text:style-name="T1687">   <text:s/></text:span><text:span text:style-name="T1688">printf</text:span><text:span text:style-name="T1689">(</text:span><text:span text:style-name="T1690">"Enter<text:s/></text:span><text:span text:style-name="T1691">%d</text:span><text:span text:style-name="T1692"><text:s/>elements:</text:span><text:span text:style-name="T1693">\n</text:span><text:span text:style-name="T1694">"</text:span><text:span text:style-name="T1695">, n);</text:span></text:p>
      <text:p text:style-name="P1696"><text:span text:style-name="T1697">   <text:s/></text:span><text:span text:style-name="T1698">for</text:span><text:span text:style-name="T1699"><text:s/>(i<text:s/></text:span><text:span text:style-name="T1700">=</text:span><text:span text:style-name="T1701"><text:s/></text:span><text:span text:style-name="T1702">0</text:span><text:span text:style-name="T1703">; i<text:s/></text:span><text:span text:style-name="T1704">&lt;</text:span><text:span text:style-name="T1705"><text:s/>n; i</text:span><text:span text:style-name="T1706">++</text:span><text:span text:style-name="T1707">) {</text:span></text:p>
      <text:p text:style-name="P1708"><text:span text:style-name="T1709">       <text:s/></text:span><text:span text:style-name="T1710">scanf</text:span><text:span text:style-name="T1711">(</text:span><text:span text:style-name="T1712">"</text:span><text:span text:style-name="T1713">%d</text:span><text:span text:style-name="T1714">"</text:span><text:span text:style-name="T1715">,<text:s/></text:span><text:span text:style-name="T1716">&amp;</text:span><text:span text:style-name="T1717">arr[i]);</text:span></text:p>
      <text:p text:style-name="P1718">    }</text:p>
      <text:p text:style-name="P1719"/>
      <text:p text:style-name="P1720"><text:span text:style-name="T1721">   <text:s/></text:span><text:span text:style-name="T1722">// Input position and new value to be inserted</text:span></text:p>
      <text:p text:style-name="P1723"><text:span text:style-name="T1724">   <text:s/></text:span><text:span text:style-name="T1725">printf</text:span><text:span text:style-name="T1726">(</text:span><text:span text:style-name="T1727">"Enter the position where you want to insert the new value: "</text:span><text:span text:style-name="T1728">);</text:span></text:p>
      <text:p text:style-name="P1729"><text:span text:style-name="T1730">   <text:s/></text:span><text:span text:style-name="T1731">scanf</text:span><text:span text:style-name="T1732">(</text:span><text:span text:style-name="T1733">"</text:span><text:span text:style-name="T1734">%d</text:span><text:span text:style-name="T1735">"</text:span><text:span text:style-name="T1736">,<text:s/></text:span><text:span text:style-name="T1737">&amp;</text:span><text:span text:style-name="T1738">pos);</text:span></text:p>
      <text:p text:style-name="P1739"><text:span text:style-name="T1740">   <text:s/></text:span><text:span text:style-name="T1741">printf</text:span><text:span text:style-name="T1742">(</text:span><text:span text:style-name="T1743">"Enter the new value: "</text:span><text:span text:style-name="T1744">);</text:span></text:p>
      <text:p text:style-name="P1745"><text:span text:style-name="T1746">   <text:s/></text:span><text:span text:style-name="T1747">scanf</text:span><text:span text:style-name="T1748">(</text:span><text:span text:style-name="T1749">"</text:span><text:span text:style-name="T1750">%d</text:span><text:span text:style-name="T1751">"</text:span><text:span text:style-name="T1752">,<text:s/></text:span><text:span text:style-name="T1753">&amp;</text:span><text:span text:style-name="T1754">new_value);</text:span></text:p>
      <text:p text:style-name="P1755"/>
      <text:p text:style-name="P1756"><text:span text:style-name="T1757">   <text:s/></text:span><text:span text:style-name="T1758">// Shifting elements to the right</text:span></text:p>
      <text:p text:style-name="P1759"><text:span text:style-name="T1760">   <text:s/></text:span><text:span text:style-name="T1761">for</text:span><text:span text:style-name="T1762"><text:s/>(i<text:s/></text:span><text:span text:style-name="T1763">=</text:span><text:span text:style-name="T1764"><text:s/>n; i<text:s/></text:span><text:span text:style-name="T1765">&gt;=</text:span><text:span text:style-name="T1766"><text:s/>pos; i</text:span><text:span text:style-name="T1767">--</text:span><text:span text:style-name="T1768">) {</text:span></text:p>
      <text:p text:style-name="P1769"><text:span text:style-name="T1770">        arr[i]<text:s/></text:span><text:span text:style-name="T1771">=</text:span><text:span text:style-name="T1772"><text:s/>arr[i<text:s/></text:span><text:span text:style-name="T1773">-</text:span><text:span text:style-name="T1774"><text:s/></text:span><text:span text:style-name="T1775">1</text:span><text:span text:style-name="T1776">];</text:span></text:p>
      <text:p text:style-name="P1777">    }</text:p>
      <text:p text:style-name="P1778"/>
      <text:p text:style-name="P1779"><text:span text:style-name="T1780">   <text:s/></text:span><text:span text:style-name="T1781">// Insert the new value</text:span></text:p>
      <text:p text:style-name="P1782"><text:span text:style-name="T1783">    arr[pos<text:s/></text:span><text:span text:style-name="T1784">-</text:span><text:span text:style-name="T1785"><text:s/></text:span><text:span text:style-name="T1786">1</text:span><text:span text:style-name="T1787">]<text:s/></text:span><text:span text:style-name="T1788">=</text:span><text:span text:style-name="T1789"><text:s/>new_value;</text:span></text:p>
      <text:p text:style-name="P1790"><text:span text:style-name="T1791">    n</text:span><text:span text:style-name="T1792">++</text:span><text:span text:style-name="T1793">;</text:span><text:span text:style-name="T1794"><text:s/> // Increment array size</text:span></text:p>
      <text:p text:style-name="P1795"/>
      <text:p text:style-name="P1796"><text:span text:style-name="T1797">   <text:s/></text:span><text:span text:style-name="T1798">// Print the updated array</text:span></text:p>
      <text:p text:style-name="P1799"><text:span text:style-name="T1800">   <text:s/></text:span><text:span text:style-name="T1801">printf</text:span><text:span text:style-name="T1802">(</text:span><text:span text:style-name="T1803">"Array after insertion:</text:span><text:span text:style-name="T1804">\n</text:span><text:span text:style-name="T1805">"</text:span><text:span text:style-name="T1806">);</text:span></text:p>
      <text:p text:style-name="P1807"><text:span text:style-name="T1808">   <text:s/></text:span><text:span text:style-name="T1809">for</text:span><text:span text:style-name="T1810"><text:s/>(i<text:s/></text:span><text:span text:style-name="T1811">=</text:span><text:span text:style-name="T1812"><text:s/></text:span><text:span text:style-name="T1813">0</text:span><text:span text:style-name="T1814">; i<text:s/></text:span><text:span text:style-name="T1815">&lt;</text:span><text:span text:style-name="T1816"><text:s/>n; i</text:span><text:span text:style-name="T1817">++</text:span><text:span text:style-name="T1818">) {</text:span></text:p>
      <text:p text:style-name="P1819"><text:span text:style-name="T1820">       <text:s/></text:span><text:span text:style-name="T1821">printf</text:span><text:span text:style-name="T1822">(</text:span><text:span text:style-name="T1823">"</text:span><text:span text:style-name="T1824">%d</text:span><text:span text:style-name="T1825"><text:s/>"</text:span><text:span text:style-name="T1826">, arr[i]);</text:span></text:p>
      <text:p text:style-name="P1827">    }</text:p>
      <text:p text:style-name="P1828"/>
      <text:p text:style-name="P1829"><text:span text:style-name="T1830">   <text:s/></text:span><text:span text:style-name="T1831">return</text:span><text:span text:style-name="T1832"><text:s/></text:span><text:span text:style-name="T1833">0</text:span><text:span text:style-name="T1834">;</text:span></text:p>
      <text:p text:style-name="P1835">}</text:p>
      <text:p text:style-name="P1836"/>
      <text:p text:style-name="P1837"/>
      <text:p text:style-name="P1838">7</text:p>
      <text:p text:style-name="P1839">Given the following algorithm:</text:p>
      <text:p text:style-name="P1840">Step 1: start</text:p>
      <text:p text:style-name="P1841">Step 2: read marks or Percentage</text:p>
      <text:p text:style-name="P1842">Step 3: if marks &gt;= 80 then grade = A , go to step 7</text:p>
      <text:p text:style-name="P1843">Step 4: if marks &gt;= 60 and marks &lt; = 80 then grade <text:s/>then Grade =B go to step 7</text:p>
      <text:p text:style-name="P1844">Step 5: if marks &gt;= 40 and marks &lt;=60 then grade = C go to step 7</text:p>
      <text:p text:style-name="P1845">Step 6: display failed</text:p>
      <text:p text:style-name="P1846">Step 7: display grade.</text:p>
      <text:p text:style-name="P1847">Step 8: stop.</text:p>
      <text:p text:style-name="P1848">a) Draw a flow chart of that algorithm.</text:p>
      <text:p text:style-name="P1849">b) Write a program that executes that algorithm.</text:p>
      <text:p text:style-name="P1850">A) Flowchart for the Given Algorithm</text:p>
      <text:p text:style-name="Normal">Here's how the flowchart would look:</text:p>
      <text:list text:style-name="LFO23" text:continue-numbering="true">
        <text:list-item>
          <text:p text:style-name="P1851"><text:span text:style-name="T1852">Start</text:span></text:p>
        </text:list-item>
        <text:list-item>
          <text:p text:style-name="P1853"><text:span text:style-name="T1854">Read Marks/Percentage</text:span></text:p>
        </text:list-item>
        <text:list-item>
          <text:p text:style-name="P1855"><text:span text:style-name="T1856">Is Marks &gt;= 80?</text:span></text:p>
          <text:list text:continue-numbering="true">
            <text:list-item>
              <text:p text:style-name="P1857">Yes →<text:s/><text:span text:style-name="T1858">Grade = A</text:span><text:s/>→<text:s/><text:span text:style-name="T1859">Go to Step 7</text:span></text:p>
            </text:list-item>
            <text:list-item>
              <text:p text:style-name="P1860">No →<text:s/><text:span text:style-name="T1861">Next Condition</text:span></text:p>
            </text:list-item>
          </text:list>
        </text:list-item>
        <text:list-item>
          <text:p text:style-name="P1862"><text:span text:style-name="T1863">Is Marks &gt;= 60 and &lt;= 80?</text:span></text:p>
          <text:list text:continue-numbering="true">
            <text:list-item>
              <text:p text:style-name="P1864">Yes →<text:s/><text:span text:style-name="T1865">Grade = B</text:span><text:s/>→<text:s/><text:span text:style-name="T1866">Go to Step 7</text:span></text:p>
            </text:list-item>
            <text:list-item>
              <text:p text:style-name="P1867">No →<text:s/><text:span text:style-name="T1868">Next Condition</text:span></text:p>
            </text:list-item>
          </text:list>
        </text:list-item>
        <text:list-item>
          <text:p text:style-name="P1869"><text:span text:style-name="T1870">Is Marks &gt;= 40 and &lt;= 60?</text:span></text:p>
          <text:list text:continue-numbering="true">
            <text:list-item>
              <text:p text:style-name="P1871">Yes →<text:s/><text:span text:style-name="T1872">Grade = C</text:span><text:s/>→<text:s/><text:span text:style-name="T1873">Go to Step 7</text:span></text:p>
            </text:list-item>
            <text:list-item>
              <text:p text:style-name="P1874">No →<text:s/><text:span text:style-name="T1875">Display "Failed"</text:span></text:p>
            </text:list-item>
          </text:list>
        </text:list-item>
        <text:list-item>
          <text:p text:style-name="P1876"><text:span text:style-name="T1877">Display Grade</text:span></text:p>
        </text:list-item>
        <text:list-item>
          <text:p text:style-name="P1878"><text:span text:style-name="T1879">Stop</text:span></text:p>
        </text:list-item>
      </text:list>
      <text:h text:style-name="P1880" text:outline-level="4">B) C Program that Executes the Algorithm</text:h>
      <text:p text:style-name="P1881"><text:span text:style-name="T1882">#include</text:span><text:span text:style-name="T1883"><text:s/></text:span><text:span text:style-name="T1884">&lt;stdio.h&gt;</text:span></text:p>
      <text:p text:style-name="P1885"/>
      <text:p text:style-name="P1886"><text:span text:style-name="T1887">int</text:span><text:span text:style-name="T1888"><text:s/></text:span><text:span text:style-name="T1889">main</text:span><text:span text:style-name="T1890">() {</text:span></text:p>
      <text:p text:style-name="P1891"><text:span text:style-name="T1892">   <text:s/></text:span><text:span text:style-name="T1893">int</text:span><text:span text:style-name="T1894"><text:s/>marks;</text:span></text:p>
      <text:p text:style-name="P1895"><text:span text:style-name="T1896">   <text:s/></text:span><text:span text:style-name="T1897">char</text:span><text:span text:style-name="T1898"><text:s/>grade;</text:span></text:p>
      <text:p text:style-name="P1899"/>
      <text:p text:style-name="P1900"><text:span text:style-name="T1901">   <text:s/></text:span><text:span text:style-name="T1902">// Step 2: Read marks</text:span></text:p>
      <text:p text:style-name="P1903"><text:span text:style-name="T1904">   <text:s/></text:span><text:span text:style-name="T1905">printf</text:span><text:span text:style-name="T1906">(</text:span><text:span text:style-name="T1907">"Enter marks: "</text:span><text:span text:style-name="T1908">);</text:span></text:p>
      <text:p text:style-name="P1909"><text:span text:style-name="T1910">   <text:s/></text:span><text:span text:style-name="T1911">scanf</text:span><text:span text:style-name="T1912">(</text:span><text:span text:style-name="T1913">"</text:span><text:span text:style-name="T1914">%d</text:span><text:span text:style-name="T1915">"</text:span><text:span text:style-name="T1916">,<text:s/></text:span><text:span text:style-name="T1917">&amp;</text:span><text:span text:style-name="T1918">marks);</text:span></text:p>
      <text:p text:style-name="P1919"/>
      <text:p text:style-name="P1920"><text:span text:style-name="T1921">   <text:s/></text:span><text:span text:style-name="T1922">// Step 3 to Step 5: Determine grade based on marks</text:span></text:p>
      <text:p text:style-name="P1923"><text:span text:style-name="T1924">   <text:s/></text:span><text:span text:style-name="T1925">if</text:span><text:span text:style-name="T1926"><text:s/>(marks<text:s/></text:span><text:span text:style-name="T1927">&gt;=</text:span><text:span text:style-name="T1928"><text:s/></text:span><text:span text:style-name="T1929">80</text:span><text:span text:style-name="T1930">) {</text:span></text:p>
      <text:p text:style-name="P1931"><text:span text:style-name="T1932">        grade<text:s/></text:span><text:span text:style-name="T1933">=</text:span><text:span text:style-name="T1934"><text:s/></text:span><text:span text:style-name="T1935">'A'</text:span><text:span text:style-name="T1936">;</text:span></text:p>
      <text:p text:style-name="P1937"><text:span text:style-name="T1938">    }<text:s/></text:span><text:span text:style-name="T1939">else</text:span><text:span text:style-name="T1940"><text:s/></text:span><text:span text:style-name="T1941">if</text:span><text:span text:style-name="T1942"><text:s/>(marks<text:s/></text:span><text:span text:style-name="T1943">&gt;=</text:span><text:span text:style-name="T1944"><text:s/></text:span><text:span text:style-name="T1945">60</text:span><text:span text:style-name="T1946"><text:s/></text:span><text:span text:style-name="T1947">&amp;&amp;</text:span><text:span text:style-name="T1948"><text:s/>marks<text:s/></text:span><text:span text:style-name="T1949">&lt;</text:span><text:span text:style-name="T1950"><text:s/></text:span><text:span text:style-name="T1951">80</text:span><text:span text:style-name="T1952">) {</text:span></text:p>
      <text:p text:style-name="P1953"><text:span text:style-name="T1954">        grade<text:s/></text:span><text:span text:style-name="T1955">=</text:span><text:span text:style-name="T1956"><text:s/></text:span><text:span text:style-name="T1957">'B'</text:span><text:span text:style-name="T1958">;</text:span></text:p>
      <text:p text:style-name="P1959"><text:span text:style-name="T1960">    }<text:s/></text:span><text:span text:style-name="T1961">else</text:span><text:span text:style-name="T1962"><text:s/></text:span><text:span text:style-name="T1963">if</text:span><text:span text:style-name="T1964"><text:s/>(marks<text:s/></text:span><text:span text:style-name="T1965">&gt;=</text:span><text:span text:style-name="T1966"><text:s/></text:span><text:span text:style-name="T1967">40</text:span><text:span text:style-name="T1968"><text:s/></text:span><text:span text:style-name="T1969">&amp;&amp;</text:span><text:span text:style-name="T1970"><text:s/>marks<text:s/></text:span><text:span text:style-name="T1971">&lt;</text:span><text:span text:style-name="T1972"><text:s/></text:span><text:span text:style-name="T1973">60</text:span><text:span text:style-name="T1974">) {</text:span></text:p>
      <text:p text:style-name="P1975"><text:span text:style-name="T1976">        grade<text:s/></text:span><text:span text:style-name="T1977">=</text:span><text:span text:style-name="T1978"><text:s/></text:span><text:span text:style-name="T1979">'C'</text:span><text:span text:style-name="T1980">;</text:span></text:p>
      <text:p text:style-name="P1981"><text:span text:style-name="T1982">    }<text:s/></text:span><text:span text:style-name="T1983">else</text:span><text:span text:style-name="T1984"><text:s/>{</text:span></text:p>
      <text:p text:style-name="P1985"><text:span text:style-name="T1986">       <text:s/></text:span><text:span text:style-name="T1987">printf</text:span><text:span text:style-name="T1988">(</text:span><text:span text:style-name="T1989">"Failed</text:span><text:span text:style-name="T1990">\n</text:span><text:span text:style-name="T1991">"</text:span><text:span text:style-name="T1992">);</text:span></text:p>
      <text:p text:style-name="P1993"><text:span text:style-name="T1994">       <text:s/></text:span><text:span text:style-name="T1995">return</text:span><text:span text:style-name="T1996"><text:s/></text:span><text:span text:style-name="T1997">0</text:span><text:span text:style-name="T1998">;</text:span></text:p>
      <text:p text:style-name="P1999">    }</text:p>
      <text:p text:style-name="P2000"/>
      <text:p text:style-name="P2001"><text:span text:style-name="T2002">   <text:s/></text:span><text:span text:style-name="T2003">// Step 7: Display grade</text:span></text:p>
      <text:p text:style-name="P2004"><text:span text:style-name="T2005">   <text:s/></text:span><text:span text:style-name="T2006">printf</text:span><text:span text:style-name="T2007">(</text:span><text:span text:style-name="T2008">"Grade:<text:s/></text:span><text:span text:style-name="T2009">%c\n</text:span><text:span text:style-name="T2010">"</text:span><text:span text:style-name="T2011">, grade);</text:span></text:p>
      <text:p text:style-name="P2012"/>
      <text:p text:style-name="P2013"><text:span text:style-name="T2014">   <text:s/></text:span><text:span text:style-name="T2015">// Step 8: Stop</text:span></text:p>
      <text:p text:style-name="P2016"><text:span text:style-name="T2017">   <text:s/></text:span><text:span text:style-name="T2018">return</text:span><text:span text:style-name="T2019"><text:s/></text:span><text:span text:style-name="T2020">0</text:span><text:span text:style-name="T2021">;</text:span></text:p>
      <text:p text:style-name="P2022">}</text:p>
      <text:p text:style-name="P2023"/>
      <text:p text:style-name="P2024">8<text:line-break/>Using structure write a c program to store 5 employee's information (name, age, city, sex and employee id).</text:p>
      <text:p text:style-name="P2025"/>
      <text:p text:style-name="P2026">A) Briefly discuss a function? Describe the structure of a function.</text:p>
      <text:p text:style-name="P2027">B) Discuss the difference between function declaration and function definition?</text:p>
      <text:p text:style-name="P2028">C) Write c program to find the area of a circle using function.</text:p>
      <text:p text:style-name="P2029">D)Write a Program to find the factorial of a number using function.</text:p>
      <text:p text:style-name="P2030">C Program Using Structure to Store 5 Employees' Information</text:p>
      <text:p text:style-name="P2031"><text:span text:style-name="T2032">#include</text:span><text:span text:style-name="T2033"><text:s/></text:span><text:span text:style-name="T2034">&lt;stdio.h&gt;</text:span></text:p>
      <text:p text:style-name="P2035"/>
      <text:p text:style-name="P2036"><text:span text:style-name="T2037">// Define a structure to hold employee information</text:span></text:p>
      <text:p text:style-name="P2038"><text:span text:style-name="T2039">struct</text:span><text:span text:style-name="T2040"><text:s/>Employee {</text:span></text:p>
      <text:p text:style-name="P2041"><text:span text:style-name="T2042">   <text:s/></text:span><text:span text:style-name="T2043">char</text:span><text:span text:style-name="T2044"><text:s/></text:span><text:span text:style-name="T2045">name</text:span><text:span text:style-name="T2046">[</text:span><text:span text:style-name="T2047">50</text:span><text:span text:style-name="T2048">];</text:span></text:p>
      <text:p text:style-name="P2049"><text:span text:style-name="T2050">   <text:s/></text:span><text:span text:style-name="T2051">int</text:span><text:span text:style-name="T2052"><text:s/>age;</text:span></text:p>
      <text:p text:style-name="P2053"><text:span text:style-name="T2054">   <text:s/></text:span><text:span text:style-name="T2055">char</text:span><text:span text:style-name="T2056"><text:s/></text:span><text:span text:style-name="T2057">city</text:span><text:span text:style-name="T2058">[</text:span><text:span text:style-name="T2059">50</text:span><text:span text:style-name="T2060">];</text:span></text:p>
      <text:p text:style-name="P2061"><text:span text:style-name="T2062">   <text:s/></text:span><text:span text:style-name="T2063">char</text:span><text:span text:style-name="T2064"><text:s/>sex;</text:span></text:p>
      <text:p text:style-name="P2065"><text:span text:style-name="T2066">   <text:s/></text:span><text:span text:style-name="T2067">int</text:span><text:span text:style-name="T2068"><text:s/>employee_id;</text:span></text:p>
      <text:p text:style-name="P2069">};</text:p>
      <text:p text:style-name="P2070"/>
      <text:p text:style-name="P2071"><text:span text:style-name="T2072">int</text:span><text:span text:style-name="T2073"><text:s/></text:span><text:span text:style-name="T2074">main</text:span><text:span text:style-name="T2075">() {</text:span></text:p>
      <text:p text:style-name="P2076"><text:span text:style-name="T2077">   <text:s/></text:span><text:span text:style-name="T2078">struct</text:span><text:span text:style-name="T2079"><text:s/></text:span><text:span text:style-name="T2080">Employee</text:span><text:span text:style-name="T2081"><text:s/>employees[</text:span><text:span text:style-name="T2082">5</text:span><text:span text:style-name="T2083">];</text:span><text:span text:style-name="T2084"><text:s/> // Array of 5 employees</text:span></text:p>
      <text:p text:style-name="P2085"/>
      <text:p text:style-name="P2086"><text:span text:style-name="T2087">   <text:s/></text:span><text:span text:style-name="T2088">// Input details for each employee</text:span></text:p>
      <text:p text:style-name="P2089"><text:span text:style-name="T2090">   <text:s/></text:span><text:span text:style-name="T2091">for</text:span><text:span text:style-name="T2092"><text:s/>(</text:span><text:span text:style-name="T2093">int</text:span><text:span text:style-name="T2094"><text:s/>i<text:s/></text:span><text:span text:style-name="T2095">=</text:span><text:span text:style-name="T2096"><text:s/></text:span><text:span text:style-name="T2097">0</text:span><text:span text:style-name="T2098">; i<text:s/></text:span><text:span text:style-name="T2099">&lt;</text:span><text:span text:style-name="T2100"><text:s/></text:span><text:span text:style-name="T2101">5</text:span><text:span text:style-name="T2102">; i</text:span><text:span text:style-name="T2103">++</text:span><text:span text:style-name="T2104">) {</text:span></text:p>
      <text:p text:style-name="P2105"><text:span text:style-name="T2106">       <text:s/></text:span><text:span text:style-name="T2107">printf</text:span><text:span text:style-name="T2108">(</text:span><text:span text:style-name="T2109">"Enter details for employee<text:s/></text:span><text:span text:style-name="T2110">%d</text:span><text:span text:style-name="T2111">:</text:span><text:span text:style-name="T2112">\n</text:span><text:span text:style-name="T2113">"</text:span><text:span text:style-name="T2114">, i<text:s/></text:span><text:span text:style-name="T2115">+</text:span><text:span text:style-name="T2116"><text:s/></text:span><text:span text:style-name="T2117">1</text:span><text:span text:style-name="T2118">);</text:span></text:p>
      <text:p text:style-name="P2119"><text:span text:style-name="T2120">       <text:s/></text:span><text:span text:style-name="T2121">printf</text:span><text:span text:style-name="T2122">(</text:span><text:span text:style-name="T2123">"Name: "</text:span><text:span text:style-name="T2124">);</text:span></text:p>
      <text:p text:style-name="P2125"><text:span text:style-name="T2126">       <text:s/></text:span><text:span text:style-name="T2127">scanf</text:span><text:span text:style-name="T2128">(</text:span><text:span text:style-name="T2129">"</text:span><text:span text:style-name="T2130">%s</text:span><text:span text:style-name="T2131">"</text:span><text:span text:style-name="T2132">, employees[i].name);</text:span></text:p>
      <text:p text:style-name="P2133"><text:span text:style-name="T2134">       <text:s/></text:span><text:span text:style-name="T2135">printf</text:span><text:span text:style-name="T2136">(</text:span><text:span text:style-name="T2137">"Age: "</text:span><text:span text:style-name="T2138">);</text:span></text:p>
      <text:p text:style-name="P2139"><text:span text:style-name="T2140">       <text:s/></text:span><text:span text:style-name="T2141">scanf</text:span><text:span text:style-name="T2142">(</text:span><text:span text:style-name="T2143">"</text:span><text:span text:style-name="T2144">%d</text:span><text:span text:style-name="T2145">"</text:span><text:span text:style-name="T2146">,<text:s/></text:span><text:span text:style-name="T2147">&amp;</text:span><text:span text:style-name="T2148">employees[i].age);</text:span></text:p>
      <text:p text:style-name="P2149"><text:span text:style-name="T2150">       <text:s/></text:span><text:span text:style-name="T2151">printf</text:span><text:span text:style-name="T2152">(</text:span><text:span text:style-name="T2153">"City: "</text:span><text:span text:style-name="T2154">);</text:span></text:p>
      <text:p text:style-name="P2155"><text:span text:style-name="T2156">       <text:s/></text:span><text:span text:style-name="T2157">scanf</text:span><text:span text:style-name="T2158">(</text:span><text:span text:style-name="T2159">"</text:span><text:span text:style-name="T2160">%s</text:span><text:span text:style-name="T2161">"</text:span><text:span text:style-name="T2162">, employees[i].city);</text:span></text:p>
      <text:p text:style-name="P2163"><text:span text:style-name="T2164">       <text:s/></text:span><text:span text:style-name="T2165">printf</text:span><text:span text:style-name="T2166">(</text:span><text:span text:style-name="T2167">"Sex (M/F): "</text:span><text:span text:style-name="T2168">);</text:span></text:p>
      <text:p text:style-name="P2169"><text:span text:style-name="T2170">       <text:s/></text:span><text:span text:style-name="T2171">scanf</text:span><text:span text:style-name="T2172">(</text:span><text:span text:style-name="T2173">"<text:s/></text:span><text:span text:style-name="T2174">%c</text:span><text:span text:style-name="T2175">"</text:span><text:span text:style-name="T2176">,<text:s/></text:span><text:span text:style-name="T2177">&amp;</text:span><text:span text:style-name="T2178">employees[i].sex);</text:span></text:p>
      <text:p text:style-name="P2179"><text:span text:style-name="T2180">       <text:s/></text:span><text:span text:style-name="T2181">printf</text:span><text:span text:style-name="T2182">(</text:span><text:span text:style-name="T2183">"Employee ID: "</text:span><text:span text:style-name="T2184">);</text:span></text:p>
      <text:p text:style-name="P2185"><text:span text:style-name="T2186">       <text:s/></text:span><text:span text:style-name="T2187">scanf</text:span><text:span text:style-name="T2188">(</text:span><text:span text:style-name="T2189">"</text:span><text:span text:style-name="T2190">%d</text:span><text:span text:style-name="T2191">"</text:span><text:span text:style-name="T2192">,<text:s/></text:span><text:span text:style-name="T2193">&amp;</text:span><text:span text:style-name="T2194">employees[i].employee_id);</text:span></text:p>
      <text:p text:style-name="P2195"><text:span text:style-name="T2196">       <text:s/></text:span><text:span text:style-name="T2197">printf</text:span><text:span text:style-name="T2198">(</text:span><text:span text:style-name="T2199">"----------------------</text:span><text:span text:style-name="T2200">\n</text:span><text:span text:style-name="T2201">"</text:span><text:span text:style-name="T2202">);</text:span></text:p>
      <text:p text:style-name="P2203">    }</text:p>
      <text:p text:style-name="P2204"/>
      <text:p text:style-name="P2205"><text:span text:style-name="T2206">   <text:s/></text:span><text:span text:style-name="T2207">// Display details of all employees</text:span></text:p>
      <text:p text:style-name="P2208"><text:span text:style-name="T2209">   <text:s/></text:span><text:span text:style-name="T2210">printf</text:span><text:span text:style-name="T2211">(</text:span><text:span text:style-name="T2212">"</text:span><text:span text:style-name="T2213">\n</text:span><text:span text:style-name="T2214">Employee Details:</text:span><text:span text:style-name="T2215">\n</text:span><text:span text:style-name="T2216">"</text:span><text:span text:style-name="T2217">);</text:span></text:p>
      <text:p text:style-name="P2218"><text:span text:style-name="T2219">   <text:s/></text:span><text:span text:style-name="T2220">for</text:span><text:span text:style-name="T2221"><text:s/>(</text:span><text:span text:style-name="T2222">int</text:span><text:span text:style-name="T2223"><text:s/>i<text:s/></text:span><text:span text:style-name="T2224">=</text:span><text:span text:style-name="T2225"><text:s/></text:span><text:span text:style-name="T2226">0</text:span><text:span text:style-name="T2227">; i<text:s/></text:span><text:span text:style-name="T2228">&lt;</text:span><text:span text:style-name="T2229"><text:s/></text:span><text:span text:style-name="T2230">5</text:span><text:span text:style-name="T2231">; i</text:span><text:span text:style-name="T2232">++</text:span><text:span text:style-name="T2233">) {</text:span></text:p>
      <text:p text:style-name="P2234"><text:span text:style-name="T2235">       <text:s/></text:span><text:span text:style-name="T2236">printf</text:span><text:span text:style-name="T2237">(</text:span><text:span text:style-name="T2238">"Employee<text:s/></text:span><text:span text:style-name="T2239">%d</text:span><text:span text:style-name="T2240">:</text:span><text:span text:style-name="T2241">\n</text:span><text:span text:style-name="T2242">"</text:span><text:span text:style-name="T2243">, i<text:s/></text:span><text:span text:style-name="T2244">+</text:span><text:span text:style-name="T2245"><text:s/></text:span><text:span text:style-name="T2246">1</text:span><text:span text:style-name="T2247">);</text:span></text:p>
      <text:p text:style-name="P2248"><text:span text:style-name="T2249">       <text:s/></text:span><text:span text:style-name="T2250">printf</text:span><text:span text:style-name="T2251">(</text:span><text:span text:style-name="T2252">"Name:<text:s/></text:span><text:span text:style-name="T2253">%s\n</text:span><text:span text:style-name="T2254">"</text:span><text:span text:style-name="T2255">, employees[i].name);</text:span></text:p>
      <text:p text:style-name="P2256"><text:span text:style-name="T2257">       <text:s/></text:span><text:span text:style-name="T2258">printf</text:span><text:span text:style-name="T2259">(</text:span><text:span text:style-name="T2260">"Age:<text:s/></text:span><text:span text:style-name="T2261">%d\n</text:span><text:span text:style-name="T2262">"</text:span><text:span text:style-name="T2263">, employees[i].age);</text:span></text:p>
      <text:p text:style-name="P2264"><text:span text:style-name="T2265">       <text:s/></text:span><text:span text:style-name="T2266">printf</text:span><text:span text:style-name="T2267">(</text:span><text:span text:style-name="T2268">"City:<text:s/></text:span><text:span text:style-name="T2269">%s\n</text:span><text:span text:style-name="T2270">"</text:span><text:span text:style-name="T2271">, employees[i].city);</text:span></text:p>
      <text:p text:style-name="P2272"><text:span text:style-name="T2273">       <text:s/></text:span><text:span text:style-name="T2274">printf</text:span><text:span text:style-name="T2275">(</text:span><text:span text:style-name="T2276">"Sex:<text:s/></text:span><text:span text:style-name="T2277">%c\n</text:span><text:span text:style-name="T2278">"</text:span><text:span text:style-name="T2279">, employees[i].sex);</text:span></text:p>
      <text:p text:style-name="P2280"><text:span text:style-name="T2281">       <text:s/></text:span><text:span text:style-name="T2282">printf</text:span><text:span text:style-name="T2283">(</text:span><text:span text:style-name="T2284">"Employee ID:<text:s/></text:span><text:span text:style-name="T2285">%d\n</text:span><text:span text:style-name="T2286">"</text:span><text:span text:style-name="T2287">, employees[i].employee_id);</text:span></text:p>
      <text:p text:style-name="P2288"><text:span text:style-name="T2289">       <text:s/></text:span><text:span text:style-name="T2290">printf</text:span><text:span text:style-name="T2291">(</text:span><text:span text:style-name="T2292">"----------------------</text:span><text:span text:style-name="T2293">\n</text:span><text:span text:style-name="T2294">"</text:span><text:span text:style-name="T2295">);</text:span></text:p>
      <text:p text:style-name="P2296">    }</text:p>
      <text:p text:style-name="P2297"/>
      <text:p text:style-name="P2298"><text:span text:style-name="T2299">   <text:s/></text:span><text:span text:style-name="T2300">return</text:span><text:span text:style-name="T2301"><text:s/></text:span><text:span text:style-name="T2302">0</text:span><text:span text:style-name="T2303">;</text:span></text:p>
      <text:p text:style-name="P2304">}</text:p>
      <text:p text:style-name="P2305"/>
      <text:p text:style-name="P2306"/>
      <text:p text:style-name="P2307">8A) Discuss a Function and Describe the Structure of a Function</text:p>
      <text:p text:style-name="Normal">A<text:s/><text:span text:style-name="T2308">function</text:span><text:s/>in C is a self-contained block of code that performs a specific task. Functions help in breaking down a large program into smaller, manageable, and reusable components.</text:p>
      <text:p text:style-name="Normal"><text:span text:style-name="T2309">Structure of a Function</text:span>:</text:p>
      <text:list text:style-name="LFO24" text:continue-numbering="true">
        <text:list-item>
          <text:p text:style-name="P2310"><text:span text:style-name="T2311">Return Type</text:span>: Specifies the type of value the function returns (e.g., int, float, void).</text:p>
        </text:list-item>
        <text:list-item>
          <text:p text:style-name="P2312"><text:span text:style-name="T2313">Function Name</text:span>: The identifier used to call the function.</text:p>
        </text:list-item>
        <text:list-item>
          <text:p text:style-name="P2314"><text:span text:style-name="T2315">Parameters</text:span>: Input values the function requires, enclosed in parentheses.</text:p>
        </text:list-item>
        <text:list-item>
          <text:p text:style-name="P2316"><text:span text:style-name="T2317">Function Body</text:span>: The code block that defines what the function does.</text:p>
        </text:list-item>
      </text:list>
      <text:p text:style-name="Normal"><text:span text:style-name="T2318">Example</text:span>:</text:p>
      <text:p text:style-name="P2319"><text:span text:style-name="T2320">#include</text:span><text:span text:style-name="T2321"><text:s/></text:span><text:span text:style-name="T2322">&lt;stdio.h&gt;</text:span></text:p>
      <text:p text:style-name="P2323"/>
      <text:p text:style-name="P2324"><text:span text:style-name="T2325">// Function to add two numbers</text:span></text:p>
      <text:p text:style-name="P2326"><text:span text:style-name="T2327">int</text:span><text:span text:style-name="T2328"><text:s/></text:span><text:span text:style-name="T2329">add</text:span><text:span text:style-name="T2330">(</text:span><text:span text:style-name="T2331">int</text:span><text:span text:style-name="T2332"><text:s/></text:span><text:span text:style-name="T2333">a</text:span><text:span text:style-name="T2334">,<text:s/></text:span><text:span text:style-name="T2335">int</text:span><text:span text:style-name="T2336"><text:s/></text:span><text:span text:style-name="T2337">b</text:span><text:span text:style-name="T2338">) {</text:span></text:p>
      <text:p text:style-name="P2339"><text:span text:style-name="T2340">   <text:s/></text:span><text:span text:style-name="T2341">return</text:span><text:span text:style-name="T2342"><text:s/></text:span><text:span text:style-name="T2343">a</text:span><text:span text:style-name="T2344"><text:s/></text:span><text:span text:style-name="T2345">+</text:span><text:span text:style-name="T2346"><text:s/></text:span><text:span text:style-name="T2347">b</text:span><text:span text:style-name="T2348">;</text:span></text:p>
      <text:p text:style-name="P2349">}</text:p>
      <text:p text:style-name="P2350"/>
      <text:p text:style-name="P2351"><text:span text:style-name="T2352">int</text:span><text:span text:style-name="T2353"><text:s/></text:span><text:span text:style-name="T2354">main</text:span><text:span text:style-name="T2355">() {</text:span></text:p>
      <text:p text:style-name="P2356"><text:span text:style-name="T2357">   <text:s/></text:span><text:span text:style-name="T2358">int</text:span><text:span text:style-name="T2359"><text:s/>sum<text:s/></text:span><text:span text:style-name="T2360">=</text:span><text:span text:style-name="T2361"><text:s/></text:span><text:span text:style-name="T2362">add</text:span><text:span text:style-name="T2363">(</text:span><text:span text:style-name="T2364">5</text:span><text:span text:style-name="T2365">,<text:s/></text:span><text:span text:style-name="T2366">10</text:span><text:span text:style-name="T2367">);</text:span></text:p>
      <text:p text:style-name="P2368"><text:span text:style-name="T2369">   <text:s/></text:span><text:span text:style-name="T2370">printf</text:span><text:span text:style-name="T2371">(</text:span><text:span text:style-name="T2372">"Sum:<text:s/></text:span><text:span text:style-name="T2373">%d\n</text:span><text:span text:style-name="T2374">"</text:span><text:span text:style-name="T2375">, sum);</text:span></text:p>
      <text:p text:style-name="P2376"><text:span text:style-name="T2377">   <text:s/></text:span><text:span text:style-name="T2378">return</text:span><text:span text:style-name="T2379"><text:s/></text:span><text:span text:style-name="T2380">0</text:span><text:span text:style-name="T2381">;</text:span></text:p>
      <text:p text:style-name="P2382">}</text:p>
      <text:p text:style-name="P2383"/>
      <text:p text:style-name="P2384">B) Difference Between Function Declaration and Function Definition</text:p>
      <text:list text:style-name="LFO25" text:continue-numbering="true">
        <text:list-item>
          <text:p text:style-name="P2385"><text:span text:style-name="T2386">Function Declaration</text:span>:</text:p>
          <text:list text:continue-numbering="true">
            <text:list-item>
              <text:p text:style-name="P2387">A function declaration (or prototype) tells the compiler about a function's name, return type, and parameters.</text:p>
            </text:list-item>
            <text:list-item>
              <text:p text:style-name="P2388">It doesn't contain the function's body.</text:p>
            </text:list-item>
            <text:list-item>
              <text:p text:style-name="P2389"><text:span text:style-name="T2390">Example</text:span>: int add(int, int);</text:p>
            </text:list-item>
          </text:list>
        </text:list-item>
        <text:list-item>
          <text:p text:style-name="P2391"><text:span text:style-name="T2392">Function Definition</text:span>:</text:p>
          <text:list text:continue-numbering="true">
            <text:list-item>
              <text:p text:style-name="P2393">A function definition includes the actual body of the function where the logic is implemented.</text:p>
            </text:list-item>
            <text:list-item>
              <text:p text:style-name="P2394">It also specifies the return type, function name, and parameters.</text:p>
            </text:list-item>
            <text:list-item>
              <text:p text:style-name="P2395"><text:span text:style-name="T2396">Example</text:span>: int add(int a, int b) { return a + b; }</text:p>
            </text:list-item>
          </text:list>
        </text:list-item>
      </text:list>
      <text:p text:style-name="P2397">C) C Program to Find the Area of a Circle Using a Function</text:p>
      <text:p text:style-name="P2398"><text:span text:style-name="T2399">#include</text:span><text:span text:style-name="T2400"><text:s/></text:span><text:span text:style-name="T2401">&lt;stdio.h&gt;</text:span></text:p>
      <text:p text:style-name="P2402"><text:span text:style-name="T2403">#define</text:span><text:span text:style-name="T2404"><text:s/></text:span><text:span text:style-name="T2405">PI</text:span><text:span text:style-name="T2406"><text:s/></text:span><text:span text:style-name="T2407">3.14159</text:span></text:p>
      <text:p text:style-name="P2408"/>
      <text:p text:style-name="P2409"><text:span text:style-name="T2410">// Function to calculate the area of a circle</text:span></text:p>
      <text:p text:style-name="P2411"><text:span text:style-name="T2412">float</text:span><text:span text:style-name="T2413"><text:s/></text:span><text:span text:style-name="T2414">calculateArea</text:span><text:span text:style-name="T2415">(</text:span><text:span text:style-name="T2416">float</text:span><text:span text:style-name="T2417"><text:s/></text:span><text:span text:style-name="T2418">radius</text:span><text:span text:style-name="T2419">) {</text:span></text:p>
      <text:p text:style-name="P2420"><text:span text:style-name="T2421">   <text:s/></text:span><text:span text:style-name="T2422">return</text:span><text:span text:style-name="T2423"><text:s/></text:span><text:span text:style-name="T2424">PI</text:span><text:span text:style-name="T2425"><text:s/></text:span><text:span text:style-name="T2426">*</text:span><text:span text:style-name="T2427"><text:s/></text:span><text:span text:style-name="T2428">radius</text:span><text:span text:style-name="T2429"><text:s/></text:span><text:span text:style-name="T2430">*</text:span><text:span text:style-name="T2431"><text:s/></text:span><text:span text:style-name="T2432">radius</text:span><text:span text:style-name="T2433">;</text:span></text:p>
      <text:p text:style-name="P2434">}</text:p>
      <text:p text:style-name="P2435"/>
      <text:p text:style-name="P2436"><text:span text:style-name="T2437">int</text:span><text:span text:style-name="T2438"><text:s/></text:span><text:span text:style-name="T2439">main</text:span><text:span text:style-name="T2440">() {</text:span></text:p>
      <text:p text:style-name="P2441"><text:span text:style-name="T2442">   <text:s/></text:span><text:span text:style-name="T2443">float</text:span><text:span text:style-name="T2444"><text:s/>radius;</text:span></text:p>
      <text:p text:style-name="P2445"/>
      <text:p text:style-name="P2446"><text:span text:style-name="T2447">   <text:s/></text:span><text:span text:style-name="T2448">// Input radius from the user</text:span></text:p>
      <text:p text:style-name="P2449"><text:span text:style-name="T2450">   <text:s/></text:span><text:span text:style-name="T2451">printf</text:span><text:span text:style-name="T2452">(</text:span><text:span text:style-name="T2453">"Enter the radius of the circle: "</text:span><text:span text:style-name="T2454">);</text:span></text:p>
      <text:p text:style-name="P2455"><text:span text:style-name="T2456">   <text:s/></text:span><text:span text:style-name="T2457">scanf</text:span><text:span text:style-name="T2458">(</text:span><text:span text:style-name="T2459">"</text:span><text:span text:style-name="T2460">%f</text:span><text:span text:style-name="T2461">"</text:span><text:span text:style-name="T2462">,<text:s/></text:span><text:span text:style-name="T2463">&amp;</text:span><text:span text:style-name="T2464">radius);</text:span></text:p>
      <text:p text:style-name="P2465"/>
      <text:p text:style-name="P2466"><text:span text:style-name="T2467">   <text:s/></text:span><text:span text:style-name="T2468">// Calculate and display the area</text:span></text:p>
      <text:p text:style-name="P2469"><text:span text:style-name="T2470">   <text:s/></text:span><text:span text:style-name="T2471">printf</text:span><text:span text:style-name="T2472">(</text:span><text:span text:style-name="T2473">"Area of the circle:<text:s/></text:span><text:span text:style-name="T2474">%.2f\n</text:span><text:span text:style-name="T2475">"</text:span><text:span text:style-name="T2476">,<text:s/></text:span><text:span text:style-name="T2477">calculateArea</text:span><text:span text:style-name="T2478">(radius));</text:span></text:p>
      <text:p text:style-name="P2479"/>
      <text:p text:style-name="P2480"><text:span text:style-name="T2481">   <text:s/></text:span><text:span text:style-name="T2482">return</text:span><text:span text:style-name="T2483"><text:s/></text:span><text:span text:style-name="T2484">0</text:span><text:span text:style-name="T2485">;</text:span></text:p>
      <text:p text:style-name="P2486">}</text:p>
      <text:p text:style-name="P2487"/>
      <text:p text:style-name="P2488">D) Program to Find the Factorial of a Number Using Function</text:p>
      <text:p text:style-name="P2489"><text:span text:style-name="T2490">#include</text:span><text:span text:style-name="T2491"><text:s/></text:span><text:span text:style-name="T2492">&lt;stdio.h&gt;</text:span></text:p>
      <text:p text:style-name="P2493"/>
      <text:p text:style-name="P2494"><text:span text:style-name="T2495">// Function to calculate factorial</text:span></text:p>
      <text:p text:style-name="P2496"><text:span text:style-name="T2497">int</text:span><text:span text:style-name="T2498"><text:s/></text:span><text:span text:style-name="T2499">factorial</text:span><text:span text:style-name="T2500">(</text:span><text:span text:style-name="T2501">int</text:span><text:span text:style-name="T2502"><text:s/></text:span><text:span text:style-name="T2503">n</text:span><text:span text:style-name="T2504">) {</text:span></text:p>
      <text:p text:style-name="P2505"><text:span text:style-name="T2506">   <text:s/></text:span><text:span text:style-name="T2507">if</text:span><text:span text:style-name="T2508"><text:s/>(</text:span><text:span text:style-name="T2509">n</text:span><text:span text:style-name="T2510"><text:s/></text:span><text:span text:style-name="T2511">==</text:span><text:span text:style-name="T2512"><text:s/></text:span><text:span text:style-name="T2513">0</text:span><text:span text:style-name="T2514"><text:s/></text:span><text:span text:style-name="T2515">||</text:span><text:span text:style-name="T2516"><text:s/></text:span><text:span text:style-name="T2517">n</text:span><text:span text:style-name="T2518"><text:s/></text:span><text:span text:style-name="T2519">==</text:span><text:span text:style-name="T2520"><text:s/></text:span><text:span text:style-name="T2521">1</text:span><text:span text:style-name="T2522">) {</text:span></text:p>
      <text:p text:style-name="P2523"><text:span text:style-name="T2524">       <text:s/></text:span><text:span text:style-name="T2525">return</text:span><text:span text:style-name="T2526"><text:s/></text:span><text:span text:style-name="T2527">1</text:span><text:span text:style-name="T2528">;</text:span></text:p>
      <text:p text:style-name="P2529"><text:span text:style-name="T2530">    }<text:s/></text:span><text:span text:style-name="T2531">else</text:span><text:span text:style-name="T2532"><text:s/>{</text:span></text:p>
      <text:p text:style-name="P2533"><text:span text:style-name="T2534">       <text:s/></text:span><text:span text:style-name="T2535">return</text:span><text:span text:style-name="T2536"><text:s/></text:span><text:span text:style-name="T2537">n</text:span><text:span text:style-name="T2538"><text:s/></text:span><text:span text:style-name="T2539">*</text:span><text:span text:style-name="T2540"><text:s/></text:span><text:span text:style-name="T2541">factorial</text:span><text:span text:style-name="T2542">(</text:span><text:span text:style-name="T2543">n</text:span><text:span text:style-name="T2544"><text:s/></text:span><text:span text:style-name="T2545">-</text:span><text:span text:style-name="T2546"><text:s/></text:span><text:span text:style-name="T2547">1</text:span><text:span text:style-name="T2548">);</text:span></text:p>
      <text:p text:style-name="P2549">    }</text:p>
      <text:p text:style-name="P2550">}</text:p>
      <text:p text:style-name="P2551"/>
      <text:p text:style-name="P2552"><text:span text:style-name="T2553">int</text:span><text:span text:style-name="T2554"><text:s/></text:span><text:span text:style-name="T2555">main</text:span><text:span text:style-name="T2556">() {</text:span></text:p>
      <text:p text:style-name="P2557"><text:span text:style-name="T2558">   <text:s/></text:span><text:span text:style-name="T2559">int</text:span><text:span text:style-name="T2560"><text:s/>num;</text:span></text:p>
      <text:p text:style-name="P2561"/>
      <text:p text:style-name="P2562"><text:span text:style-name="T2563">   <text:s/></text:span><text:span text:style-name="T2564">// Input from the user</text:span></text:p>
      <text:p text:style-name="P2565"><text:span text:style-name="T2566">   <text:s/></text:span><text:span text:style-name="T2567">printf</text:span><text:span text:style-name="T2568">(</text:span><text:span text:style-name="T2569">"Enter a number: "</text:span><text:span text:style-name="T2570">);</text:span></text:p>
      <text:p text:style-name="P2571"><text:span text:style-name="T2572">   <text:s/></text:span><text:span text:style-name="T2573">scanf</text:span><text:span text:style-name="T2574">(</text:span><text:span text:style-name="T2575">"</text:span><text:span text:style-name="T2576">%d</text:span><text:span text:style-name="T2577">"</text:span><text:span text:style-name="T2578">,<text:s/></text:span><text:span text:style-name="T2579">&amp;</text:span><text:span text:style-name="T2580">num);</text:span></text:p>
      <text:p text:style-name="P2581"/>
      <text:p text:style-name="P2582"><text:span text:style-name="T2583">   <text:s/></text:span><text:span text:style-name="T2584">// Calculate and display factorial</text:span></text:p>
      <text:p text:style-name="P2585"><text:span text:style-name="T2586">   <text:s/></text:span><text:span text:style-name="T2587">printf</text:span><text:span text:style-name="T2588">(</text:span><text:span text:style-name="T2589">"Factorial of<text:s/></text:span><text:span text:style-name="T2590">%d</text:span><text:span text:style-name="T2591"><text:s/>is<text:s/></text:span><text:span text:style-name="T2592">%d\n</text:span><text:span text:style-name="T2593">"</text:span><text:span text:style-name="T2594">, num,<text:s/></text:span><text:span text:style-name="T2595">factorial</text:span><text:span text:style-name="T2596">(num));</text:span></text:p>
      <text:p text:style-name="P2597"/>
      <text:p text:style-name="P2598"><text:span text:style-name="T2599">   <text:s/></text:span><text:span text:style-name="T2600">return</text:span><text:span text:style-name="T2601"><text:s/></text:span><text:span text:style-name="T2602">0</text:span><text:span text:style-name="T2603">;</text:span></text:p>
      <text:p text:style-name="P2604">}</text:p>
      <text:p text:style-name="P2605"/>
      <text:p text:style-name="P2606">This program defines a recursive function<text:s/><text:span text:style-name="T2607">factorial</text:span><text:s/>that calculates the factorial of a given number and returns the result.</text:p>
      <text:p text:style-name="P2608">9</text:p>
      <text:p text:style-name="P2609">Given the following program”</text:p>
      <text:p text:style-name="P2610">#include&lt;stdio.h&gt;</text:p>
      <text:p text:style-name="P2611">#include&lt;stdlib.h&gt;</text:p>
      <text:p text:style-name="P2612">void displayMessage(int n);</text:p>
      <text:p text:style-name="P2613">int main()</text:p>
      <text:p text:style-name="P2614">{</text:p>
      <text:p text:style-name="P2615">int a=3;</text:p>
      <text:p text:style-name="P2616">printf("Enter a value:");</text:p>
      <text:p text:style-name="P2617">scanf("%d",a);</text:p>
      <text:p text:style-name="P2618">displayMessage(a);</text:p>
      <text:p text:style-name="P2619">printf("The function has been called %d times\n");</text:p>
      <text:p text:style-name="P2620">system("pause");</text:p>
      <text:p text:style-name="P2621">return 0;</text:p>
      <text:p text:style-name="P2622">}</text:p>
      <text:p text:style-name="P2623">void displayMessage(int n)</text:p>
      <text:p text:style-name="P2624">{</text:p>
      <text:p text:style-name="P2625">int i;</text:p>
      <text:p text:style-name="P2626">i=1;</text:p>
      <text:p text:style-name="P2627">do{</text:p>
      <text:p text:style-name="P2628">printf("C program\n");</text:p>
      <text:p text:style-name="P2629">i++;</text:p>
      <text:p text:style-name="P2630">}while(i&lt;=n);</text:p>
      <text:p text:style-name="P2631">}</text:p>
      <text:p text:style-name="Normal">The provided program has a few issues that need correction to work as intended. Below, I'll discuss the problems and provide a corrected version of the program.</text:p>
      <text:p text:style-name="P2632">Problems in the Original Program:</text:p>
      <text:list text:style-name="LFO26" text:continue-numbering="true">
        <text:list-item>
          <text:p text:style-name="P2633"><text:span text:style-name="T2634">scanf("%d",a);</text:span>:</text:p>
          <text:list text:continue-numbering="true">
            <text:list-item>
              <text:p text:style-name="P2635">The scanf function requires the address of the variable where the input will be stored. The correct way to pass the address of a is to use &amp;a.</text:p>
            </text:list-item>
          </text:list>
        </text:list-item>
        <text:list-item>
          <text:p text:style-name="P2636"><text:span text:style-name="T2637">printf("The function has been called %d times\n");</text:span>:</text:p>
          <text:list text:continue-numbering="true">
            <text:list-item>
              <text:p text:style-name="P2638">The program attempts to print the number of times the function displayMessage is called, but it doesn't pass any variable to the printf function to do so.</text:p>
            </text:list-item>
          </text:list>
        </text:list-item>
        <text:list-item>
          <text:p text:style-name="P2639"><text:span text:style-name="T2640">No argument passed to printf("The function has been called %d times\n");</text:span>:</text:p>
          <text:list text:continue-numbering="true">
            <text:list-item>
              <text:p text:style-name="P2641">The code attempts to print how many times the function displayMessage was called, but no corresponding variable or argument is passed to printf.</text:p>
            </text:list-item>
          </text:list>
        </text:list-item>
      </text:list>
      <text:p text:style-name="P2642">Corrected Program:</text:p>
      <text:p text:style-name="P2643"><text:span text:style-name="T2644">#include</text:span><text:span text:style-name="T2645"><text:s/></text:span><text:span text:style-name="T2646">&lt;stdio.h&gt;</text:span></text:p>
      <text:p text:style-name="P2647"><text:span text:style-name="T2648">#include</text:span><text:span text:style-name="T2649"><text:s/></text:span><text:span text:style-name="T2650">&lt;stdlib.h&gt;</text:span></text:p>
      <text:p text:style-name="P2651"/>
      <text:p text:style-name="P2652"><text:span text:style-name="T2653">// Function to display a message n times</text:span></text:p>
      <text:p text:style-name="P2654"><text:span text:style-name="T2655">void</text:span><text:span text:style-name="T2656"><text:s/></text:span><text:span text:style-name="T2657">displayMessage</text:span><text:span text:style-name="T2658">(</text:span><text:span text:style-name="T2659">int</text:span><text:span text:style-name="T2660"><text:s/></text:span><text:span text:style-name="T2661">n</text:span><text:span text:style-name="T2662">);</text:span></text:p>
      <text:p text:style-name="P2663"/>
      <text:p text:style-name="P2664"><text:span text:style-name="T2665">int</text:span><text:span text:style-name="T2666"><text:s/></text:span><text:span text:style-name="T2667">main</text:span><text:span text:style-name="T2668">() {</text:span></text:p>
      <text:p text:style-name="P2669"><text:span text:style-name="T2670">   <text:s/></text:span><text:span text:style-name="T2671">int</text:span><text:span text:style-name="T2672"><text:s/>a;</text:span></text:p>
      <text:p text:style-name="P2673"/>
      <text:p text:style-name="P2674"><text:span text:style-name="T2675">   <text:s/></text:span><text:span text:style-name="T2676">printf</text:span><text:span text:style-name="T2677">(</text:span><text:span text:style-name="T2678">"Enter a value: "</text:span><text:span text:style-name="T2679">);</text:span></text:p>
      <text:p text:style-name="P2680"><text:span text:style-name="T2681">   <text:s/></text:span><text:span text:style-name="T2682">scanf</text:span><text:span text:style-name="T2683">(</text:span><text:span text:style-name="T2684">"</text:span><text:span text:style-name="T2685">%d</text:span><text:span text:style-name="T2686">"</text:span><text:span text:style-name="T2687">,<text:s/></text:span><text:span text:style-name="T2688">&amp;</text:span><text:span text:style-name="T2689">a);</text:span><text:span text:style-name="T2690"><text:s/> // Corrected to use &amp;a to store the input in variable a</text:span></text:p>
      <text:p text:style-name="P2691"/>
      <text:p text:style-name="P2692"><text:span text:style-name="T2693">   <text:s/></text:span><text:span text:style-name="T2694">displayMessage</text:span><text:span text:style-name="T2695">(a);</text:span></text:p>
      <text:p text:style-name="P2696"/>
      <text:p text:style-name="P2697"><text:span text:style-name="T2698">   <text:s/></text:span><text:span text:style-name="T2699">printf</text:span><text:span text:style-name="T2700">(</text:span><text:span text:style-name="T2701">"The function has been called<text:s/></text:span><text:span text:style-name="T2702">%d</text:span><text:span text:style-name="T2703"><text:s/>times</text:span><text:span text:style-name="T2704">\n</text:span><text:span text:style-name="T2705">"</text:span><text:span text:style-name="T2706">, a);</text:span><text:span text:style-name="T2707"><text:s/> // Corrected to pass 'a' as an argument to printf</text:span></text:p>
      <text:p text:style-name="P2708"/>
      <text:p text:style-name="P2709"><text:span text:style-name="T2710">   <text:s/></text:span><text:span text:style-name="T2711">system</text:span><text:span text:style-name="T2712">(</text:span><text:span text:style-name="T2713">"pause"</text:span><text:span text:style-name="T2714">);</text:span></text:p>
      <text:p text:style-name="P2715"><text:span text:style-name="T2716">   <text:s/></text:span><text:span text:style-name="T2717">return</text:span><text:span text:style-name="T2718"><text:s/></text:span><text:span text:style-name="T2719">0</text:span><text:span text:style-name="T2720">;</text:span></text:p>
      <text:p text:style-name="P2721">}</text:p>
      <text:p text:style-name="P2722"/>
      <text:p text:style-name="P2723"><text:span text:style-name="T2724">void</text:span><text:span text:style-name="T2725"><text:s/></text:span><text:span text:style-name="T2726">displayMessage</text:span><text:span text:style-name="T2727">(</text:span><text:span text:style-name="T2728">int</text:span><text:span text:style-name="T2729"><text:s/></text:span><text:span text:style-name="T2730">n</text:span><text:span text:style-name="T2731">) {</text:span></text:p>
      <text:p text:style-name="P2732"><text:span text:style-name="T2733">   <text:s/></text:span><text:span text:style-name="T2734">int</text:span><text:span text:style-name="T2735"><text:s/>i<text:s/></text:span><text:span text:style-name="T2736">=</text:span><text:span text:style-name="T2737"><text:s/></text:span><text:span text:style-name="T2738">1</text:span><text:span text:style-name="T2739">;</text:span></text:p>
      <text:p text:style-name="P2740"/>
      <text:p text:style-name="P2741"><text:span text:style-name="T2742">   <text:s/></text:span><text:span text:style-name="T2743">do</text:span><text:span text:style-name="T2744"><text:s/>{</text:span></text:p>
      <text:p text:style-name="P2745"><text:span text:style-name="T2746">       <text:s/></text:span><text:span text:style-name="T2747">printf</text:span><text:span text:style-name="T2748">(</text:span><text:span text:style-name="T2749">"C program</text:span><text:span text:style-name="T2750">\n</text:span><text:span text:style-name="T2751">"</text:span><text:span text:style-name="T2752">);</text:span></text:p>
      <text:p text:style-name="P2753"><text:span text:style-name="T2754">        i</text:span><text:span text:style-name="T2755">++</text:span><text:span text:style-name="T2756">;</text:span></text:p>
      <text:p text:style-name="P2757"><text:span text:style-name="T2758">    }<text:s/></text:span><text:span text:style-name="T2759">while</text:span><text:span text:style-name="T2760"><text:s/>(i<text:s/></text:span><text:span text:style-name="T2761">&lt;=</text:span><text:span text:style-name="T2762"><text:s/></text:span><text:span text:style-name="T2763">n</text:span><text:span text:style-name="T2764">);</text:span></text:p>
      <text:p text:style-name="P2765">}</text:p>
      <text:p text:style-name="P2766"/>
      <text:p text:style-name="P2767">Explanation of the Corrected Program:</text:p>
      <text:list text:style-name="LFO27" text:continue-numbering="true">
        <text:list-item>
          <text:p text:style-name="P2768"><text:span text:style-name="T2769">scanf("%d", &amp;a);</text:span>:</text:p>
          <text:list text:continue-numbering="true">
            <text:list-item>
              <text:p text:style-name="P2770">This line correctly takes user input and stores it in the variable a.</text:p>
            </text:list-item>
          </text:list>
        </text:list-item>
        <text:list-item>
          <text:p text:style-name="P2771"><text:span text:style-name="T2772">displayMessage(a);</text:span>:</text:p>
          <text:list text:continue-numbering="true">
            <text:list-item>
              <text:p text:style-name="P2773">This function call now works as expected, displaying the message "C program" a times.</text:p>
            </text:list-item>
          </text:list>
        </text:list-item>
        <text:list-item>
          <text:p text:style-name="P2774"><text:span text:style-name="T2775">printf("The function has been called %d times\n", a);</text:span>:</text:p>
          <text:list text:continue-numbering="true">
            <text:list-item>
              <text:p text:style-name="P2776">This line now correctly prints how many times the message has been displayed.</text:p>
            </text:list-item>
          </text:list>
        </text:list-item>
      </text:list>
      <text:p text:style-name="P2777">Output Example:</text:p>
      <text:p text:style-name="Normal">If the user enters the value 3, the output will be:</text:p>
      <text:p text:style-name="P2778"><text:span text:style-name="T2779">Enter a value:<text:s/></text:span><text:span text:style-name="T2780">3</text:span></text:p>
      <text:p text:style-name="P2781">C program</text:p>
      <text:p text:style-name="P2782">C program</text:p>
      <text:p text:style-name="P2783">C program</text:p>
      <text:p text:style-name="P2784"><text:span text:style-name="T2785">The function has been called<text:s/></text:span><text:span text:style-name="T2786">3</text:span><text:span text:style-name="T2787"><text:s/>times</text:span></text:p>
      <text:p text:style-name="P2788"><text:span text:style-name="T2789">Press any key to<text:s/></text:span><text:span text:style-name="T2790">continue</text:span><text:span text:style-name="T2791"><text:s/>. . .</text:span></text:p>
      <text:p text:style-name="P2792"/>
      <text:p text:style-name="Normal"/>
      <text:p text:style-name="P2793">The program correctly asks for a value, then prints "C program" the specified number of times, and finally informs the user how many times the function was called.</text:p>
      <text:p text:style-name="Normal"/>
      <text:p text:style-name="Normal">10</text:p>
      <text:p text:style-name="Normal">a) Find and correct the errors in the above program.</text:p>
      <text:p text:style-name="Normal">b) Explain when you will need to use printf () and scanf() in C language?</text:p>
      <text:p text:style-name="Normal">c) Write the output when a user enters a=2.</text:p>
      <text:p text:style-name="Normal">d) If a user types 0 in the black screen, what do you think should be the result?</text:p>
      <text:p text:style-name="Normal"/>
      <text:p text:style-name="P2794">A) Find and Correct the Errors in the Above Program</text:p>
      <text:p text:style-name="Normal">Here is the corrected version of the program:</text:p>
      <text:p text:style-name="P2795"><text:span text:style-name="T2796">#include</text:span><text:span text:style-name="T2797"><text:s/></text:span><text:span text:style-name="T2798">&lt;stdio.h&gt;</text:span></text:p>
      <text:p text:style-name="P2799"><text:span text:style-name="T2800">#include</text:span><text:span text:style-name="T2801"><text:s/></text:span><text:span text:style-name="T2802">&lt;stdlib.h&gt;</text:span></text:p>
      <text:p text:style-name="P2803"/>
      <text:p text:style-name="P2804"><text:span text:style-name="T2805">// Function to display a message n times</text:span></text:p>
      <text:p text:style-name="P2806"><text:span text:style-name="T2807">void</text:span><text:span text:style-name="T2808"><text:s/></text:span><text:span text:style-name="T2809">displayMessage</text:span><text:span text:style-name="T2810">(</text:span><text:span text:style-name="T2811">int</text:span><text:span text:style-name="T2812"><text:s/></text:span><text:span text:style-name="T2813">n</text:span><text:span text:style-name="T2814">);</text:span></text:p>
      <text:p text:style-name="P2815"/>
      <text:p text:style-name="P2816"><text:span text:style-name="T2817">int</text:span><text:span text:style-name="T2818"><text:s/></text:span><text:span text:style-name="T2819">main</text:span><text:span text:style-name="T2820">() {</text:span></text:p>
      <text:p text:style-name="P2821"><text:span text:style-name="T2822">   <text:s/></text:span><text:span text:style-name="T2823">int</text:span><text:span text:style-name="T2824"><text:s/>a;</text:span></text:p>
      <text:p text:style-name="P2825"/>
      <text:p text:style-name="P2826"><text:span text:style-name="T2827">   <text:s/></text:span><text:span text:style-name="T2828">printf</text:span><text:span text:style-name="T2829">(</text:span><text:span text:style-name="T2830">"Enter a value: "</text:span><text:span text:style-name="T2831">);</text:span></text:p>
      <text:p text:style-name="P2832"><text:span text:style-name="T2833">   <text:s/></text:span><text:span text:style-name="T2834">scanf</text:span><text:span text:style-name="T2835">(</text:span><text:span text:style-name="T2836">"</text:span><text:span text:style-name="T2837">%d</text:span><text:span text:style-name="T2838">"</text:span><text:span text:style-name="T2839">,<text:s/></text:span><text:span text:style-name="T2840">&amp;</text:span><text:span text:style-name="T2841">a);</text:span><text:span text:style-name="T2842"><text:s/> // Corrected: Added '&amp;' to store input in 'a'</text:span></text:p>
      <text:p text:style-name="P2843"/>
      <text:p text:style-name="P2844"><text:span text:style-name="T2845">   <text:s/></text:span><text:span text:style-name="T2846">displayMessage</text:span><text:span text:style-name="T2847">(a);</text:span></text:p>
      <text:p text:style-name="P2848"/>
      <text:p text:style-name="P2849"><text:span text:style-name="T2850">   <text:s/></text:span><text:span text:style-name="T2851">printf</text:span><text:span text:style-name="T2852">(</text:span><text:span text:style-name="T2853">"The function has been called<text:s/></text:span><text:span text:style-name="T2854">%d</text:span><text:span text:style-name="T2855"><text:s/>times</text:span><text:span text:style-name="T2856">\n</text:span><text:span text:style-name="T2857">"</text:span><text:span text:style-name="T2858">, a);</text:span><text:span text:style-name="T2859"><text:s/> // Corrected: Passing 'a' as an argument</text:span></text:p>
      <text:p text:style-name="P2860"/>
      <text:p text:style-name="P2861"><text:span text:style-name="T2862">   <text:s/></text:span><text:span text:style-name="T2863">system</text:span><text:span text:style-name="T2864">(</text:span><text:span text:style-name="T2865">"pause"</text:span><text:span text:style-name="T2866">);</text:span></text:p>
      <text:p text:style-name="P2867"><text:span text:style-name="T2868">   <text:s/></text:span><text:span text:style-name="T2869">return</text:span><text:span text:style-name="T2870"><text:s/></text:span><text:span text:style-name="T2871">0</text:span><text:span text:style-name="T2872">;</text:span></text:p>
      <text:p text:style-name="P2873">}</text:p>
      <text:p text:style-name="P2874"/>
      <text:p text:style-name="P2875"><text:span text:style-name="T2876">void</text:span><text:span text:style-name="T2877"><text:s/></text:span><text:span text:style-name="T2878">displayMessage</text:span><text:span text:style-name="T2879">(</text:span><text:span text:style-name="T2880">int</text:span><text:span text:style-name="T2881"><text:s/></text:span><text:span text:style-name="T2882">n</text:span><text:span text:style-name="T2883">) {</text:span></text:p>
      <text:p text:style-name="P2884"><text:span text:style-name="T2885">   <text:s/></text:span><text:span text:style-name="T2886">int</text:span><text:span text:style-name="T2887"><text:s/>i<text:s/></text:span><text:span text:style-name="T2888">=</text:span><text:span text:style-name="T2889"><text:s/></text:span><text:span text:style-name="T2890">1</text:span><text:span text:style-name="T2891">;</text:span></text:p>
      <text:p text:style-name="P2892"/>
      <text:p text:style-name="P2893"><text:span text:style-name="T2894">   <text:s/></text:span><text:span text:style-name="T2895">do</text:span><text:span text:style-name="T2896"><text:s/>{</text:span></text:p>
      <text:p text:style-name="P2897"><text:span text:style-name="T2898">       <text:s/></text:span><text:span text:style-name="T2899">printf</text:span><text:span text:style-name="T2900">(</text:span><text:span text:style-name="T2901">"C program</text:span><text:span text:style-name="T2902">\n</text:span><text:span text:style-name="T2903">"</text:span><text:span text:style-name="T2904">);</text:span></text:p>
      <text:p text:style-name="P2905"><text:span text:style-name="T2906">        i</text:span><text:span text:style-name="T2907">++</text:span><text:span text:style-name="T2908">;</text:span></text:p>
      <text:p text:style-name="P2909"><text:span text:style-name="T2910">    }<text:s/></text:span><text:span text:style-name="T2911">while</text:span><text:span text:style-name="T2912"><text:s/>(i<text:s/></text:span><text:span text:style-name="T2913">&lt;=</text:span><text:span text:style-name="T2914"><text:s/></text:span><text:span text:style-name="T2915">n</text:span><text:span text:style-name="T2916">);</text:span></text:p>
      <text:p text:style-name="P2917">}</text:p>
      <text:p text:style-name="P2918"/>
      <text:p text:style-name="P2919">B) Explain When You Will Need to Use printf() and scanf() in C Language</text:p>
      <text:list text:style-name="LFO28" text:continue-numbering="true">
        <text:list-item>
          <text:p text:style-name="P2920"><text:span text:style-name="T2921">printf()</text:span>:</text:p>
          <text:list text:continue-numbering="true">
            <text:list-item>
              <text:p text:style-name="P2922">Used to output (print) information to the console or standard output.</text:p>
            </text:list-item>
            <text:list-item>
              <text:p text:style-name="P2923">It can display strings, numbers, and formatted data.</text:p>
            </text:list-item>
            <text:list-item>
              <text:p text:style-name="P2924"><text:span text:style-name="T2925">Example</text:span>:</text:p>
            </text:list-item>
          </text:list>
        </text:list-item>
      </text:list>
      <text:p text:style-name="P2926"><text:span text:style-name="T2927">printf</text:span><text:span text:style-name="T2928">(</text:span><text:span text:style-name="T2929">"Hello, World!</text:span><text:span text:style-name="T2930">\n</text:span><text:span text:style-name="T2931">"</text:span><text:span text:style-name="T2932">);</text:span></text:p>
      <text:p text:style-name="P2933"><text:span text:style-name="T2934">printf</text:span><text:span text:style-name="T2935">(</text:span><text:span text:style-name="T2936">"The value is:<text:s/></text:span><text:span text:style-name="T2937">%d\n</text:span><text:span text:style-name="T2938">"</text:span><text:span text:style-name="T2939">, a);</text:span></text:p>
      <text:p text:style-name="P2940"/>
      <text:p text:style-name="Normal"><text:span text:style-name="T2941">scanf()</text:span>:</text:p>
      <text:list text:style-name="LFO29" text:continue-numbering="true">
        <text:list-item>
          <text:p text:style-name="P2942">Used to read input from the user or standard input.</text:p>
        </text:list-item>
        <text:list-item>
          <text:p text:style-name="P2943">It stores the input in specified variables.</text:p>
        </text:list-item>
        <text:list-item>
          <text:p text:style-name="P2944"><text:span text:style-name="T2945">Example</text:span></text:p>
        </text:list-item>
      </text:list>
      <text:p text:style-name="P2946"><text:span text:style-name="T2947">int</text:span><text:span text:style-name="T2948"><text:s/>a;</text:span></text:p>
      <text:p text:style-name="P2949"><text:span text:style-name="T2950">scanf</text:span><text:span text:style-name="T2951">(</text:span><text:span text:style-name="T2952">"</text:span><text:span text:style-name="T2953">%d</text:span><text:span text:style-name="T2954">"</text:span><text:span text:style-name="T2955">,<text:s/></text:span><text:span text:style-name="T2956">&amp;</text:span><text:span text:style-name="T2957">a</text:span><text:span text:style-name="T2958">);</text:span><text:span text:style-name="T2959"><text:s/> // Reads an integer and stores it in variable 'a'</text:span></text:p>
      <text:p text:style-name="P2960"/>
      <text:list text:style-name="LFO30" text:continue-numbering="true">
        <text:list-item>
          <text:p text:style-name="P2961"><text:span text:style-name="T2962">When to Use</text:span>:</text:p>
          <text:list text:continue-numbering="true">
            <text:list-item>
              <text:p text:style-name="P2963">Use printf() when you want to display information to the user.</text:p>
            </text:list-item>
            <text:list-item>
              <text:p text:style-name="P2964">Use scanf() when you want to take input from the user.</text:p>
            </text:list-item>
          </text:list>
        </text:list-item>
      </text:list>
      <text:p text:style-name="P2965">C) Write the Output When a User Enters a = 2</text:p>
      <text:p text:style-name="Normal">When the user enters 2, the program will display the following output:</text:p>
      <text:p text:style-name="P2966"><text:span text:style-name="T2967">Enter a value:<text:s/></text:span><text:span text:style-name="T2968">2</text:span></text:p>
      <text:p text:style-name="P2969">C program</text:p>
      <text:p text:style-name="P2970">C program</text:p>
      <text:p text:style-name="P2971"><text:span text:style-name="T2972">The function has been called<text:s/></text:span><text:span text:style-name="T2973">2</text:span><text:span text:style-name="T2974"><text:s/>times</text:span></text:p>
      <text:p text:style-name="P2975"><text:span text:style-name="T2976">Press any key to<text:s/></text:span><text:span text:style-name="T2977">continue</text:span><text:span text:style-name="T2978"><text:s/>. . .</text:span></text:p>
      <text:p text:style-name="P2979"/>
      <text:list text:style-name="LFO31" text:continue-numbering="true">
        <text:list-item>
          <text:p text:style-name="P2980"><text:span text:style-name="T2981">Explanation</text:span>:</text:p>
          <text:list text:continue-numbering="true">
            <text:list-item>
              <text:p text:style-name="P2982">The program reads the value 2 and stores it in a.</text:p>
            </text:list-item>
            <text:list-item>
              <text:p text:style-name="P2983">The displayMessage function is called with a = 2.</text:p>
            </text:list-item>
            <text:list-item>
              <text:p text:style-name="P2984">The function prints "C program" two times.</text:p>
            </text:list-item>
            <text:list-item>
              <text:p text:style-name="P2985">The program then prints that the function has been called two times.</text:p>
            </text:list-item>
          </text:list>
        </text:list-item>
      </text:list>
      <text:p text:style-name="P2986">D) If a User Types 0 in the Black Screen, What Do You Think Should Be the Result?</text:p>
      <text:p text:style-name="P2987">If the user enters 0, the program will display the following output:</text:p>
      <text:p text:style-name="Normal">11</text:p>
      <text:p text:style-name="Normal">Write a c program which prompts the user to enter two positive numbers, and <text:s/>then the program asks the user to press 1 to continue or press any number to exit. If you press one the program asks you to enter operator (+,-,*,%,/) of your choice, then the program performs the operation according to the operator you have chosen and display the result.</text:p>
      <text:p text:style-name="Normal">Here's a C program that fulfills the requirements:</text:p>
      <text:p text:style-name="P2988"><text:span text:style-name="T2989">#include</text:span><text:span text:style-name="T2990"><text:s/></text:span><text:span text:style-name="T2991">&lt;stdio.h&gt;</text:span></text:p>
      <text:p text:style-name="P2992"/>
      <text:p text:style-name="P2993"><text:span text:style-name="T2994">int</text:span><text:span text:style-name="T2995"><text:s/></text:span><text:span text:style-name="T2996">main</text:span><text:span text:style-name="T2997">() {</text:span></text:p>
      <text:p text:style-name="P2998"><text:span text:style-name="T2999">   <text:s/></text:span><text:span text:style-name="T3000">int</text:span><text:span text:style-name="T3001"><text:s/>num1, num2;</text:span></text:p>
      <text:p text:style-name="P3002"><text:span text:style-name="T3003">   <text:s/></text:span><text:span text:style-name="T3004">char</text:span><text:span text:style-name="T3005"><text:s/>operator;</text:span></text:p>
      <text:p text:style-name="P3006"><text:span text:style-name="T3007">   <text:s/></text:span><text:span text:style-name="T3008">int</text:span><text:span text:style-name="T3009"><text:s/>choice;</text:span></text:p>
      <text:p text:style-name="P3010"><text:span text:style-name="T3011">   <text:s/></text:span><text:span text:style-name="T3012">int</text:span><text:span text:style-name="T3013"><text:s/>result;</text:span></text:p>
      <text:p text:style-name="P3014"/>
      <text:p text:style-name="P3015"><text:span text:style-name="T3016">   <text:s/></text:span><text:span text:style-name="T3017">do</text:span><text:span text:style-name="T3018"><text:s/>{</text:span></text:p>
      <text:p text:style-name="P3019"><text:span text:style-name="T3020">       <text:s/></text:span><text:span text:style-name="T3021">// Prompt the user to enter two positive numbers</text:span></text:p>
      <text:p text:style-name="P3022"><text:span text:style-name="T3023">       <text:s/></text:span><text:span text:style-name="T3024">printf</text:span><text:span text:style-name="T3025">(</text:span><text:span text:style-name="T3026">"Enter the first positive number: "</text:span><text:span text:style-name="T3027">);</text:span></text:p>
      <text:p text:style-name="P3028"><text:span text:style-name="T3029">       <text:s/></text:span><text:span text:style-name="T3030">scanf</text:span><text:span text:style-name="T3031">(</text:span><text:span text:style-name="T3032">"</text:span><text:span text:style-name="T3033">%d</text:span><text:span text:style-name="T3034">"</text:span><text:span text:style-name="T3035">,<text:s/></text:span><text:span text:style-name="T3036">&amp;</text:span><text:span text:style-name="T3037">num1);</text:span></text:p>
      <text:p text:style-name="P3038"><text:span text:style-name="T3039">       <text:s/></text:span><text:span text:style-name="T3040">printf</text:span><text:span text:style-name="T3041">(</text:span><text:span text:style-name="T3042">"Enter the second positive number: "</text:span><text:span text:style-name="T3043">);</text:span></text:p>
      <text:p text:style-name="P3044"><text:span text:style-name="T3045">       <text:s/></text:span><text:span text:style-name="T3046">scanf</text:span><text:span text:style-name="T3047">(</text:span><text:span text:style-name="T3048">"</text:span><text:span text:style-name="T3049">%d</text:span><text:span text:style-name="T3050">"</text:span><text:span text:style-name="T3051">,<text:s/></text:span><text:span text:style-name="T3052">&amp;</text:span><text:span text:style-name="T3053">num2);</text:span></text:p>
      <text:p text:style-name="P3054"/>
      <text:p text:style-name="P3055"><text:span text:style-name="T3056">       <text:s/></text:span><text:span text:style-name="T3057">// Ensure the numbers are positive</text:span></text:p>
      <text:p text:style-name="P3058"><text:span text:style-name="T3059">       <text:s/></text:span><text:span text:style-name="T3060">if</text:span><text:span text:style-name="T3061"><text:s/>(num1<text:s/></text:span><text:span text:style-name="T3062">&lt;=</text:span><text:span text:style-name="T3063"><text:s/></text:span><text:span text:style-name="T3064">0</text:span><text:span text:style-name="T3065"><text:s/></text:span><text:span text:style-name="T3066">||</text:span><text:span text:style-name="T3067"><text:s/>num2<text:s/></text:span><text:span text:style-name="T3068">&lt;=</text:span><text:span text:style-name="T3069"><text:s/></text:span><text:span text:style-name="T3070">0</text:span><text:span text:style-name="T3071">) {</text:span></text:p>
      <text:p text:style-name="P3072"><text:span text:style-name="T3073">           <text:s/></text:span><text:span text:style-name="T3074">printf</text:span><text:span text:style-name="T3075">(</text:span><text:span text:style-name="T3076">"Both numbers must be positive. Please try again.</text:span><text:span text:style-name="T3077">\n</text:span><text:span text:style-name="T3078">"</text:span><text:span text:style-name="T3079">);</text:span></text:p>
      <text:p text:style-name="P3080"><text:span text:style-name="T3081">           <text:s/></text:span><text:span text:style-name="T3082">continue</text:span><text:span text:style-name="T3083">;</text:span></text:p>
      <text:p text:style-name="P3084">        }</text:p>
      <text:p text:style-name="P3085"/>
      <text:p text:style-name="P3086"><text:span text:style-name="T3087">       <text:s/></text:span><text:span text:style-name="T3088">// Prompt the user to press 1 to continue or any other number to exit</text:span></text:p>
      <text:p text:style-name="P3089"><text:span text:style-name="T3090">       <text:s/></text:span><text:span text:style-name="T3091">printf</text:span><text:span text:style-name="T3092">(</text:span><text:span text:style-name="T3093">"Press 1 to continue or press any other number to exit: "</text:span><text:span text:style-name="T3094">);</text:span></text:p>
      <text:p text:style-name="P3095"><text:span text:style-name="T3096">       <text:s/></text:span><text:span text:style-name="T3097">scanf</text:span><text:span text:style-name="T3098">(</text:span><text:span text:style-name="T3099">"</text:span><text:span text:style-name="T3100">%d</text:span><text:span text:style-name="T3101">"</text:span><text:span text:style-name="T3102">,<text:s/></text:span><text:span text:style-name="T3103">&amp;</text:span><text:span text:style-name="T3104">choice);</text:span></text:p>
      <text:p text:style-name="P3105"/>
      <text:p text:style-name="P3106"><text:span text:style-name="T3107">       <text:s/></text:span><text:span text:style-name="T3108">if</text:span><text:span text:style-name="T3109"><text:s/>(choice<text:s/></text:span><text:span text:style-name="T3110">!=</text:span><text:span text:style-name="T3111"><text:s/></text:span><text:span text:style-name="T3112">1</text:span><text:span text:style-name="T3113">) {</text:span></text:p>
      <text:p text:style-name="P3114"><text:span text:style-name="T3115">           <text:s/></text:span><text:span text:style-name="T3116">printf</text:span><text:span text:style-name="T3117">(</text:span><text:span text:style-name="T3118">"Exiting the program.</text:span><text:span text:style-name="T3119">\n</text:span><text:span text:style-name="T3120">"</text:span><text:span text:style-name="T3121">);</text:span></text:p>
      <text:p text:style-name="P3122"><text:span text:style-name="T3123">           <text:s/></text:span><text:span text:style-name="T3124">break</text:span><text:span text:style-name="T3125">;</text:span></text:p>
      <text:p text:style-name="P3126">        }</text:p>
      <text:p text:style-name="P3127"/>
      <text:p text:style-name="P3128"><text:span text:style-name="T3129">       <text:s/></text:span><text:span text:style-name="T3130">// Ask the user to enter an operator</text:span></text:p>
      <text:p text:style-name="P3131"><text:span text:style-name="T3132">       <text:s/></text:span><text:span text:style-name="T3133">printf</text:span><text:span text:style-name="T3134">(</text:span><text:span text:style-name="T3135">"Enter an operator (+, -, *, /,<text:s/></text:span><text:span text:style-name="T3136">%%</text:span><text:span text:style-name="T3137">): "</text:span><text:span text:style-name="T3138">);</text:span></text:p>
      <text:p text:style-name="P3139"><text:span text:style-name="T3140">       <text:s/></text:span><text:span text:style-name="T3141">scanf</text:span><text:span text:style-name="T3142">(</text:span><text:span text:style-name="T3143">"<text:s/></text:span><text:span text:style-name="T3144">%c</text:span><text:span text:style-name="T3145">"</text:span><text:span text:style-name="T3146">,<text:s/></text:span><text:span text:style-name="T3147">&amp;</text:span><text:span text:style-name="T3148">operator);</text:span></text:p>
      <text:p text:style-name="P3149"/>
      <text:p text:style-name="P3150"><text:span text:style-name="T3151">       <text:s/></text:span><text:span text:style-name="T3152">// Perform the operation based on the chosen operator</text:span></text:p>
      <text:p text:style-name="P3153"><text:span text:style-name="T3154">       <text:s/></text:span><text:span text:style-name="T3155">switch</text:span><text:span text:style-name="T3156"><text:s/>(operator) {</text:span></text:p>
      <text:p text:style-name="P3157"><text:span text:style-name="T3158">           <text:s/></text:span><text:span text:style-name="T3159">case</text:span><text:span text:style-name="T3160"><text:s/></text:span><text:span text:style-name="T3161">'+'</text:span><text:span text:style-name="T3162">:</text:span></text:p>
      <text:p text:style-name="P3163"><text:span text:style-name="T3164">                result<text:s/></text:span><text:span text:style-name="T3165">=</text:span><text:span text:style-name="T3166"><text:s/>num1<text:s/></text:span><text:span text:style-name="T3167">+</text:span><text:span text:style-name="T3168"><text:s/>num2;</text:span></text:p>
      <text:p text:style-name="P3169"><text:span text:style-name="T3170">               <text:s/></text:span><text:span text:style-name="T3171">printf</text:span><text:span text:style-name="T3172">(</text:span><text:span text:style-name="T3173">"Result:<text:s/></text:span><text:span text:style-name="T3174">%d</text:span><text:span text:style-name="T3175"><text:s/>+<text:s/></text:span><text:span text:style-name="T3176">%d</text:span><text:span text:style-name="T3177"><text:s/>=<text:s/></text:span><text:span text:style-name="T3178">%d\n</text:span><text:span text:style-name="T3179">"</text:span><text:span text:style-name="T3180">, num1, num2, result);</text:span></text:p>
      <text:p text:style-name="P3181"><text:span text:style-name="T3182">               <text:s/></text:span><text:span text:style-name="T3183">break</text:span><text:span text:style-name="T3184">;</text:span></text:p>
      <text:p text:style-name="P3185"><text:span text:style-name="T3186">           <text:s/></text:span><text:span text:style-name="T3187">case</text:span><text:span text:style-name="T3188"><text:s/></text:span><text:span text:style-name="T3189">'-'</text:span><text:span text:style-name="T3190">:</text:span></text:p>
      <text:p text:style-name="P3191"><text:span text:style-name="T3192">                result<text:s/></text:span><text:span text:style-name="T3193">=</text:span><text:span text:style-name="T3194"><text:s/>num1<text:s/></text:span><text:span text:style-name="T3195">-</text:span><text:span text:style-name="T3196"><text:s/>num2;</text:span></text:p>
      <text:p text:style-name="P3197"><text:span text:style-name="T3198">               <text:s/></text:span><text:span text:style-name="T3199">printf</text:span><text:span text:style-name="T3200">(</text:span><text:span text:style-name="T3201">"Result:<text:s/></text:span><text:span text:style-name="T3202">%d</text:span><text:span text:style-name="T3203"><text:s/>-<text:s/></text:span><text:span text:style-name="T3204">%d</text:span><text:span text:style-name="T3205"><text:s/>=<text:s/></text:span><text:span text:style-name="T3206">%d\n</text:span><text:span text:style-name="T3207">"</text:span><text:span text:style-name="T3208">, num1, num2, result);</text:span></text:p>
      <text:p text:style-name="P3209"><text:span text:style-name="T3210">               <text:s/></text:span><text:span text:style-name="T3211">break</text:span><text:span text:style-name="T3212">;</text:span></text:p>
      <text:p text:style-name="P3213"><text:span text:style-name="T3214">           <text:s/></text:span><text:span text:style-name="T3215">case</text:span><text:span text:style-name="T3216"><text:s/></text:span><text:span text:style-name="T3217">'*'</text:span><text:span text:style-name="T3218">:</text:span></text:p>
      <text:p text:style-name="P3219"><text:span text:style-name="T3220">                result<text:s/></text:span><text:span text:style-name="T3221">=</text:span><text:span text:style-name="T3222"><text:s/>num1<text:s/></text:span><text:span text:style-name="T3223">*</text:span><text:span text:style-name="T3224"><text:s/>num2;</text:span></text:p>
      <text:p text:style-name="P3225"><text:span text:style-name="T3226">               <text:s/></text:span><text:span text:style-name="T3227">printf</text:span><text:span text:style-name="T3228">(</text:span><text:span text:style-name="T3229">"Result:<text:s/></text:span><text:span text:style-name="T3230">%d</text:span><text:span text:style-name="T3231"><text:s/>*<text:s/></text:span><text:span text:style-name="T3232">%d</text:span><text:span text:style-name="T3233"><text:s/>=<text:s/></text:span><text:span text:style-name="T3234">%d\n</text:span><text:span text:style-name="T3235">"</text:span><text:span text:style-name="T3236">, num1, num2, result);</text:span></text:p>
      <text:p text:style-name="P3237"><text:span text:style-name="T3238">               <text:s/></text:span><text:span text:style-name="T3239">break</text:span><text:span text:style-name="T3240">;</text:span></text:p>
      <text:p text:style-name="P3241"><text:span text:style-name="T3242">           <text:s/></text:span><text:span text:style-name="T3243">case</text:span><text:span text:style-name="T3244"><text:s/></text:span><text:span text:style-name="T3245">'/'</text:span><text:span text:style-name="T3246">:</text:span></text:p>
      <text:p text:style-name="P3247"><text:span text:style-name="T3248">               <text:s/></text:span><text:span text:style-name="T3249">if</text:span><text:span text:style-name="T3250"><text:s/>(num2<text:s/></text:span><text:span text:style-name="T3251">!=</text:span><text:span text:style-name="T3252"><text:s/></text:span><text:span text:style-name="T3253">0</text:span><text:span text:style-name="T3254">) {</text:span></text:p>
      <text:p text:style-name="P3255"><text:span text:style-name="T3256">                    result<text:s/></text:span><text:span text:style-name="T3257">=</text:span><text:span text:style-name="T3258"><text:s/>num1<text:s/></text:span><text:span text:style-name="T3259">/</text:span><text:span text:style-name="T3260"><text:s/>num2;</text:span></text:p>
      <text:p text:style-name="P3261"><text:span text:style-name="T3262">                   <text:s/></text:span><text:span text:style-name="T3263">printf</text:span><text:span text:style-name="T3264">(</text:span><text:span text:style-name="T3265">"Result:<text:s/></text:span><text:span text:style-name="T3266">%d</text:span><text:span text:style-name="T3267"><text:s/>/<text:s/></text:span><text:span text:style-name="T3268">%d</text:span><text:span text:style-name="T3269"><text:s/>=<text:s/></text:span><text:span text:style-name="T3270">%d\n</text:span><text:span text:style-name="T3271">"</text:span><text:span text:style-name="T3272">, num1, num2, result);</text:span></text:p>
      <text:p text:style-name="P3273"><text:span text:style-name="T3274">                }<text:s/></text:span><text:span text:style-name="T3275">else</text:span><text:span text:style-name="T3276"><text:s/>{</text:span></text:p>
      <text:p text:style-name="P3277"><text:span text:style-name="T3278">                   <text:s/></text:span><text:span text:style-name="T3279">printf</text:span><text:span text:style-name="T3280">(</text:span><text:span text:style-name="T3281">"Division by zero is not allowed.</text:span><text:span text:style-name="T3282">\n</text:span><text:span text:style-name="T3283">"</text:span><text:span text:style-name="T3284">);</text:span></text:p>
      <text:p text:style-name="P3285">                }</text:p>
      <text:p text:style-name="P3286"><text:span text:style-name="T3287">               <text:s/></text:span><text:span text:style-name="T3288">break</text:span><text:span text:style-name="T3289">;</text:span></text:p>
      <text:p text:style-name="P3290"><text:span text:style-name="T3291">           <text:s/></text:span><text:span text:style-name="T3292">case</text:span><text:span text:style-name="T3293"><text:s/></text:span><text:span text:style-name="T3294">'%'</text:span><text:span text:style-name="T3295">:</text:span></text:p>
      <text:p text:style-name="P3296"><text:span text:style-name="T3297">               <text:s/></text:span><text:span text:style-name="T3298">if</text:span><text:span text:style-name="T3299"><text:s/>(num2<text:s/></text:span><text:span text:style-name="T3300">!=</text:span><text:span text:style-name="T3301"><text:s/></text:span><text:span text:style-name="T3302">0</text:span><text:span text:style-name="T3303">) {</text:span></text:p>
      <text:p text:style-name="P3304"><text:span text:style-name="T3305">                    result<text:s/></text:span><text:span text:style-name="T3306">=</text:span><text:span text:style-name="T3307"><text:s/>num1<text:s/></text:span><text:span text:style-name="T3308">%</text:span><text:span text:style-name="T3309"><text:s/>num2;</text:span></text:p>
      <text:p text:style-name="P3310"><text:span text:style-name="T3311">                   <text:s/></text:span><text:span text:style-name="T3312">printf</text:span><text:span text:style-name="T3313">(</text:span><text:span text:style-name="T3314">"Result:<text:s/></text:span><text:span text:style-name="T3315">%d</text:span><text:span text:style-name="T3316"><text:s/></text:span><text:span text:style-name="T3317">%%</text:span><text:span text:style-name="T3318"><text:s/></text:span><text:span text:style-name="T3319">%d</text:span><text:span text:style-name="T3320"><text:s/>=<text:s/></text:span><text:span text:style-name="T3321">%d\n</text:span><text:span text:style-name="T3322">"</text:span><text:span text:style-name="T3323">, num1, num2, result);</text:span></text:p>
      <text:p text:style-name="P3324"><text:span text:style-name="T3325">                }<text:s/></text:span><text:span text:style-name="T3326">else</text:span><text:span text:style-name="T3327"><text:s/>{</text:span></text:p>
      <text:p text:style-name="P3328"><text:span text:style-name="T3329">                   <text:s/></text:span><text:span text:style-name="T3330">printf</text:span><text:span text:style-name="T3331">(</text:span><text:span text:style-name="T3332">"Division by zero is not allowed.</text:span><text:span text:style-name="T3333">\n</text:span><text:span text:style-name="T3334">"</text:span><text:span text:style-name="T3335">);</text:span></text:p>
      <text:p text:style-name="P3336">                }</text:p>
      <text:p text:style-name="P3337"><text:span text:style-name="T3338">               <text:s/></text:span><text:span text:style-name="T3339">break</text:span><text:span text:style-name="T3340">;</text:span></text:p>
      <text:p text:style-name="P3341"><text:span text:style-name="T3342">           <text:s/></text:span><text:span text:style-name="T3343">default</text:span><text:span text:style-name="T3344">:</text:span></text:p>
      <text:p text:style-name="P3345"><text:span text:style-name="T3346">               <text:s/></text:span><text:span text:style-name="T3347">printf</text:span><text:span text:style-name="T3348">(</text:span><text:span text:style-name="T3349">"Invalid operator. Please try again.</text:span><text:span text:style-name="T3350">\n</text:span><text:span text:style-name="T3351">"</text:span><text:span text:style-name="T3352">);</text:span></text:p>
      <text:p text:style-name="P3353"><text:span text:style-name="T3354">               <text:s/></text:span><text:span text:style-name="T3355">break</text:span><text:span text:style-name="T3356">;</text:span></text:p>
      <text:p text:style-name="P3357">        }</text:p>
      <text:p text:style-name="P3358"/>
      <text:p text:style-name="P3359"><text:span text:style-name="T3360">    }<text:s/></text:span><text:span text:style-name="T3361">while</text:span><text:span text:style-name="T3362"><text:s/>(choice<text:s/></text:span><text:span text:style-name="T3363">==</text:span><text:span text:style-name="T3364"><text:s/></text:span><text:span text:style-name="T3365">1</text:span><text:span text:style-name="T3366">);</text:span></text:p>
      <text:p text:style-name="P3367"/>
      <text:p text:style-name="P3368"><text:span text:style-name="T3369">   <text:s/></text:span><text:span text:style-name="T3370">return</text:span><text:span text:style-name="T3371"><text:s/></text:span><text:span text:style-name="T3372">0</text:span><text:span text:style-name="T3373">;</text:span></text:p>
      <text:p text:style-name="P3374">}</text:p>
      <text:p text:style-name="P3375"/>
      <text:p text:style-name="P3376">Explanation:</text:p>
      <text:list text:style-name="LFO32" text:continue-numbering="true">
        <text:list-item>
          <text:p text:style-name="P3377"><text:span text:style-name="T3378">User Input</text:span>:</text:p>
          <text:list text:continue-numbering="true">
            <text:list-item>
              <text:p text:style-name="P3379">The program starts by asking the user to enter two positive numbers.</text:p>
            </text:list-item>
          </text:list>
        </text:list-item>
        <text:list-item>
          <text:p text:style-name="P3380"><text:span text:style-name="T3381">Validation</text:span>:</text:p>
          <text:list text:continue-numbering="true">
            <text:list-item>
              <text:p text:style-name="P3382">If the numbers entered are not positive, the program will ask the user to enter the numbers again.</text:p>
            </text:list-item>
          </text:list>
        </text:list-item>
        <text:list-item>
          <text:p text:style-name="P3383"><text:span text:style-name="T3384">Choice</text:span>:</text:p>
          <text:list text:continue-numbering="true">
            <text:list-item>
              <text:p text:style-name="P3385">The user is asked to press 1 to continue or any other number to exit. If 1 is pressed, the program proceeds; otherwise, it exits.</text:p>
            </text:list-item>
          </text:list>
        </text:list-item>
        <text:list-item>
          <text:p text:style-name="P3386"><text:span text:style-name="T3387">Operator Selection</text:span>:</text:p>
          <text:list text:continue-numbering="true">
            <text:list-item>
              <text:p text:style-name="P3388">The user is prompted to enter an operator (+, -, *, /, %).</text:p>
            </text:list-item>
          </text:list>
        </text:list-item>
        <text:list-item>
          <text:p text:style-name="P3389"><text:span text:style-name="T3390">Operation Execution</text:span>:</text:p>
          <text:list text:continue-numbering="true">
            <text:list-item>
              <text:p text:style-name="P3391">The program performs the selected operation based on the operator provided and displays the result.</text:p>
            </text:list-item>
          </text:list>
        </text:list-item>
        <text:list-item>
          <text:p text:style-name="P3392"><text:span text:style-name="T3393">Loop</text:span>:</text:p>
          <text:list text:continue-numbering="true">
            <text:list-item>
              <text:p text:style-name="P3394">The program loops back to the beginning if the user chooses to continue by pressing 1.</text:p>
            </text:list-item>
          </text:list>
        </text:list-item>
      </text:list>
      <text:p text:style-name="P3395">Example Output:</text:p>
      <text:p text:style-name="Normal"/>
      <text:p text:style-name="P3396"><text:span text:style-name="T3397">Enter the first positive number:<text:s/></text:span><text:span text:style-name="T3398">10</text:span></text:p>
      <text:p text:style-name="P3399"><text:span text:style-name="T3400">Enter the second positive number:<text:s/></text:span><text:span text:style-name="T3401">5</text:span></text:p>
      <text:p text:style-name="P3402"><text:span text:style-name="T3403">Press<text:s/></text:span><text:span text:style-name="T3404">1</text:span><text:span text:style-name="T3405"><text:s/>to<text:s/></text:span><text:span text:style-name="T3406">continue</text:span><text:span text:style-name="T3407"><text:s/>or press any other number to exit:<text:s/></text:span><text:span text:style-name="T3408">1</text:span></text:p>
      <text:p text:style-name="P3409"><text:span text:style-name="T3410">Enter an<text:s/></text:span><text:span text:style-name="T3411">operator</text:span><text:span text:style-name="T3412"><text:s/>(</text:span><text:span text:style-name="T3413">+</text:span><text:span text:style-name="T3414">,<text:s/></text:span><text:span text:style-name="T3415">-</text:span><text:span text:style-name="T3416">,<text:s/></text:span><text:span text:style-name="T3417">*</text:span><text:span text:style-name="T3418">,<text:s/></text:span><text:span text:style-name="T3419">/</text:span><text:span text:style-name="T3420">,<text:s/></text:span><text:span text:style-name="T3421">%</text:span><text:span text:style-name="T3422">):<text:s/></text:span><text:span text:style-name="T3423">+</text:span></text:p>
      <text:p text:style-name="P3424"><text:span text:style-name="T3425">Result:<text:s/></text:span><text:span text:style-name="T3426">10</text:span><text:span text:style-name="T3427"><text:s/></text:span><text:span text:style-name="T3428">+</text:span><text:span text:style-name="T3429"><text:s/></text:span><text:span text:style-name="T3430">5</text:span><text:span text:style-name="T3431"><text:s/></text:span><text:span text:style-name="T3432">=</text:span><text:span text:style-name="T3433"><text:s/></text:span><text:span text:style-name="T3434">15</text:span></text:p>
      <text:p text:style-name="P3435"><text:span text:style-name="T3436">Press<text:s/></text:span><text:span text:style-name="T3437">1</text:span><text:span text:style-name="T3438"><text:s/>to<text:s/></text:span><text:span text:style-name="T3439">continue</text:span><text:span text:style-name="T3440"><text:s/>or press any other number to exit:<text:s/></text:span><text:span text:style-name="T3441">2</text:span></text:p>
      <text:p text:style-name="P3442">Exiting the program.</text:p>
      <text:p text:style-name="P3443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2" style:family="text">
      <style:text-properties style:font-name="Courier New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style style:name="WW_CharLFO25LVL2" style:family="text">
      <style:text-properties style:font-name="Courier New" fo:font-size="10pt" style:font-size-asian="10pt"/>
    </style:style>
    <style:style style:name="WW_CharLFO26LVL2" style:family="text">
      <style:text-properties style:font-name="Courier New" fo:font-size="10pt" style:font-size-asian="10pt"/>
    </style:style>
    <style:style style:name="WW_CharLFO27LVL1" style:family="text">
      <style:text-properties style:font-name="Symbol" fo:font-size="10pt" style:font-size-asian="10pt"/>
    </style:style>
    <style:style style:name="WW_CharLFO27LVL2" style:family="text">
      <style:text-properties style:font-name="Courier New" fo:font-size="10pt" style:font-size-asian="10pt"/>
    </style:style>
    <style:style style:name="WW_CharLFO27LVL3" style:family="text">
      <style:text-properties style:font-name="Wingdings" fo:font-size="10pt" style:font-size-asian="10pt"/>
    </style:style>
    <style:style style:name="WW_CharLFO27LVL4" style:family="text">
      <style:text-properties style:font-name="Wingdings" fo:font-size="10pt" style:font-size-asian="10pt"/>
    </style:style>
    <style:style style:name="WW_CharLFO27LVL5" style:family="text">
      <style:text-properties style:font-name="Wingdings" fo:font-size="10pt" style:font-size-asian="10pt"/>
    </style:style>
    <style:style style:name="WW_CharLFO27LVL6" style:family="text">
      <style:text-properties style:font-name="Wingdings" fo:font-size="10pt" style:font-size-asian="10pt"/>
    </style:style>
    <style:style style:name="WW_CharLFO27LVL7" style:family="text">
      <style:text-properties style:font-name="Wingdings" fo:font-size="10pt" style:font-size-asian="10pt"/>
    </style:style>
    <style:style style:name="WW_CharLFO27LVL8" style:family="text">
      <style:text-properties style:font-name="Wingdings" fo:font-size="10pt" style:font-size-asian="10pt"/>
    </style:style>
    <style:style style:name="WW_CharLFO27LVL9" style:family="text">
      <style:text-properties style:font-name="Wingdings" fo:font-size="10pt" style:font-size-asian="10pt"/>
    </style:style>
    <style:style style:name="WW_CharLFO28LVL1" style:family="text">
      <style:text-properties style:font-name="Symbol" fo:font-size="10pt" style:font-size-asian="10pt"/>
    </style:style>
    <style:style style:name="WW_CharLFO28LVL2" style:family="text">
      <style:text-properties style:font-name="Courier New" fo:font-size="10pt" style:font-size-asian="10pt"/>
    </style:style>
    <style:style style:name="WW_CharLFO28LVL3" style:family="text">
      <style:text-properties style:font-name="Wingdings" fo:font-size="10pt" style:font-size-asian="10pt"/>
    </style:style>
    <style:style style:name="WW_CharLFO28LVL4" style:family="text">
      <style:text-properties style:font-name="Wingdings" fo:font-size="10pt" style:font-size-asian="10pt"/>
    </style:style>
    <style:style style:name="WW_CharLFO28LVL5" style:family="text">
      <style:text-properties style:font-name="Wingdings" fo:font-size="10pt" style:font-size-asian="10pt"/>
    </style:style>
    <style:style style:name="WW_CharLFO28LVL6" style:family="text">
      <style:text-properties style:font-name="Wingdings" fo:font-size="10pt" style:font-size-asian="10pt"/>
    </style:style>
    <style:style style:name="WW_CharLFO28LVL7" style:family="text">
      <style:text-properties style:font-name="Wingdings" fo:font-size="10pt" style:font-size-asian="10pt"/>
    </style:style>
    <style:style style:name="WW_CharLFO28LVL8" style:family="text">
      <style:text-properties style:font-name="Wingdings" fo:font-size="10pt" style:font-size-asian="10pt"/>
    </style:style>
    <style:style style:name="WW_CharLFO28LVL9" style:family="text">
      <style:text-properties style:font-name="Wingdings" fo:font-size="10pt" style:font-size-asian="10pt"/>
    </style:style>
    <style:style style:name="WW_CharLFO29LVL1" style:family="text">
      <style:text-properties style:font-name="Symbol" fo:font-size="10pt" style:font-size-asian="10pt"/>
    </style:style>
    <style:style style:name="WW_CharLFO29LVL2" style:family="text">
      <style:text-properties style:font-name="Courier New" fo:font-size="10pt" style:font-size-asian="10pt"/>
    </style:style>
    <style:style style:name="WW_CharLFO29LVL3" style:family="text">
      <style:text-properties style:font-name="Wingdings" fo:font-size="10pt" style:font-size-asian="10pt"/>
    </style:style>
    <style:style style:name="WW_CharLFO29LVL4" style:family="text">
      <style:text-properties style:font-name="Wingdings" fo:font-size="10pt" style:font-size-asian="10pt"/>
    </style:style>
    <style:style style:name="WW_CharLFO29LVL5" style:family="text">
      <style:text-properties style:font-name="Wingdings" fo:font-size="10pt" style:font-size-asian="10pt"/>
    </style:style>
    <style:style style:name="WW_CharLFO29LVL6" style:family="text">
      <style:text-properties style:font-name="Wingdings" fo:font-size="10pt" style:font-size-asian="10pt"/>
    </style:style>
    <style:style style:name="WW_CharLFO29LVL7" style:family="text">
      <style:text-properties style:font-name="Wingdings" fo:font-size="10pt" style:font-size-asian="10pt"/>
    </style:style>
    <style:style style:name="WW_CharLFO29LVL8" style:family="text">
      <style:text-properties style:font-name="Wingdings" fo:font-size="10pt" style:font-size-asian="10pt"/>
    </style:style>
    <style:style style:name="WW_CharLFO29LVL9" style:family="text">
      <style:text-properties style:font-name="Wingdings" fo:font-size="10pt" style:font-size-asian="10pt"/>
    </style:style>
    <style:style style:name="WW_CharLFO30LVL1" style:family="text">
      <style:text-properties style:font-name="Symbol" fo:font-size="10pt" style:font-size-asian="10pt"/>
    </style:style>
    <style:style style:name="WW_CharLFO30LVL2" style:family="text">
      <style:text-properties style:font-name="Courier New" fo:font-size="10pt" style:font-size-asian="10pt"/>
    </style:style>
    <style:style style:name="WW_CharLFO30LVL3" style:family="text">
      <style:text-properties style:font-name="Wingdings" fo:font-size="10pt" style:font-size-asian="10pt"/>
    </style:style>
    <style:style style:name="WW_CharLFO30LVL4" style:family="text">
      <style:text-properties style:font-name="Wingdings" fo:font-size="10pt" style:font-size-asian="10pt"/>
    </style:style>
    <style:style style:name="WW_CharLFO30LVL5" style:family="text">
      <style:text-properties style:font-name="Wingdings" fo:font-size="10pt" style:font-size-asian="10pt"/>
    </style:style>
    <style:style style:name="WW_CharLFO30LVL6" style:family="text">
      <style:text-properties style:font-name="Wingdings" fo:font-size="10pt" style:font-size-asian="10pt"/>
    </style:style>
    <style:style style:name="WW_CharLFO30LVL7" style:family="text">
      <style:text-properties style:font-name="Wingdings" fo:font-size="10pt" style:font-size-asian="10pt"/>
    </style:style>
    <style:style style:name="WW_CharLFO30LVL8" style:family="text">
      <style:text-properties style:font-name="Wingdings" fo:font-size="10pt" style:font-size-asian="10pt"/>
    </style:style>
    <style:style style:name="WW_CharLFO30LVL9" style:family="text">
      <style:text-properties style:font-name="Wingdings" fo:font-size="10pt" style:font-size-asian="10pt"/>
    </style:style>
    <style:style style:name="WW_CharLFO31LVL1" style:family="text">
      <style:text-properties style:font-name="Symbol" fo:font-size="10pt" style:font-size-asian="10pt"/>
    </style:style>
    <style:style style:name="WW_CharLFO31LVL2" style:family="text">
      <style:text-properties style:font-name="Courier New" fo:font-size="10pt" style:font-size-asian="10pt"/>
    </style:style>
    <style:style style:name="WW_CharLFO31LVL3" style:family="text">
      <style:text-properties style:font-name="Wingdings" fo:font-size="10pt" style:font-size-asian="10pt"/>
    </style:style>
    <style:style style:name="WW_CharLFO31LVL4" style:family="text">
      <style:text-properties style:font-name="Wingdings" fo:font-size="10pt" style:font-size-asian="10pt"/>
    </style:style>
    <style:style style:name="WW_CharLFO31LVL5" style:family="text">
      <style:text-properties style:font-name="Wingdings" fo:font-size="10pt" style:font-size-asian="10pt"/>
    </style:style>
    <style:style style:name="WW_CharLFO31LVL6" style:family="text">
      <style:text-properties style:font-name="Wingdings" fo:font-size="10pt" style:font-size-asian="10pt"/>
    </style:style>
    <style:style style:name="WW_CharLFO31LVL7" style:family="text">
      <style:text-properties style:font-name="Wingdings" fo:font-size="10pt" style:font-size-asian="10pt"/>
    </style:style>
    <style:style style:name="WW_CharLFO31LVL8" style:family="text">
      <style:text-properties style:font-name="Wingdings" fo:font-size="10pt" style:font-size-asian="10pt"/>
    </style:style>
    <style:style style:name="WW_CharLFO31LVL9" style:family="text">
      <style:text-properties style:font-name="Wingdings" fo:font-size="10pt" style:font-size-asian="10pt"/>
    </style:style>
    <style:style style:name="WW_CharLFO32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wema Rwema Dominique</meta:initial-creator>
    <dc:creator>Rwema Rwema Dominique</dc:creator>
    <meta:creation-date>2024-08-17T18:39:00Z</meta:creation-date>
    <dc:date>2024-08-17T19:46:00Z</dc:date>
    <meta:template xlink:href="Normal" xlink:type="simple"/>
    <meta:editing-cycles>82</meta:editing-cycles>
    <meta:editing-duration>PT4320S</meta:editing-duration>
    <meta:document-statistic meta:page-count="28" meta:paragraph-count="57" meta:word-count="4335" meta:character-count="28989" meta:row-count="205" meta:non-whitespace-character-count="24711"/>
  </office:meta>
</office:document-meta>
</file>